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72in"/>
    </style:style>
    <style:style style:name="ro1" style:family="table-row">
      <style:table-row-properties style:row-height="0.3701in" fo:break-before="auto" style:use-optimal-row-height="false"/>
    </style:style>
    <style:style style:name="ro2" style:family="table-row">
      <style:table-row-properties style:row-height="1.390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5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ce36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fo:border-bottom="none" fo:background-color="#ffffff" style:text-align-source="fix" style:repeat-content="false" fo:border-left="0.74pt solid #000000" fo:border-right="none" fo:border-top="0.74pt solid #000000" style:vertical-align="top"/>
      <style:paragraph-properties fo:text-align="center" fo:margin-left="0in"/>
      <style:text-properties fo:color="#ffffff" fo:font-size="11pt" style:font-size-asian="11pt" style:font-size-complex="11pt"/>
      <style:map style:condition="cell-content()=&quot;&quot;" style:apply-style-name="EmptyDay" style:base-cell-address="Days.B2"/>
      <style:map style:condition="cell-content()=&quot;Sat&quot;" style:apply-style-name="Saturday" style:base-cell-address="Days.B2"/>
      <style:map style:condition="cell-content()=&quot;Sun&quot;" style:apply-style-name="Sunday" style:base-cell-address="Days.B2"/>
    </style:style>
    <style:style style:name="ce39" style:family="table-cell" style:parent-style-name="Default" style:data-style-name="N0">
      <style:table-cell-properties fo:border-bottom="0.74pt solid #000000" fo:background-color="#ffffff" style:text-align-source="fix" style:repeat-content="false" fo:border-left="0.74pt solid #000000" fo:border-right="none" fo:border-top="0.74pt solid #000000" style:vertical-align="top"/>
      <style:paragraph-properties fo:text-align="center" fo:margin-left="0in"/>
      <style:text-properties fo:color="#ffffff" fo:font-size="11pt" style:font-size-asian="11pt" style:font-size-complex="11pt"/>
      <style:map style:condition="cell-content()=&quot;&quot;" style:apply-style-name="EmptyDay" style:base-cell-address="Days.B2"/>
      <style:map style:condition="cell-content()=&quot;Sat&quot;" style:apply-style-name="Saturday" style:base-cell-address="Days.B2"/>
      <style:map style:condition="cell-content()=&quot;Sun&quot;" style:apply-style-name="Sunday" style:base-cell-address="Days.B2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2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0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fo:color="#ffffff" fo:font-size="11pt" style:font-size-asian="11pt" style:font-size-complex="11pt"/>
      <style:map style:condition="cell-content()=&quot;&quot;" style:apply-style-name="EmptyDay" style:base-cell-address="Days.B2"/>
      <style:map style:condition="cell-content()=&quot;Sat&quot;" style:apply-style-name="Saturday" style:base-cell-address="Days.B2"/>
      <style:map style:condition="cell-content()=&quot;Sun&quot;" style:apply-style-name="Sunday" style:base-cell-address="Days.B2"/>
    </style:style>
    <style:style style:name="ce44" style:family="table-cell" style:parent-style-name="Default" style:data-style-name="N0">
      <style:table-cell-properties fo:background-color="#ffffff" style:text-align-source="fix" style:repeat-content="false" fo:border="0.74pt solid #000000" style:vertical-align="top"/>
      <style:paragraph-properties fo:text-align="center" fo:margin-left="0in"/>
      <style:text-properties fo:color="#ffffff" fo:font-size="11pt" style:font-size-asian="11pt" style:font-size-complex="11pt"/>
      <style:map style:condition="cell-content()=&quot;&quot;" style:apply-style-name="EmptyDay" style:base-cell-address="Days.B2"/>
      <style:map style:condition="cell-content()=&quot;Sat&quot;" style:apply-style-name="Saturday" style:base-cell-address="Days.B2"/>
      <style:map style:condition="cell-content()=&quot;Sun&quot;" style:apply-style-name="Sunday" style:base-cell-address="Days.B2"/>
    </style:style>
    <style:style style:name="ce45" style:family="table-cell" style:parent-style-name="Default" style:data-style-name="N0">
      <style:table-cell-properties fo:border-bottom="none" fo:background-color="#ffffff" style:text-align-source="fix" style:repeat-content="false" fo:border-left="0.74pt solid #000000" fo:border-right="none" fo:border-top="0.74pt solid #000000" style:vertical-align="top"/>
      <style:paragraph-properties fo:text-align="center" fo:margin-left="0in"/>
      <style:text-properties fo:font-size="11pt" style:font-size-asian="11pt" style:font-size-complex="11pt"/>
      <style:map style:condition="cell-content()=&quot;&quot;" style:apply-style-name="EmptyDay" style:base-cell-address="Empty.B2"/>
      <style:map style:condition="cell-content()=&quot;Sat&quot;" style:apply-style-name="SaturdayText" style:base-cell-address="Empty.B2"/>
      <style:map style:condition="cell-content()=&quot;Sun&quot;" style:apply-style-name="SundayText" style:base-cell-address="Empty.B2"/>
    </style:style>
    <style:style style:name="ce46" style:family="table-cell" style:parent-style-name="Default" style:data-style-name="N0">
      <style:table-cell-properties fo:border-bottom="0.74pt solid #000000" fo:background-color="#ffffff" style:text-align-source="fix" style:repeat-content="false" fo:border-left="0.74pt solid #000000" fo:border-right="none" fo:border-top="0.74pt solid #000000" style:vertical-align="top"/>
      <style:paragraph-properties fo:text-align="center" fo:margin-left="0in"/>
      <style:text-properties fo:font-size="11pt" style:font-size-asian="11pt" style:font-size-complex="11pt"/>
      <style:map style:condition="cell-content()=&quot;&quot;" style:apply-style-name="EmptyDay" style:base-cell-address="Empty.B2"/>
      <style:map style:condition="cell-content()=&quot;Sat&quot;" style:apply-style-name="SaturdayText" style:base-cell-address="Empty.B2"/>
      <style:map style:condition="cell-content()=&quot;Sun&quot;" style:apply-style-name="SundayText" style:base-cell-address="Empty.B2"/>
    </style:style>
    <style:style style:name="ce47" style:family="table-cell" style:parent-style-name="Default" style:data-style-name="N0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fo:font-size="11pt" style:font-size-asian="11pt" style:font-size-complex="11pt"/>
      <style:map style:condition="cell-content()=&quot;&quot;" style:apply-style-name="EmptyDay" style:base-cell-address="Empty.B2"/>
      <style:map style:condition="cell-content()=&quot;Sat&quot;" style:apply-style-name="SaturdayText" style:base-cell-address="Empty.B2"/>
      <style:map style:condition="cell-content()=&quot;Sun&quot;" style:apply-style-name="SundayText" style:base-cell-address="Empty.B2"/>
    </style:style>
    <style:style style:name="ce48" style:family="table-cell" style:parent-style-name="Default" style:data-style-name="N0">
      <style:table-cell-properties fo:background-color="#ffffff" style:text-align-source="fix" style:repeat-content="false" fo:border="0.74pt solid #000000" style:vertical-align="top"/>
      <style:paragraph-properties fo:text-align="center" fo:margin-left="0in"/>
      <style:text-properties fo:font-size="11pt" style:font-size-asian="11pt" style:font-size-complex="11pt"/>
      <style:map style:condition="cell-content()=&quot;&quot;" style:apply-style-name="EmptyDay" style:base-cell-address="Empty.B2"/>
      <style:map style:condition="cell-content()=&quot;Sat&quot;" style:apply-style-name="SaturdayText" style:base-cell-address="Empty.B2"/>
      <style:map style:condition="cell-content()=&quot;Sun&quot;" style:apply-style-name="SundayText" style:base-cell-address="Empty.B2"/>
    </style:style>
  </office:automatic-styles>
  <office:body>
    <office:spreadsheet>
      <table:calculation-settings table:automatic-find-labels="false" table:use-regular-expressions="false" table:use-wildcards="true"/>
      <table:table table:name="Empty" table:style-name="ta1">
        <table:table-column table:style-name="co1" table:default-cell-style-name="Default"/>
        <table:table-column table:style-name="co2" table:number-columns-repeated="3" table:default-cell-style-name="ce40"/>
        <table:table-column table:style-name="co2" table:number-columns-repeated="28" table:default-cell-style-name="ce41"/>
        <table:table-row table:style-name="ro1">
          <table:table-cell table:style-name="ce33" office:value-type="float" office:value="2024" calcext:value-type="float">
            <text:p>202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</table:table-row>
        <table:table-row table:style-name="ro2">
          <table:table-cell table:style-name="ce34" office:value-type="string" calcext:value-type="string">
            <text:p>Jan</text:p>
          </table:table-cell>
          <table:table-cell table:style-name="ce38" table:formula="of:=TEXT(DATE([.$A$1];1;[.B$1]);&quot;NN&quot;)" office:value-type="string" office:string-value="Mon" calcext:value-type="string">
            <text:p>Mon</text:p>
          </table:table-cell>
          <table:table-cell table:style-name="ce38" table:formula="of:=TEXT(DATE([.$A$1];1;[.C$1]);&quot;NN&quot;)" office:value-type="string" office:string-value="Tue" calcext:value-type="string">
            <text:p>Tue</text:p>
          </table:table-cell>
          <table:table-cell table:style-name="ce38" table:formula="of:=TEXT(DATE([.$A$1];1;[.D$1]);&quot;NN&quot;)" office:value-type="string" office:string-value="Wed" calcext:value-type="string">
            <text:p>Wed</text:p>
          </table:table-cell>
          <table:table-cell table:style-name="ce38" table:formula="of:=TEXT(DATE([.$A$1];1;[.E$1]);&quot;NN&quot;)" office:value-type="string" office:string-value="Thu" calcext:value-type="string">
            <text:p>Thu</text:p>
          </table:table-cell>
          <table:table-cell table:style-name="ce38" table:formula="of:=TEXT(DATE([.$A$1];1;[.F$1]);&quot;NN&quot;)" office:value-type="string" office:string-value="Fri" calcext:value-type="string">
            <text:p>Fri</text:p>
          </table:table-cell>
          <table:table-cell table:style-name="ce38" table:formula="of:=TEXT(DATE([.$A$1];1;[.G$1]);&quot;NN&quot;)" office:value-type="string" office:string-value="Sat" calcext:value-type="string">
            <text:p>Sat</text:p>
          </table:table-cell>
          <table:table-cell table:style-name="ce38" table:formula="of:=TEXT(DATE([.$A$1];1;[.H$1]);&quot;NN&quot;)" office:value-type="string" office:string-value="Sun" calcext:value-type="string">
            <text:p>Sun</text:p>
          </table:table-cell>
          <table:table-cell table:style-name="ce38" table:formula="of:=TEXT(DATE([.$A$1];1;[.I$1]);&quot;NN&quot;)" office:value-type="string" office:string-value="Mon" calcext:value-type="string">
            <text:p>Mon</text:p>
          </table:table-cell>
          <table:table-cell table:style-name="ce38" table:formula="of:=TEXT(DATE([.$A$1];1;[.J$1]);&quot;NN&quot;)" office:value-type="string" office:string-value="Tue" calcext:value-type="string">
            <text:p>Tue</text:p>
          </table:table-cell>
          <table:table-cell table:style-name="ce38" table:formula="of:=TEXT(DATE([.$A$1];1;[.K$1]);&quot;NN&quot;)" office:value-type="string" office:string-value="Wed" calcext:value-type="string">
            <text:p>Wed</text:p>
          </table:table-cell>
          <table:table-cell table:style-name="ce38" table:formula="of:=TEXT(DATE([.$A$1];1;[.L$1]);&quot;NN&quot;)" office:value-type="string" office:string-value="Thu" calcext:value-type="string">
            <text:p>Thu</text:p>
          </table:table-cell>
          <table:table-cell table:style-name="ce38" table:formula="of:=TEXT(DATE([.$A$1];1;[.M$1]);&quot;NN&quot;)" office:value-type="string" office:string-value="Fri" calcext:value-type="string">
            <text:p>Fri</text:p>
          </table:table-cell>
          <table:table-cell table:style-name="ce38" table:formula="of:=TEXT(DATE([.$A$1];1;[.N$1]);&quot;NN&quot;)" office:value-type="string" office:string-value="Sat" calcext:value-type="string">
            <text:p>Sat</text:p>
          </table:table-cell>
          <table:table-cell table:style-name="ce38" table:formula="of:=TEXT(DATE([.$A$1];1;[.O$1]);&quot;NN&quot;)" office:value-type="string" office:string-value="Sun" calcext:value-type="string">
            <text:p>Sun</text:p>
          </table:table-cell>
          <table:table-cell table:style-name="ce38" table:formula="of:=TEXT(DATE([.$A$1];1;[.P$1]);&quot;NN&quot;)" office:value-type="string" office:string-value="Mon" calcext:value-type="string">
            <text:p>Mon</text:p>
          </table:table-cell>
          <table:table-cell table:style-name="ce38" table:formula="of:=TEXT(DATE([.$A$1];1;[.Q$1]);&quot;NN&quot;)" office:value-type="string" office:string-value="Tue" calcext:value-type="string">
            <text:p>Tue</text:p>
          </table:table-cell>
          <table:table-cell table:style-name="ce38" table:formula="of:=TEXT(DATE([.$A$1];1;[.R$1]);&quot;NN&quot;)" office:value-type="string" office:string-value="Wed" calcext:value-type="string">
            <text:p>Wed</text:p>
          </table:table-cell>
          <table:table-cell table:style-name="ce38" table:formula="of:=TEXT(DATE([.$A$1];1;[.S$1]);&quot;NN&quot;)" office:value-type="string" office:string-value="Thu" calcext:value-type="string">
            <text:p>Thu</text:p>
          </table:table-cell>
          <table:table-cell table:style-name="ce38" table:formula="of:=TEXT(DATE([.$A$1];1;[.T$1]);&quot;NN&quot;)" office:value-type="string" office:string-value="Fri" calcext:value-type="string">
            <text:p>Fri</text:p>
          </table:table-cell>
          <table:table-cell table:style-name="ce38" table:formula="of:=TEXT(DATE([.$A$1];1;[.U$1]);&quot;NN&quot;)" office:value-type="string" office:string-value="Sat" calcext:value-type="string">
            <text:p>Sat</text:p>
          </table:table-cell>
          <table:table-cell table:style-name="ce38" table:formula="of:=TEXT(DATE([.$A$1];1;[.V$1]);&quot;NN&quot;)" office:value-type="string" office:string-value="Sun" calcext:value-type="string">
            <text:p>Sun</text:p>
          </table:table-cell>
          <table:table-cell table:style-name="ce38" table:formula="of:=TEXT(DATE([.$A$1];1;[.W$1]);&quot;NN&quot;)" office:value-type="string" office:string-value="Mon" calcext:value-type="string">
            <text:p>Mon</text:p>
          </table:table-cell>
          <table:table-cell table:style-name="ce38" table:formula="of:=TEXT(DATE([.$A$1];1;[.X$1]);&quot;NN&quot;)" office:value-type="string" office:string-value="Tue" calcext:value-type="string">
            <text:p>Tue</text:p>
          </table:table-cell>
          <table:table-cell table:style-name="ce38" table:formula="of:=TEXT(DATE([.$A$1];1;[.Y$1]);&quot;NN&quot;)" office:value-type="string" office:string-value="Wed" calcext:value-type="string">
            <text:p>Wed</text:p>
          </table:table-cell>
          <table:table-cell table:style-name="ce38" table:formula="of:=TEXT(DATE([.$A$1];1;[.Z$1]);&quot;NN&quot;)" office:value-type="string" office:string-value="Thu" calcext:value-type="string">
            <text:p>Thu</text:p>
          </table:table-cell>
          <table:table-cell table:style-name="ce38" table:formula="of:=TEXT(DATE([.$A$1];1;[.AA$1]);&quot;NN&quot;)" office:value-type="string" office:string-value="Fri" calcext:value-type="string">
            <text:p>Fri</text:p>
          </table:table-cell>
          <table:table-cell table:style-name="ce38" table:formula="of:=TEXT(DATE([.$A$1];1;[.AB$1]);&quot;NN&quot;)" office:value-type="string" office:string-value="Sat" calcext:value-type="string">
            <text:p>Sat</text:p>
          </table:table-cell>
          <table:table-cell table:style-name="ce38" table:formula="of:=TEXT(DATE([.$A$1];1;[.AC$1]);&quot;NN&quot;)" office:value-type="string" office:string-value="Sun" calcext:value-type="string">
            <text:p>Sun</text:p>
          </table:table-cell>
          <table:table-cell table:style-name="ce38" table:formula="of:=TEXT(DATE([.$A$1];1;[.AD$1]);&quot;NN&quot;)" office:value-type="string" office:string-value="Mon" calcext:value-type="string">
            <text:p>Mon</text:p>
          </table:table-cell>
          <table:table-cell table:style-name="ce38" table:formula="of:=TEXT(DATE([.$A$1];1;[.AE$1]);&quot;NN&quot;)" office:value-type="string" office:string-value="Tue" calcext:value-type="string">
            <text:p>Tue</text:p>
          </table:table-cell>
          <table:table-cell table:style-name="ce43" table:formula="of:=TEXT(DATE([.$A$1];1;[.AF$1]);&quot;NN&quot;)" office:value-type="string" office:string-value="Wed" calcext:value-type="string">
            <text:p>Wed</text:p>
          </table:table-cell>
        </table:table-row>
        <table:table-row table:style-name="ro2">
          <table:table-cell table:style-name="ce34" office:value-type="string" calcext:value-type="string">
            <text:p>Feb</text:p>
          </table:table-cell>
          <table:table-cell table:style-name="ce38" table:formula="of:=TEXT(DATE([.$A$1];2;[.B$1]);&quot;NN&quot;)" office:value-type="string" office:string-value="Thu" calcext:value-type="string">
            <text:p>Thu</text:p>
          </table:table-cell>
          <table:table-cell table:style-name="ce38" table:formula="of:=TEXT(DATE([.$A$1];2;[.C$1]);&quot;NN&quot;)" office:value-type="string" office:string-value="Fri" calcext:value-type="string">
            <text:p>Fri</text:p>
          </table:table-cell>
          <table:table-cell table:style-name="ce38" table:formula="of:=TEXT(DATE([.$A$1];2;[.D$1]);&quot;NN&quot;)" office:value-type="string" office:string-value="Sat" calcext:value-type="string">
            <text:p>Sat</text:p>
          </table:table-cell>
          <table:table-cell table:style-name="ce38" table:formula="of:=TEXT(DATE([.$A$1];2;[.E$1]);&quot;NN&quot;)" office:value-type="string" office:string-value="Sun" calcext:value-type="string">
            <text:p>Sun</text:p>
          </table:table-cell>
          <table:table-cell table:style-name="ce38" table:formula="of:=TEXT(DATE([.$A$1];2;[.F$1]);&quot;NN&quot;)" office:value-type="string" office:string-value="Mon" calcext:value-type="string">
            <text:p>Mon</text:p>
          </table:table-cell>
          <table:table-cell table:style-name="ce38" table:formula="of:=TEXT(DATE([.$A$1];2;[.G$1]);&quot;NN&quot;)" office:value-type="string" office:string-value="Tue" calcext:value-type="string">
            <text:p>Tue</text:p>
          </table:table-cell>
          <table:table-cell table:style-name="ce38" table:formula="of:=TEXT(DATE([.$A$1];2;[.H$1]);&quot;NN&quot;)" office:value-type="string" office:string-value="Wed" calcext:value-type="string">
            <text:p>Wed</text:p>
          </table:table-cell>
          <table:table-cell table:style-name="ce38" table:formula="of:=TEXT(DATE([.$A$1];2;[.I$1]);&quot;NN&quot;)" office:value-type="string" office:string-value="Thu" calcext:value-type="string">
            <text:p>Thu</text:p>
          </table:table-cell>
          <table:table-cell table:style-name="ce38" table:formula="of:=TEXT(DATE([.$A$1];2;[.J$1]);&quot;NN&quot;)" office:value-type="string" office:string-value="Fri" calcext:value-type="string">
            <text:p>Fri</text:p>
          </table:table-cell>
          <table:table-cell table:style-name="ce38" table:formula="of:=TEXT(DATE([.$A$1];2;[.K$1]);&quot;NN&quot;)" office:value-type="string" office:string-value="Sat" calcext:value-type="string">
            <text:p>Sat</text:p>
          </table:table-cell>
          <table:table-cell table:style-name="ce38" table:formula="of:=TEXT(DATE([.$A$1];2;[.L$1]);&quot;NN&quot;)" office:value-type="string" office:string-value="Sun" calcext:value-type="string">
            <text:p>Sun</text:p>
          </table:table-cell>
          <table:table-cell table:style-name="ce38" table:formula="of:=TEXT(DATE([.$A$1];2;[.M$1]);&quot;NN&quot;)" office:value-type="string" office:string-value="Mon" calcext:value-type="string">
            <text:p>Mon</text:p>
          </table:table-cell>
          <table:table-cell table:style-name="ce38" table:formula="of:=TEXT(DATE([.$A$1];2;[.N$1]);&quot;NN&quot;)" office:value-type="string" office:string-value="Tue" calcext:value-type="string">
            <text:p>Tue</text:p>
          </table:table-cell>
          <table:table-cell table:style-name="ce38" table:formula="of:=TEXT(DATE([.$A$1];2;[.O$1]);&quot;NN&quot;)" office:value-type="string" office:string-value="Wed" calcext:value-type="string">
            <text:p>Wed</text:p>
          </table:table-cell>
          <table:table-cell table:style-name="ce38" table:formula="of:=TEXT(DATE([.$A$1];2;[.P$1]);&quot;NN&quot;)" office:value-type="string" office:string-value="Thu" calcext:value-type="string">
            <text:p>Thu</text:p>
          </table:table-cell>
          <table:table-cell table:style-name="ce38" table:formula="of:=TEXT(DATE([.$A$1];2;[.Q$1]);&quot;NN&quot;)" office:value-type="string" office:string-value="Fri" calcext:value-type="string">
            <text:p>Fri</text:p>
          </table:table-cell>
          <table:table-cell table:style-name="ce38" table:formula="of:=TEXT(DATE([.$A$1];2;[.R$1]);&quot;NN&quot;)" office:value-type="string" office:string-value="Sat" calcext:value-type="string">
            <text:p>Sat</text:p>
          </table:table-cell>
          <table:table-cell table:style-name="ce38" table:formula="of:=TEXT(DATE([.$A$1];2;[.S$1]);&quot;NN&quot;)" office:value-type="string" office:string-value="Sun" calcext:value-type="string">
            <text:p>Sun</text:p>
          </table:table-cell>
          <table:table-cell table:style-name="ce38" table:formula="of:=TEXT(DATE([.$A$1];2;[.T$1]);&quot;NN&quot;)" office:value-type="string" office:string-value="Mon" calcext:value-type="string">
            <text:p>Mon</text:p>
          </table:table-cell>
          <table:table-cell table:style-name="ce38" table:formula="of:=TEXT(DATE([.$A$1];2;[.U$1]);&quot;NN&quot;)" office:value-type="string" office:string-value="Tue" calcext:value-type="string">
            <text:p>Tue</text:p>
          </table:table-cell>
          <table:table-cell table:style-name="ce38" table:formula="of:=TEXT(DATE([.$A$1];2;[.V$1]);&quot;NN&quot;)" office:value-type="string" office:string-value="Wed" calcext:value-type="string">
            <text:p>Wed</text:p>
          </table:table-cell>
          <table:table-cell table:style-name="ce38" table:formula="of:=TEXT(DATE([.$A$1];2;[.W$1]);&quot;NN&quot;)" office:value-type="string" office:string-value="Thu" calcext:value-type="string">
            <text:p>Thu</text:p>
          </table:table-cell>
          <table:table-cell table:style-name="ce38" table:formula="of:=TEXT(DATE([.$A$1];2;[.X$1]);&quot;NN&quot;)" office:value-type="string" office:string-value="Fri" calcext:value-type="string">
            <text:p>Fri</text:p>
          </table:table-cell>
          <table:table-cell table:style-name="ce38" table:formula="of:=TEXT(DATE([.$A$1];2;[.Y$1]);&quot;NN&quot;)" office:value-type="string" office:string-value="Sat" calcext:value-type="string">
            <text:p>Sat</text:p>
          </table:table-cell>
          <table:table-cell table:style-name="ce38" table:formula="of:=TEXT(DATE([.$A$1];2;[.Z$1]);&quot;NN&quot;)" office:value-type="string" office:string-value="Sun" calcext:value-type="string">
            <text:p>Sun</text:p>
          </table:table-cell>
          <table:table-cell table:style-name="ce38" table:formula="of:=TEXT(DATE([.$A$1];2;[.AA$1]);&quot;NN&quot;)" office:value-type="string" office:string-value="Mon" calcext:value-type="string">
            <text:p>Mon</text:p>
          </table:table-cell>
          <table:table-cell table:style-name="ce38" table:formula="of:=TEXT(DATE([.$A$1];2;[.AB$1]);&quot;NN&quot;)" office:value-type="string" office:string-value="Tue" calcext:value-type="string">
            <text:p>Tue</text:p>
          </table:table-cell>
          <table:table-cell table:style-name="ce38" table:formula="of:=TEXT(DATE([.$A$1];2;[.AC$1]);&quot;NN&quot;)" office:value-type="string" office:string-value="Wed" calcext:value-type="string">
            <text:p>Wed</text:p>
          </table:table-cell>
          <table:table-cell table:style-name="ce38" table:formula="of:=IF(ORG.OPENOFFICE.ISLEAPYEAR(DATE([.A1];1;1));TEXT(DATE([.$A$1];2;[.AD$1]);&quot;NN&quot;);&quot;&quot;)" office:value-type="string" office:string-value="Thu" calcext:value-type="string">
            <text:p>Thu</text:p>
          </table:table-cell>
          <table:table-cell table:style-name="ce38"/>
          <table:table-cell table:style-name="ce43"/>
        </table:table-row>
        <table:table-row table:style-name="ro2">
          <table:table-cell table:style-name="ce34" office:value-type="string" calcext:value-type="string">
            <text:p>Mar</text:p>
          </table:table-cell>
          <table:table-cell table:style-name="ce38" table:formula="of:=TEXT(DATE([.$A$1];3;[.B$1]);&quot;NN&quot;)" office:value-type="string" office:string-value="Fri" calcext:value-type="string">
            <text:p>Fri</text:p>
          </table:table-cell>
          <table:table-cell table:style-name="ce38" table:formula="of:=TEXT(DATE([.$A$1];3;[.C$1]);&quot;NN&quot;)" office:value-type="string" office:string-value="Sat" calcext:value-type="string">
            <text:p>Sat</text:p>
          </table:table-cell>
          <table:table-cell table:style-name="ce38" table:formula="of:=TEXT(DATE([.$A$1];3;[.D$1]);&quot;NN&quot;)" office:value-type="string" office:string-value="Sun" calcext:value-type="string">
            <text:p>Sun</text:p>
          </table:table-cell>
          <table:table-cell table:style-name="ce38" table:formula="of:=TEXT(DATE([.$A$1];3;[.E$1]);&quot;NN&quot;)" office:value-type="string" office:string-value="Mon" calcext:value-type="string">
            <text:p>Mon</text:p>
          </table:table-cell>
          <table:table-cell table:style-name="ce38" table:formula="of:=TEXT(DATE([.$A$1];3;[.F$1]);&quot;NN&quot;)" office:value-type="string" office:string-value="Tue" calcext:value-type="string">
            <text:p>Tue</text:p>
          </table:table-cell>
          <table:table-cell table:style-name="ce38" table:formula="of:=TEXT(DATE([.$A$1];3;[.G$1]);&quot;NN&quot;)" office:value-type="string" office:string-value="Wed" calcext:value-type="string">
            <text:p>Wed</text:p>
          </table:table-cell>
          <table:table-cell table:style-name="ce38" table:formula="of:=TEXT(DATE([.$A$1];3;[.H$1]);&quot;NN&quot;)" office:value-type="string" office:string-value="Thu" calcext:value-type="string">
            <text:p>Thu</text:p>
          </table:table-cell>
          <table:table-cell table:style-name="ce38" table:formula="of:=TEXT(DATE([.$A$1];3;[.I$1]);&quot;NN&quot;)" office:value-type="string" office:string-value="Fri" calcext:value-type="string">
            <text:p>Fri</text:p>
          </table:table-cell>
          <table:table-cell table:style-name="ce38" table:formula="of:=TEXT(DATE([.$A$1];3;[.J$1]);&quot;NN&quot;)" office:value-type="string" office:string-value="Sat" calcext:value-type="string">
            <text:p>Sat</text:p>
          </table:table-cell>
          <table:table-cell table:style-name="ce38" table:formula="of:=TEXT(DATE([.$A$1];3;[.K$1]);&quot;NN&quot;)" office:value-type="string" office:string-value="Sun" calcext:value-type="string">
            <text:p>Sun</text:p>
          </table:table-cell>
          <table:table-cell table:style-name="ce38" table:formula="of:=TEXT(DATE([.$A$1];3;[.L$1]);&quot;NN&quot;)" office:value-type="string" office:string-value="Mon" calcext:value-type="string">
            <text:p>Mon</text:p>
          </table:table-cell>
          <table:table-cell table:style-name="ce38" table:formula="of:=TEXT(DATE([.$A$1];3;[.M$1]);&quot;NN&quot;)" office:value-type="string" office:string-value="Tue" calcext:value-type="string">
            <text:p>Tue</text:p>
          </table:table-cell>
          <table:table-cell table:style-name="ce38" table:formula="of:=TEXT(DATE([.$A$1];3;[.N$1]);&quot;NN&quot;)" office:value-type="string" office:string-value="Wed" calcext:value-type="string">
            <text:p>Wed</text:p>
          </table:table-cell>
          <table:table-cell table:style-name="ce38" table:formula="of:=TEXT(DATE([.$A$1];3;[.O$1]);&quot;NN&quot;)" office:value-type="string" office:string-value="Thu" calcext:value-type="string">
            <text:p>Thu</text:p>
          </table:table-cell>
          <table:table-cell table:style-name="ce38" table:formula="of:=TEXT(DATE([.$A$1];3;[.P$1]);&quot;NN&quot;)" office:value-type="string" office:string-value="Fri" calcext:value-type="string">
            <text:p>Fri</text:p>
          </table:table-cell>
          <table:table-cell table:style-name="ce38" table:formula="of:=TEXT(DATE([.$A$1];3;[.Q$1]);&quot;NN&quot;)" office:value-type="string" office:string-value="Sat" calcext:value-type="string">
            <text:p>Sat</text:p>
          </table:table-cell>
          <table:table-cell table:style-name="ce38" table:formula="of:=TEXT(DATE([.$A$1];3;[.R$1]);&quot;NN&quot;)" office:value-type="string" office:string-value="Sun" calcext:value-type="string">
            <text:p>Sun</text:p>
          </table:table-cell>
          <table:table-cell table:style-name="ce38" table:formula="of:=TEXT(DATE([.$A$1];3;[.S$1]);&quot;NN&quot;)" office:value-type="string" office:string-value="Mon" calcext:value-type="string">
            <text:p>Mon</text:p>
          </table:table-cell>
          <table:table-cell table:style-name="ce38" table:formula="of:=TEXT(DATE([.$A$1];3;[.T$1]);&quot;NN&quot;)" office:value-type="string" office:string-value="Tue" calcext:value-type="string">
            <text:p>Tue</text:p>
          </table:table-cell>
          <table:table-cell table:style-name="ce38" table:formula="of:=TEXT(DATE([.$A$1];3;[.U$1]);&quot;NN&quot;)" office:value-type="string" office:string-value="Wed" calcext:value-type="string">
            <text:p>Wed</text:p>
          </table:table-cell>
          <table:table-cell table:style-name="ce38" table:formula="of:=TEXT(DATE([.$A$1];3;[.V$1]);&quot;NN&quot;)" office:value-type="string" office:string-value="Thu" calcext:value-type="string">
            <text:p>Thu</text:p>
          </table:table-cell>
          <table:table-cell table:style-name="ce38" table:formula="of:=TEXT(DATE([.$A$1];3;[.W$1]);&quot;NN&quot;)" office:value-type="string" office:string-value="Fri" calcext:value-type="string">
            <text:p>Fri</text:p>
          </table:table-cell>
          <table:table-cell table:style-name="ce38" table:formula="of:=TEXT(DATE([.$A$1];3;[.X$1]);&quot;NN&quot;)" office:value-type="string" office:string-value="Sat" calcext:value-type="string">
            <text:p>Sat</text:p>
          </table:table-cell>
          <table:table-cell table:style-name="ce38" table:formula="of:=TEXT(DATE([.$A$1];3;[.Y$1]);&quot;NN&quot;)" office:value-type="string" office:string-value="Sun" calcext:value-type="string">
            <text:p>Sun</text:p>
          </table:table-cell>
          <table:table-cell table:style-name="ce38" table:formula="of:=TEXT(DATE([.$A$1];3;[.Z$1]);&quot;NN&quot;)" office:value-type="string" office:string-value="Mon" calcext:value-type="string">
            <text:p>Mon</text:p>
          </table:table-cell>
          <table:table-cell table:style-name="ce38" table:formula="of:=TEXT(DATE([.$A$1];3;[.AA$1]);&quot;NN&quot;)" office:value-type="string" office:string-value="Tue" calcext:value-type="string">
            <text:p>Tue</text:p>
          </table:table-cell>
          <table:table-cell table:style-name="ce38" table:formula="of:=TEXT(DATE([.$A$1];3;[.AB$1]);&quot;NN&quot;)" office:value-type="string" office:string-value="Wed" calcext:value-type="string">
            <text:p>Wed</text:p>
          </table:table-cell>
          <table:table-cell table:style-name="ce38" table:formula="of:=TEXT(DATE([.$A$1];3;[.AC$1]);&quot;NN&quot;)" office:value-type="string" office:string-value="Thu" calcext:value-type="string">
            <text:p>Thu</text:p>
          </table:table-cell>
          <table:table-cell table:style-name="ce38" table:formula="of:=TEXT(DATE([.$A$1];3;[.AD$1]);&quot;NN&quot;)" office:value-type="string" office:string-value="Fri" calcext:value-type="string">
            <text:p>Fri</text:p>
          </table:table-cell>
          <table:table-cell table:style-name="ce38" table:formula="of:=TEXT(DATE([.$A$1];3;[.AE$1]);&quot;NN&quot;)" office:value-type="string" office:string-value="Sat" calcext:value-type="string">
            <text:p>Sat</text:p>
          </table:table-cell>
          <table:table-cell table:style-name="ce43" table:formula="of:=TEXT(DATE([.$A$1];3;[.AF$1]);&quot;NN&quot;)" office:value-type="string" office:string-value="Sun" calcext:value-type="string">
            <text:p>Sun</text:p>
          </table:table-cell>
        </table:table-row>
        <table:table-row table:style-name="ro2">
          <table:table-cell table:style-name="ce35" office:value-type="string" calcext:value-type="string">
            <text:p>Apr</text:p>
          </table:table-cell>
          <table:table-cell table:style-name="ce38" table:formula="of:=TEXT(DATE([.$A$1];4;[.B$1]);&quot;NN&quot;)" office:value-type="string" office:string-value="Mon" calcext:value-type="string">
            <text:p>Mon</text:p>
          </table:table-cell>
          <table:table-cell table:style-name="ce38" table:formula="of:=TEXT(DATE([.$A$1];4;[.C$1]);&quot;NN&quot;)" office:value-type="string" office:string-value="Tue" calcext:value-type="string">
            <text:p>Tue</text:p>
          </table:table-cell>
          <table:table-cell table:style-name="ce38" table:formula="of:=TEXT(DATE([.$A$1];4;[.D$1]);&quot;NN&quot;)" office:value-type="string" office:string-value="Wed" calcext:value-type="string">
            <text:p>Wed</text:p>
          </table:table-cell>
          <table:table-cell table:style-name="ce38" table:formula="of:=TEXT(DATE([.$A$1];4;[.E$1]);&quot;NN&quot;)" office:value-type="string" office:string-value="Thu" calcext:value-type="string">
            <text:p>Thu</text:p>
          </table:table-cell>
          <table:table-cell table:style-name="ce38" table:formula="of:=TEXT(DATE([.$A$1];4;[.F$1]);&quot;NN&quot;)" office:value-type="string" office:string-value="Fri" calcext:value-type="string">
            <text:p>Fri</text:p>
          </table:table-cell>
          <table:table-cell table:style-name="ce38" table:formula="of:=TEXT(DATE([.$A$1];4;[.G$1]);&quot;NN&quot;)" office:value-type="string" office:string-value="Sat" calcext:value-type="string">
            <text:p>Sat</text:p>
          </table:table-cell>
          <table:table-cell table:style-name="ce38" table:formula="of:=TEXT(DATE([.$A$1];4;[.H$1]);&quot;NN&quot;)" office:value-type="string" office:string-value="Sun" calcext:value-type="string">
            <text:p>Sun</text:p>
          </table:table-cell>
          <table:table-cell table:style-name="ce38" table:formula="of:=TEXT(DATE([.$A$1];4;[.I$1]);&quot;NN&quot;)" office:value-type="string" office:string-value="Mon" calcext:value-type="string">
            <text:p>Mon</text:p>
          </table:table-cell>
          <table:table-cell table:style-name="ce38" table:formula="of:=TEXT(DATE([.$A$1];4;[.J$1]);&quot;NN&quot;)" office:value-type="string" office:string-value="Tue" calcext:value-type="string">
            <text:p>Tue</text:p>
          </table:table-cell>
          <table:table-cell table:style-name="ce38" table:formula="of:=TEXT(DATE([.$A$1];4;[.K$1]);&quot;NN&quot;)" office:value-type="string" office:string-value="Wed" calcext:value-type="string">
            <text:p>Wed</text:p>
          </table:table-cell>
          <table:table-cell table:style-name="ce38" table:formula="of:=TEXT(DATE([.$A$1];4;[.L$1]);&quot;NN&quot;)" office:value-type="string" office:string-value="Thu" calcext:value-type="string">
            <text:p>Thu</text:p>
          </table:table-cell>
          <table:table-cell table:style-name="ce38" table:formula="of:=TEXT(DATE([.$A$1];4;[.M$1]);&quot;NN&quot;)" office:value-type="string" office:string-value="Fri" calcext:value-type="string">
            <text:p>Fri</text:p>
          </table:table-cell>
          <table:table-cell table:style-name="ce38" table:formula="of:=TEXT(DATE([.$A$1];4;[.N$1]);&quot;NN&quot;)" office:value-type="string" office:string-value="Sat" calcext:value-type="string">
            <text:p>Sat</text:p>
          </table:table-cell>
          <table:table-cell table:style-name="ce38" table:formula="of:=TEXT(DATE([.$A$1];4;[.O$1]);&quot;NN&quot;)" office:value-type="string" office:string-value="Sun" calcext:value-type="string">
            <text:p>Sun</text:p>
          </table:table-cell>
          <table:table-cell table:style-name="ce38" table:formula="of:=TEXT(DATE([.$A$1];4;[.P$1]);&quot;NN&quot;)" office:value-type="string" office:string-value="Mon" calcext:value-type="string">
            <text:p>Mon</text:p>
          </table:table-cell>
          <table:table-cell table:style-name="ce38" table:formula="of:=TEXT(DATE([.$A$1];4;[.Q$1]);&quot;NN&quot;)" office:value-type="string" office:string-value="Tue" calcext:value-type="string">
            <text:p>Tue</text:p>
          </table:table-cell>
          <table:table-cell table:style-name="ce38" table:formula="of:=TEXT(DATE([.$A$1];4;[.R$1]);&quot;NN&quot;)" office:value-type="string" office:string-value="Wed" calcext:value-type="string">
            <text:p>Wed</text:p>
          </table:table-cell>
          <table:table-cell table:style-name="ce38" table:formula="of:=TEXT(DATE([.$A$1];4;[.S$1]);&quot;NN&quot;)" office:value-type="string" office:string-value="Thu" calcext:value-type="string">
            <text:p>Thu</text:p>
          </table:table-cell>
          <table:table-cell table:style-name="ce38" table:formula="of:=TEXT(DATE([.$A$1];4;[.T$1]);&quot;NN&quot;)" office:value-type="string" office:string-value="Fri" calcext:value-type="string">
            <text:p>Fri</text:p>
          </table:table-cell>
          <table:table-cell table:style-name="ce38" table:formula="of:=TEXT(DATE([.$A$1];4;[.U$1]);&quot;NN&quot;)" office:value-type="string" office:string-value="Sat" calcext:value-type="string">
            <text:p>Sat</text:p>
          </table:table-cell>
          <table:table-cell table:style-name="ce38" table:formula="of:=TEXT(DATE([.$A$1];4;[.V$1]);&quot;NN&quot;)" office:value-type="string" office:string-value="Sun" calcext:value-type="string">
            <text:p>Sun</text:p>
          </table:table-cell>
          <table:table-cell table:style-name="ce38" table:formula="of:=TEXT(DATE([.$A$1];4;[.W$1]);&quot;NN&quot;)" office:value-type="string" office:string-value="Mon" calcext:value-type="string">
            <text:p>Mon</text:p>
          </table:table-cell>
          <table:table-cell table:style-name="ce38" table:formula="of:=TEXT(DATE([.$A$1];4;[.X$1]);&quot;NN&quot;)" office:value-type="string" office:string-value="Tue" calcext:value-type="string">
            <text:p>Tue</text:p>
          </table:table-cell>
          <table:table-cell table:style-name="ce38" table:formula="of:=TEXT(DATE([.$A$1];4;[.Y$1]);&quot;NN&quot;)" office:value-type="string" office:string-value="Wed" calcext:value-type="string">
            <text:p>Wed</text:p>
          </table:table-cell>
          <table:table-cell table:style-name="ce38" table:formula="of:=TEXT(DATE([.$A$1];4;[.Z$1]);&quot;NN&quot;)" office:value-type="string" office:string-value="Thu" calcext:value-type="string">
            <text:p>Thu</text:p>
          </table:table-cell>
          <table:table-cell table:style-name="ce38" table:formula="of:=TEXT(DATE([.$A$1];4;[.AA$1]);&quot;NN&quot;)" office:value-type="string" office:string-value="Fri" calcext:value-type="string">
            <text:p>Fri</text:p>
          </table:table-cell>
          <table:table-cell table:style-name="ce38" table:formula="of:=TEXT(DATE([.$A$1];4;[.AB$1]);&quot;NN&quot;)" office:value-type="string" office:string-value="Sat" calcext:value-type="string">
            <text:p>Sat</text:p>
          </table:table-cell>
          <table:table-cell table:style-name="ce38" table:formula="of:=TEXT(DATE([.$A$1];4;[.AC$1]);&quot;NN&quot;)" office:value-type="string" office:string-value="Sun" calcext:value-type="string">
            <text:p>Sun</text:p>
          </table:table-cell>
          <table:table-cell table:style-name="ce38" table:formula="of:=TEXT(DATE([.$A$1];4;[.AD$1]);&quot;NN&quot;)" office:value-type="string" office:string-value="Mon" calcext:value-type="string">
            <text:p>Mon</text:p>
          </table:table-cell>
          <table:table-cell table:style-name="ce38" table:formula="of:=TEXT(DATE([.$A$1];4;[.AE$1]);&quot;NN&quot;)" office:value-type="string" office:string-value="Tue" calcext:value-type="string">
            <text:p>Tue</text:p>
          </table:table-cell>
          <table:table-cell table:style-name="ce43"/>
        </table:table-row>
        <table:table-row table:style-name="ro2">
          <table:table-cell table:style-name="ce34" office:value-type="string" calcext:value-type="string">
            <text:p>May</text:p>
          </table:table-cell>
          <table:table-cell table:style-name="ce38" table:formula="of:=TEXT(DATE([.$A$1];5;[.B$1]);&quot;NN&quot;)" office:value-type="string" office:string-value="Wed" calcext:value-type="string">
            <text:p>Wed</text:p>
          </table:table-cell>
          <table:table-cell table:style-name="ce38" table:formula="of:=TEXT(DATE([.$A$1];5;[.C$1]);&quot;NN&quot;)" office:value-type="string" office:string-value="Thu" calcext:value-type="string">
            <text:p>Thu</text:p>
          </table:table-cell>
          <table:table-cell table:style-name="ce38" table:formula="of:=TEXT(DATE([.$A$1];5;[.D$1]);&quot;NN&quot;)" office:value-type="string" office:string-value="Fri" calcext:value-type="string">
            <text:p>Fri</text:p>
          </table:table-cell>
          <table:table-cell table:style-name="ce38" table:formula="of:=TEXT(DATE([.$A$1];5;[.E$1]);&quot;NN&quot;)" office:value-type="string" office:string-value="Sat" calcext:value-type="string">
            <text:p>Sat</text:p>
          </table:table-cell>
          <table:table-cell table:style-name="ce38" table:formula="of:=TEXT(DATE([.$A$1];5;[.F$1]);&quot;NN&quot;)" office:value-type="string" office:string-value="Sun" calcext:value-type="string">
            <text:p>Sun</text:p>
          </table:table-cell>
          <table:table-cell table:style-name="ce38" table:formula="of:=TEXT(DATE([.$A$1];5;[.G$1]);&quot;NN&quot;)" office:value-type="string" office:string-value="Mon" calcext:value-type="string">
            <text:p>Mon</text:p>
          </table:table-cell>
          <table:table-cell table:style-name="ce38" table:formula="of:=TEXT(DATE([.$A$1];5;[.H$1]);&quot;NN&quot;)" office:value-type="string" office:string-value="Tue" calcext:value-type="string">
            <text:p>Tue</text:p>
          </table:table-cell>
          <table:table-cell table:style-name="ce38" table:formula="of:=TEXT(DATE([.$A$1];5;[.I$1]);&quot;NN&quot;)" office:value-type="string" office:string-value="Wed" calcext:value-type="string">
            <text:p>Wed</text:p>
          </table:table-cell>
          <table:table-cell table:style-name="ce38" table:formula="of:=TEXT(DATE([.$A$1];5;[.J$1]);&quot;NN&quot;)" office:value-type="string" office:string-value="Thu" calcext:value-type="string">
            <text:p>Thu</text:p>
          </table:table-cell>
          <table:table-cell table:style-name="ce38" table:formula="of:=TEXT(DATE([.$A$1];5;[.K$1]);&quot;NN&quot;)" office:value-type="string" office:string-value="Fri" calcext:value-type="string">
            <text:p>Fri</text:p>
          </table:table-cell>
          <table:table-cell table:style-name="ce38" table:formula="of:=TEXT(DATE([.$A$1];5;[.L$1]);&quot;NN&quot;)" office:value-type="string" office:string-value="Sat" calcext:value-type="string">
            <text:p>Sat</text:p>
          </table:table-cell>
          <table:table-cell table:style-name="ce38" table:formula="of:=TEXT(DATE([.$A$1];5;[.M$1]);&quot;NN&quot;)" office:value-type="string" office:string-value="Sun" calcext:value-type="string">
            <text:p>Sun</text:p>
          </table:table-cell>
          <table:table-cell table:style-name="ce38" table:formula="of:=TEXT(DATE([.$A$1];5;[.N$1]);&quot;NN&quot;)" office:value-type="string" office:string-value="Mon" calcext:value-type="string">
            <text:p>Mon</text:p>
          </table:table-cell>
          <table:table-cell table:style-name="ce38" table:formula="of:=TEXT(DATE([.$A$1];5;[.O$1]);&quot;NN&quot;)" office:value-type="string" office:string-value="Tue" calcext:value-type="string">
            <text:p>Tue</text:p>
          </table:table-cell>
          <table:table-cell table:style-name="ce38" table:formula="of:=TEXT(DATE([.$A$1];5;[.P$1]);&quot;NN&quot;)" office:value-type="string" office:string-value="Wed" calcext:value-type="string">
            <text:p>Wed</text:p>
          </table:table-cell>
          <table:table-cell table:style-name="ce38" table:formula="of:=TEXT(DATE([.$A$1];5;[.Q$1]);&quot;NN&quot;)" office:value-type="string" office:string-value="Thu" calcext:value-type="string">
            <text:p>Thu</text:p>
          </table:table-cell>
          <table:table-cell table:style-name="ce38" table:formula="of:=TEXT(DATE([.$A$1];5;[.R$1]);&quot;NN&quot;)" office:value-type="string" office:string-value="Fri" calcext:value-type="string">
            <text:p>Fri</text:p>
          </table:table-cell>
          <table:table-cell table:style-name="ce38" table:formula="of:=TEXT(DATE([.$A$1];5;[.S$1]);&quot;NN&quot;)" office:value-type="string" office:string-value="Sat" calcext:value-type="string">
            <text:p>Sat</text:p>
          </table:table-cell>
          <table:table-cell table:style-name="ce38" table:formula="of:=TEXT(DATE([.$A$1];5;[.T$1]);&quot;NN&quot;)" office:value-type="string" office:string-value="Sun" calcext:value-type="string">
            <text:p>Sun</text:p>
          </table:table-cell>
          <table:table-cell table:style-name="ce38" table:formula="of:=TEXT(DATE([.$A$1];5;[.U$1]);&quot;NN&quot;)" office:value-type="string" office:string-value="Mon" calcext:value-type="string">
            <text:p>Mon</text:p>
          </table:table-cell>
          <table:table-cell table:style-name="ce38" table:formula="of:=TEXT(DATE([.$A$1];5;[.V$1]);&quot;NN&quot;)" office:value-type="string" office:string-value="Tue" calcext:value-type="string">
            <text:p>Tue</text:p>
          </table:table-cell>
          <table:table-cell table:style-name="ce38" table:formula="of:=TEXT(DATE([.$A$1];5;[.W$1]);&quot;NN&quot;)" office:value-type="string" office:string-value="Wed" calcext:value-type="string">
            <text:p>Wed</text:p>
          </table:table-cell>
          <table:table-cell table:style-name="ce38" table:formula="of:=TEXT(DATE([.$A$1];5;[.X$1]);&quot;NN&quot;)" office:value-type="string" office:string-value="Thu" calcext:value-type="string">
            <text:p>Thu</text:p>
          </table:table-cell>
          <table:table-cell table:style-name="ce38" table:formula="of:=TEXT(DATE([.$A$1];5;[.Y$1]);&quot;NN&quot;)" office:value-type="string" office:string-value="Fri" calcext:value-type="string">
            <text:p>Fri</text:p>
          </table:table-cell>
          <table:table-cell table:style-name="ce38" table:formula="of:=TEXT(DATE([.$A$1];5;[.Z$1]);&quot;NN&quot;)" office:value-type="string" office:string-value="Sat" calcext:value-type="string">
            <text:p>Sat</text:p>
          </table:table-cell>
          <table:table-cell table:style-name="ce38" table:formula="of:=TEXT(DATE([.$A$1];5;[.AA$1]);&quot;NN&quot;)" office:value-type="string" office:string-value="Sun" calcext:value-type="string">
            <text:p>Sun</text:p>
          </table:table-cell>
          <table:table-cell table:style-name="ce38" table:formula="of:=TEXT(DATE([.$A$1];5;[.AB$1]);&quot;NN&quot;)" office:value-type="string" office:string-value="Mon" calcext:value-type="string">
            <text:p>Mon</text:p>
          </table:table-cell>
          <table:table-cell table:style-name="ce38" table:formula="of:=TEXT(DATE([.$A$1];5;[.AC$1]);&quot;NN&quot;)" office:value-type="string" office:string-value="Tue" calcext:value-type="string">
            <text:p>Tue</text:p>
          </table:table-cell>
          <table:table-cell table:style-name="ce38" table:formula="of:=TEXT(DATE([.$A$1];5;[.AD$1]);&quot;NN&quot;)" office:value-type="string" office:string-value="Wed" calcext:value-type="string">
            <text:p>Wed</text:p>
          </table:table-cell>
          <table:table-cell table:style-name="ce38" table:formula="of:=TEXT(DATE([.$A$1];5;[.AE$1]);&quot;NN&quot;)" office:value-type="string" office:string-value="Thu" calcext:value-type="string">
            <text:p>Thu</text:p>
          </table:table-cell>
          <table:table-cell table:style-name="ce43" table:formula="of:=TEXT(DATE([.$A$1];5;[.AF$1]);&quot;NN&quot;)" office:value-type="string" office:string-value="Fri" calcext:value-type="string">
            <text:p>Fri</text:p>
          </table:table-cell>
        </table:table-row>
        <table:table-row table:style-name="ro2">
          <table:table-cell table:style-name="ce34" office:value-type="string" calcext:value-type="string">
            <text:p>Jun</text:p>
          </table:table-cell>
          <table:table-cell table:style-name="ce38" table:formula="of:=TEXT(DATE([.$A$1];6;[.B$1]);&quot;NN&quot;)" office:value-type="string" office:string-value="Sat" calcext:value-type="string">
            <text:p>Sat</text:p>
          </table:table-cell>
          <table:table-cell table:style-name="ce38" table:formula="of:=TEXT(DATE([.$A$1];6;[.C$1]);&quot;NN&quot;)" office:value-type="string" office:string-value="Sun" calcext:value-type="string">
            <text:p>Sun</text:p>
          </table:table-cell>
          <table:table-cell table:style-name="ce38" table:formula="of:=TEXT(DATE([.$A$1];6;[.D$1]);&quot;NN&quot;)" office:value-type="string" office:string-value="Mon" calcext:value-type="string">
            <text:p>Mon</text:p>
          </table:table-cell>
          <table:table-cell table:style-name="ce38" table:formula="of:=TEXT(DATE([.$A$1];6;[.E$1]);&quot;NN&quot;)" office:value-type="string" office:string-value="Tue" calcext:value-type="string">
            <text:p>Tue</text:p>
          </table:table-cell>
          <table:table-cell table:style-name="ce38" table:formula="of:=TEXT(DATE([.$A$1];6;[.F$1]);&quot;NN&quot;)" office:value-type="string" office:string-value="Wed" calcext:value-type="string">
            <text:p>Wed</text:p>
          </table:table-cell>
          <table:table-cell table:style-name="ce38" table:formula="of:=TEXT(DATE([.$A$1];6;[.G$1]);&quot;NN&quot;)" office:value-type="string" office:string-value="Thu" calcext:value-type="string">
            <text:p>Thu</text:p>
          </table:table-cell>
          <table:table-cell table:style-name="ce38" table:formula="of:=TEXT(DATE([.$A$1];6;[.H$1]);&quot;NN&quot;)" office:value-type="string" office:string-value="Fri" calcext:value-type="string">
            <text:p>Fri</text:p>
          </table:table-cell>
          <table:table-cell table:style-name="ce38" table:formula="of:=TEXT(DATE([.$A$1];6;[.I$1]);&quot;NN&quot;)" office:value-type="string" office:string-value="Sat" calcext:value-type="string">
            <text:p>Sat</text:p>
          </table:table-cell>
          <table:table-cell table:style-name="ce38" table:formula="of:=TEXT(DATE([.$A$1];6;[.J$1]);&quot;NN&quot;)" office:value-type="string" office:string-value="Sun" calcext:value-type="string">
            <text:p>Sun</text:p>
          </table:table-cell>
          <table:table-cell table:style-name="ce38" table:formula="of:=TEXT(DATE([.$A$1];6;[.K$1]);&quot;NN&quot;)" office:value-type="string" office:string-value="Mon" calcext:value-type="string">
            <text:p>Mon</text:p>
          </table:table-cell>
          <table:table-cell table:style-name="ce38" table:formula="of:=TEXT(DATE([.$A$1];6;[.L$1]);&quot;NN&quot;)" office:value-type="string" office:string-value="Tue" calcext:value-type="string">
            <text:p>Tue</text:p>
          </table:table-cell>
          <table:table-cell table:style-name="ce38" table:formula="of:=TEXT(DATE([.$A$1];6;[.M$1]);&quot;NN&quot;)" office:value-type="string" office:string-value="Wed" calcext:value-type="string">
            <text:p>Wed</text:p>
          </table:table-cell>
          <table:table-cell table:style-name="ce38" table:formula="of:=TEXT(DATE([.$A$1];6;[.N$1]);&quot;NN&quot;)" office:value-type="string" office:string-value="Thu" calcext:value-type="string">
            <text:p>Thu</text:p>
          </table:table-cell>
          <table:table-cell table:style-name="ce38" table:formula="of:=TEXT(DATE([.$A$1];6;[.O$1]);&quot;NN&quot;)" office:value-type="string" office:string-value="Fri" calcext:value-type="string">
            <text:p>Fri</text:p>
          </table:table-cell>
          <table:table-cell table:style-name="ce38" table:formula="of:=TEXT(DATE([.$A$1];6;[.P$1]);&quot;NN&quot;)" office:value-type="string" office:string-value="Sat" calcext:value-type="string">
            <text:p>Sat</text:p>
          </table:table-cell>
          <table:table-cell table:style-name="ce38" table:formula="of:=TEXT(DATE([.$A$1];6;[.Q$1]);&quot;NN&quot;)" office:value-type="string" office:string-value="Sun" calcext:value-type="string">
            <text:p>Sun</text:p>
          </table:table-cell>
          <table:table-cell table:style-name="ce38" table:formula="of:=TEXT(DATE([.$A$1];6;[.R$1]);&quot;NN&quot;)" office:value-type="string" office:string-value="Mon" calcext:value-type="string">
            <text:p>Mon</text:p>
          </table:table-cell>
          <table:table-cell table:style-name="ce38" table:formula="of:=TEXT(DATE([.$A$1];6;[.S$1]);&quot;NN&quot;)" office:value-type="string" office:string-value="Tue" calcext:value-type="string">
            <text:p>Tue</text:p>
          </table:table-cell>
          <table:table-cell table:style-name="ce38" table:formula="of:=TEXT(DATE([.$A$1];6;[.T$1]);&quot;NN&quot;)" office:value-type="string" office:string-value="Wed" calcext:value-type="string">
            <text:p>Wed</text:p>
          </table:table-cell>
          <table:table-cell table:style-name="ce38" table:formula="of:=TEXT(DATE([.$A$1];6;[.U$1]);&quot;NN&quot;)" office:value-type="string" office:string-value="Thu" calcext:value-type="string">
            <text:p>Thu</text:p>
          </table:table-cell>
          <table:table-cell table:style-name="ce38" table:formula="of:=TEXT(DATE([.$A$1];6;[.V$1]);&quot;NN&quot;)" office:value-type="string" office:string-value="Fri" calcext:value-type="string">
            <text:p>Fri</text:p>
          </table:table-cell>
          <table:table-cell table:style-name="ce38" table:formula="of:=TEXT(DATE([.$A$1];6;[.W$1]);&quot;NN&quot;)" office:value-type="string" office:string-value="Sat" calcext:value-type="string">
            <text:p>Sat</text:p>
          </table:table-cell>
          <table:table-cell table:style-name="ce38" table:formula="of:=TEXT(DATE([.$A$1];6;[.X$1]);&quot;NN&quot;)" office:value-type="string" office:string-value="Sun" calcext:value-type="string">
            <text:p>Sun</text:p>
          </table:table-cell>
          <table:table-cell table:style-name="ce38" table:formula="of:=TEXT(DATE([.$A$1];6;[.Y$1]);&quot;NN&quot;)" office:value-type="string" office:string-value="Mon" calcext:value-type="string">
            <text:p>Mon</text:p>
          </table:table-cell>
          <table:table-cell table:style-name="ce38" table:formula="of:=TEXT(DATE([.$A$1];6;[.Z$1]);&quot;NN&quot;)" office:value-type="string" office:string-value="Tue" calcext:value-type="string">
            <text:p>Tue</text:p>
          </table:table-cell>
          <table:table-cell table:style-name="ce38" table:formula="of:=TEXT(DATE([.$A$1];6;[.AA$1]);&quot;NN&quot;)" office:value-type="string" office:string-value="Wed" calcext:value-type="string">
            <text:p>Wed</text:p>
          </table:table-cell>
          <table:table-cell table:style-name="ce38" table:formula="of:=TEXT(DATE([.$A$1];6;[.AB$1]);&quot;NN&quot;)" office:value-type="string" office:string-value="Thu" calcext:value-type="string">
            <text:p>Thu</text:p>
          </table:table-cell>
          <table:table-cell table:style-name="ce38" table:formula="of:=TEXT(DATE([.$A$1];6;[.AC$1]);&quot;NN&quot;)" office:value-type="string" office:string-value="Fri" calcext:value-type="string">
            <text:p>Fri</text:p>
          </table:table-cell>
          <table:table-cell table:style-name="ce38" table:formula="of:=TEXT(DATE([.$A$1];6;[.AD$1]);&quot;NN&quot;)" office:value-type="string" office:string-value="Sat" calcext:value-type="string">
            <text:p>Sat</text:p>
          </table:table-cell>
          <table:table-cell table:style-name="ce38" table:formula="of:=TEXT(DATE([.$A$1];6;[.AE$1]);&quot;NN&quot;)" office:value-type="string" office:string-value="Sun" calcext:value-type="string">
            <text:p>Sun</text:p>
          </table:table-cell>
          <table:table-cell table:style-name="ce43"/>
        </table:table-row>
        <table:table-row table:style-name="ro2">
          <table:table-cell table:style-name="ce34" office:value-type="string" calcext:value-type="string">
            <text:p>Jul</text:p>
          </table:table-cell>
          <table:table-cell table:style-name="ce38" table:formula="of:=TEXT(DATE([.$A$1];7;[.B$1]);&quot;NN&quot;)" office:value-type="string" office:string-value="Mon" calcext:value-type="string">
            <text:p>Mon</text:p>
          </table:table-cell>
          <table:table-cell table:style-name="ce38" table:formula="of:=TEXT(DATE([.$A$1];7;[.C$1]);&quot;NN&quot;)" office:value-type="string" office:string-value="Tue" calcext:value-type="string">
            <text:p>Tue</text:p>
          </table:table-cell>
          <table:table-cell table:style-name="ce38" table:formula="of:=TEXT(DATE([.$A$1];7;[.D$1]);&quot;NN&quot;)" office:value-type="string" office:string-value="Wed" calcext:value-type="string">
            <text:p>Wed</text:p>
          </table:table-cell>
          <table:table-cell table:style-name="ce38" table:formula="of:=TEXT(DATE([.$A$1];7;[.E$1]);&quot;NN&quot;)" office:value-type="string" office:string-value="Thu" calcext:value-type="string">
            <text:p>Thu</text:p>
          </table:table-cell>
          <table:table-cell table:style-name="ce38" table:formula="of:=TEXT(DATE([.$A$1];7;[.F$1]);&quot;NN&quot;)" office:value-type="string" office:string-value="Fri" calcext:value-type="string">
            <text:p>Fri</text:p>
          </table:table-cell>
          <table:table-cell table:style-name="ce38" table:formula="of:=TEXT(DATE([.$A$1];7;[.G$1]);&quot;NN&quot;)" office:value-type="string" office:string-value="Sat" calcext:value-type="string">
            <text:p>Sat</text:p>
          </table:table-cell>
          <table:table-cell table:style-name="ce38" table:formula="of:=TEXT(DATE([.$A$1];7;[.H$1]);&quot;NN&quot;)" office:value-type="string" office:string-value="Sun" calcext:value-type="string">
            <text:p>Sun</text:p>
          </table:table-cell>
          <table:table-cell table:style-name="ce38" table:formula="of:=TEXT(DATE([.$A$1];7;[.I$1]);&quot;NN&quot;)" office:value-type="string" office:string-value="Mon" calcext:value-type="string">
            <text:p>Mon</text:p>
          </table:table-cell>
          <table:table-cell table:style-name="ce38" table:formula="of:=TEXT(DATE([.$A$1];7;[.J$1]);&quot;NN&quot;)" office:value-type="string" office:string-value="Tue" calcext:value-type="string">
            <text:p>Tue</text:p>
          </table:table-cell>
          <table:table-cell table:style-name="ce38" table:formula="of:=TEXT(DATE([.$A$1];7;[.K$1]);&quot;NN&quot;)" office:value-type="string" office:string-value="Wed" calcext:value-type="string">
            <text:p>Wed</text:p>
          </table:table-cell>
          <table:table-cell table:style-name="ce38" table:formula="of:=TEXT(DATE([.$A$1];7;[.L$1]);&quot;NN&quot;)" office:value-type="string" office:string-value="Thu" calcext:value-type="string">
            <text:p>Thu</text:p>
          </table:table-cell>
          <table:table-cell table:style-name="ce38" table:formula="of:=TEXT(DATE([.$A$1];7;[.M$1]);&quot;NN&quot;)" office:value-type="string" office:string-value="Fri" calcext:value-type="string">
            <text:p>Fri</text:p>
          </table:table-cell>
          <table:table-cell table:style-name="ce38" table:formula="of:=TEXT(DATE([.$A$1];7;[.N$1]);&quot;NN&quot;)" office:value-type="string" office:string-value="Sat" calcext:value-type="string">
            <text:p>Sat</text:p>
          </table:table-cell>
          <table:table-cell table:style-name="ce38" table:formula="of:=TEXT(DATE([.$A$1];7;[.O$1]);&quot;NN&quot;)" office:value-type="string" office:string-value="Sun" calcext:value-type="string">
            <text:p>Sun</text:p>
          </table:table-cell>
          <table:table-cell table:style-name="ce38" table:formula="of:=TEXT(DATE([.$A$1];7;[.P$1]);&quot;NN&quot;)" office:value-type="string" office:string-value="Mon" calcext:value-type="string">
            <text:p>Mon</text:p>
          </table:table-cell>
          <table:table-cell table:style-name="ce38" table:formula="of:=TEXT(DATE([.$A$1];7;[.Q$1]);&quot;NN&quot;)" office:value-type="string" office:string-value="Tue" calcext:value-type="string">
            <text:p>Tue</text:p>
          </table:table-cell>
          <table:table-cell table:style-name="ce38" table:formula="of:=TEXT(DATE([.$A$1];7;[.R$1]);&quot;NN&quot;)" office:value-type="string" office:string-value="Wed" calcext:value-type="string">
            <text:p>Wed</text:p>
          </table:table-cell>
          <table:table-cell table:style-name="ce38" table:formula="of:=TEXT(DATE([.$A$1];7;[.S$1]);&quot;NN&quot;)" office:value-type="string" office:string-value="Thu" calcext:value-type="string">
            <text:p>Thu</text:p>
          </table:table-cell>
          <table:table-cell table:style-name="ce38" table:formula="of:=TEXT(DATE([.$A$1];7;[.T$1]);&quot;NN&quot;)" office:value-type="string" office:string-value="Fri" calcext:value-type="string">
            <text:p>Fri</text:p>
          </table:table-cell>
          <table:table-cell table:style-name="ce38" table:formula="of:=TEXT(DATE([.$A$1];7;[.U$1]);&quot;NN&quot;)" office:value-type="string" office:string-value="Sat" calcext:value-type="string">
            <text:p>Sat</text:p>
          </table:table-cell>
          <table:table-cell table:style-name="ce38" table:formula="of:=TEXT(DATE([.$A$1];7;[.V$1]);&quot;NN&quot;)" office:value-type="string" office:string-value="Sun" calcext:value-type="string">
            <text:p>Sun</text:p>
          </table:table-cell>
          <table:table-cell table:style-name="ce38" table:formula="of:=TEXT(DATE([.$A$1];7;[.W$1]);&quot;NN&quot;)" office:value-type="string" office:string-value="Mon" calcext:value-type="string">
            <text:p>Mon</text:p>
          </table:table-cell>
          <table:table-cell table:style-name="ce38" table:formula="of:=TEXT(DATE([.$A$1];7;[.X$1]);&quot;NN&quot;)" office:value-type="string" office:string-value="Tue" calcext:value-type="string">
            <text:p>Tue</text:p>
          </table:table-cell>
          <table:table-cell table:style-name="ce38" table:formula="of:=TEXT(DATE([.$A$1];7;[.Y$1]);&quot;NN&quot;)" office:value-type="string" office:string-value="Wed" calcext:value-type="string">
            <text:p>Wed</text:p>
          </table:table-cell>
          <table:table-cell table:style-name="ce38" table:formula="of:=TEXT(DATE([.$A$1];7;[.Z$1]);&quot;NN&quot;)" office:value-type="string" office:string-value="Thu" calcext:value-type="string">
            <text:p>Thu</text:p>
          </table:table-cell>
          <table:table-cell table:style-name="ce38" table:formula="of:=TEXT(DATE([.$A$1];7;[.AA$1]);&quot;NN&quot;)" office:value-type="string" office:string-value="Fri" calcext:value-type="string">
            <text:p>Fri</text:p>
          </table:table-cell>
          <table:table-cell table:style-name="ce38" table:formula="of:=TEXT(DATE([.$A$1];7;[.AB$1]);&quot;NN&quot;)" office:value-type="string" office:string-value="Sat" calcext:value-type="string">
            <text:p>Sat</text:p>
          </table:table-cell>
          <table:table-cell table:style-name="ce38" table:formula="of:=TEXT(DATE([.$A$1];7;[.AC$1]);&quot;NN&quot;)" office:value-type="string" office:string-value="Sun" calcext:value-type="string">
            <text:p>Sun</text:p>
          </table:table-cell>
          <table:table-cell table:style-name="ce38" table:formula="of:=TEXT(DATE([.$A$1];7;[.AD$1]);&quot;NN&quot;)" office:value-type="string" office:string-value="Mon" calcext:value-type="string">
            <text:p>Mon</text:p>
          </table:table-cell>
          <table:table-cell table:style-name="ce38" table:formula="of:=TEXT(DATE([.$A$1];7;[.AE$1]);&quot;NN&quot;)" office:value-type="string" office:string-value="Tue" calcext:value-type="string">
            <text:p>Tue</text:p>
          </table:table-cell>
          <table:table-cell table:style-name="ce43" table:formula="of:=TEXT(DATE([.$A$1];7;[.AF$1]);&quot;NN&quot;)" office:value-type="string" office:string-value="Wed" calcext:value-type="string">
            <text:p>Wed</text:p>
          </table:table-cell>
        </table:table-row>
        <table:table-row table:style-name="ro2">
          <table:table-cell table:style-name="ce34" office:value-type="string" calcext:value-type="string">
            <text:p>Aug</text:p>
          </table:table-cell>
          <table:table-cell table:style-name="ce38" table:formula="of:=TEXT(DATE([.$A$1];8;[.B$1]);&quot;NN&quot;)" office:value-type="string" office:string-value="Thu" calcext:value-type="string">
            <text:p>Thu</text:p>
          </table:table-cell>
          <table:table-cell table:style-name="ce38" table:formula="of:=TEXT(DATE([.$A$1];8;[.C$1]);&quot;NN&quot;)" office:value-type="string" office:string-value="Fri" calcext:value-type="string">
            <text:p>Fri</text:p>
          </table:table-cell>
          <table:table-cell table:style-name="ce38" table:formula="of:=TEXT(DATE([.$A$1];8;[.D$1]);&quot;NN&quot;)" office:value-type="string" office:string-value="Sat" calcext:value-type="string">
            <text:p>Sat</text:p>
          </table:table-cell>
          <table:table-cell table:style-name="ce38" table:formula="of:=TEXT(DATE([.$A$1];8;[.E$1]);&quot;NN&quot;)" office:value-type="string" office:string-value="Sun" calcext:value-type="string">
            <text:p>Sun</text:p>
          </table:table-cell>
          <table:table-cell table:style-name="ce38" table:formula="of:=TEXT(DATE([.$A$1];8;[.F$1]);&quot;NN&quot;)" office:value-type="string" office:string-value="Mon" calcext:value-type="string">
            <text:p>Mon</text:p>
          </table:table-cell>
          <table:table-cell table:style-name="ce38" table:formula="of:=TEXT(DATE([.$A$1];8;[.G$1]);&quot;NN&quot;)" office:value-type="string" office:string-value="Tue" calcext:value-type="string">
            <text:p>Tue</text:p>
          </table:table-cell>
          <table:table-cell table:style-name="ce38" table:formula="of:=TEXT(DATE([.$A$1];8;[.H$1]);&quot;NN&quot;)" office:value-type="string" office:string-value="Wed" calcext:value-type="string">
            <text:p>Wed</text:p>
          </table:table-cell>
          <table:table-cell table:style-name="ce38" table:formula="of:=TEXT(DATE([.$A$1];8;[.I$1]);&quot;NN&quot;)" office:value-type="string" office:string-value="Thu" calcext:value-type="string">
            <text:p>Thu</text:p>
          </table:table-cell>
          <table:table-cell table:style-name="ce38" table:formula="of:=TEXT(DATE([.$A$1];8;[.J$1]);&quot;NN&quot;)" office:value-type="string" office:string-value="Fri" calcext:value-type="string">
            <text:p>Fri</text:p>
          </table:table-cell>
          <table:table-cell table:style-name="ce38" table:formula="of:=TEXT(DATE([.$A$1];8;[.K$1]);&quot;NN&quot;)" office:value-type="string" office:string-value="Sat" calcext:value-type="string">
            <text:p>Sat</text:p>
          </table:table-cell>
          <table:table-cell table:style-name="ce38" table:formula="of:=TEXT(DATE([.$A$1];8;[.L$1]);&quot;NN&quot;)" office:value-type="string" office:string-value="Sun" calcext:value-type="string">
            <text:p>Sun</text:p>
          </table:table-cell>
          <table:table-cell table:style-name="ce38" table:formula="of:=TEXT(DATE([.$A$1];8;[.M$1]);&quot;NN&quot;)" office:value-type="string" office:string-value="Mon" calcext:value-type="string">
            <text:p>Mon</text:p>
          </table:table-cell>
          <table:table-cell table:style-name="ce38" table:formula="of:=TEXT(DATE([.$A$1];8;[.N$1]);&quot;NN&quot;)" office:value-type="string" office:string-value="Tue" calcext:value-type="string">
            <text:p>Tue</text:p>
          </table:table-cell>
          <table:table-cell table:style-name="ce38" table:formula="of:=TEXT(DATE([.$A$1];8;[.O$1]);&quot;NN&quot;)" office:value-type="string" office:string-value="Wed" calcext:value-type="string">
            <text:p>Wed</text:p>
          </table:table-cell>
          <table:table-cell table:style-name="ce38" table:formula="of:=TEXT(DATE([.$A$1];8;[.P$1]);&quot;NN&quot;)" office:value-type="string" office:string-value="Thu" calcext:value-type="string">
            <text:p>Thu</text:p>
          </table:table-cell>
          <table:table-cell table:style-name="ce38" table:formula="of:=TEXT(DATE([.$A$1];8;[.Q$1]);&quot;NN&quot;)" office:value-type="string" office:string-value="Fri" calcext:value-type="string">
            <text:p>Fri</text:p>
          </table:table-cell>
          <table:table-cell table:style-name="ce38" table:formula="of:=TEXT(DATE([.$A$1];8;[.R$1]);&quot;NN&quot;)" office:value-type="string" office:string-value="Sat" calcext:value-type="string">
            <text:p>Sat</text:p>
          </table:table-cell>
          <table:table-cell table:style-name="ce38" table:formula="of:=TEXT(DATE([.$A$1];8;[.S$1]);&quot;NN&quot;)" office:value-type="string" office:string-value="Sun" calcext:value-type="string">
            <text:p>Sun</text:p>
          </table:table-cell>
          <table:table-cell table:style-name="ce38" table:formula="of:=TEXT(DATE([.$A$1];8;[.T$1]);&quot;NN&quot;)" office:value-type="string" office:string-value="Mon" calcext:value-type="string">
            <text:p>Mon</text:p>
          </table:table-cell>
          <table:table-cell table:style-name="ce38" table:formula="of:=TEXT(DATE([.$A$1];8;[.U$1]);&quot;NN&quot;)" office:value-type="string" office:string-value="Tue" calcext:value-type="string">
            <text:p>Tue</text:p>
          </table:table-cell>
          <table:table-cell table:style-name="ce38" table:formula="of:=TEXT(DATE([.$A$1];8;[.V$1]);&quot;NN&quot;)" office:value-type="string" office:string-value="Wed" calcext:value-type="string">
            <text:p>Wed</text:p>
          </table:table-cell>
          <table:table-cell table:style-name="ce38" table:formula="of:=TEXT(DATE([.$A$1];8;[.W$1]);&quot;NN&quot;)" office:value-type="string" office:string-value="Thu" calcext:value-type="string">
            <text:p>Thu</text:p>
          </table:table-cell>
          <table:table-cell table:style-name="ce38" table:formula="of:=TEXT(DATE([.$A$1];8;[.X$1]);&quot;NN&quot;)" office:value-type="string" office:string-value="Fri" calcext:value-type="string">
            <text:p>Fri</text:p>
          </table:table-cell>
          <table:table-cell table:style-name="ce38" table:formula="of:=TEXT(DATE([.$A$1];8;[.Y$1]);&quot;NN&quot;)" office:value-type="string" office:string-value="Sat" calcext:value-type="string">
            <text:p>Sat</text:p>
          </table:table-cell>
          <table:table-cell table:style-name="ce38" table:formula="of:=TEXT(DATE([.$A$1];8;[.Z$1]);&quot;NN&quot;)" office:value-type="string" office:string-value="Sun" calcext:value-type="string">
            <text:p>Sun</text:p>
          </table:table-cell>
          <table:table-cell table:style-name="ce38" table:formula="of:=TEXT(DATE([.$A$1];8;[.AA$1]);&quot;NN&quot;)" office:value-type="string" office:string-value="Mon" calcext:value-type="string">
            <text:p>Mon</text:p>
          </table:table-cell>
          <table:table-cell table:style-name="ce38" table:formula="of:=TEXT(DATE([.$A$1];8;[.AB$1]);&quot;NN&quot;)" office:value-type="string" office:string-value="Tue" calcext:value-type="string">
            <text:p>Tue</text:p>
          </table:table-cell>
          <table:table-cell table:style-name="ce38" table:formula="of:=TEXT(DATE([.$A$1];8;[.AC$1]);&quot;NN&quot;)" office:value-type="string" office:string-value="Wed" calcext:value-type="string">
            <text:p>Wed</text:p>
          </table:table-cell>
          <table:table-cell table:style-name="ce38" table:formula="of:=TEXT(DATE([.$A$1];8;[.AD$1]);&quot;NN&quot;)" office:value-type="string" office:string-value="Thu" calcext:value-type="string">
            <text:p>Thu</text:p>
          </table:table-cell>
          <table:table-cell table:style-name="ce38" table:formula="of:=TEXT(DATE([.$A$1];8;[.AE$1]);&quot;NN&quot;)" office:value-type="string" office:string-value="Fri" calcext:value-type="string">
            <text:p>Fri</text:p>
          </table:table-cell>
          <table:table-cell table:style-name="ce43" table:formula="of:=TEXT(DATE([.$A$1];8;[.AF$1]);&quot;NN&quot;)" office:value-type="string" office:string-value="Sat" calcext:value-type="string">
            <text:p>Sat</text:p>
          </table:table-cell>
        </table:table-row>
        <table:table-row table:style-name="ro2">
          <table:table-cell table:style-name="ce34" office:value-type="string" calcext:value-type="string">
            <text:p>Sep</text:p>
          </table:table-cell>
          <table:table-cell table:style-name="ce38" table:formula="of:=TEXT(DATE([.$A$1];9;[.B$1]);&quot;NN&quot;)" office:value-type="string" office:string-value="Sun" calcext:value-type="string">
            <text:p>Sun</text:p>
          </table:table-cell>
          <table:table-cell table:style-name="ce38" table:formula="of:=TEXT(DATE([.$A$1];9;[.C$1]);&quot;NN&quot;)" office:value-type="string" office:string-value="Mon" calcext:value-type="string">
            <text:p>Mon</text:p>
          </table:table-cell>
          <table:table-cell table:style-name="ce38" table:formula="of:=TEXT(DATE([.$A$1];9;[.D$1]);&quot;NN&quot;)" office:value-type="string" office:string-value="Tue" calcext:value-type="string">
            <text:p>Tue</text:p>
          </table:table-cell>
          <table:table-cell table:style-name="ce38" table:formula="of:=TEXT(DATE([.$A$1];9;[.E$1]);&quot;NN&quot;)" office:value-type="string" office:string-value="Wed" calcext:value-type="string">
            <text:p>Wed</text:p>
          </table:table-cell>
          <table:table-cell table:style-name="ce38" table:formula="of:=TEXT(DATE([.$A$1];9;[.F$1]);&quot;NN&quot;)" office:value-type="string" office:string-value="Thu" calcext:value-type="string">
            <text:p>Thu</text:p>
          </table:table-cell>
          <table:table-cell table:style-name="ce38" table:formula="of:=TEXT(DATE([.$A$1];9;[.G$1]);&quot;NN&quot;)" office:value-type="string" office:string-value="Fri" calcext:value-type="string">
            <text:p>Fri</text:p>
          </table:table-cell>
          <table:table-cell table:style-name="ce38" table:formula="of:=TEXT(DATE([.$A$1];9;[.H$1]);&quot;NN&quot;)" office:value-type="string" office:string-value="Sat" calcext:value-type="string">
            <text:p>Sat</text:p>
          </table:table-cell>
          <table:table-cell table:style-name="ce38" table:formula="of:=TEXT(DATE([.$A$1];9;[.I$1]);&quot;NN&quot;)" office:value-type="string" office:string-value="Sun" calcext:value-type="string">
            <text:p>Sun</text:p>
          </table:table-cell>
          <table:table-cell table:style-name="ce38" table:formula="of:=TEXT(DATE([.$A$1];9;[.J$1]);&quot;NN&quot;)" office:value-type="string" office:string-value="Mon" calcext:value-type="string">
            <text:p>Mon</text:p>
          </table:table-cell>
          <table:table-cell table:style-name="ce38" table:formula="of:=TEXT(DATE([.$A$1];9;[.K$1]);&quot;NN&quot;)" office:value-type="string" office:string-value="Tue" calcext:value-type="string">
            <text:p>Tue</text:p>
          </table:table-cell>
          <table:table-cell table:style-name="ce38" table:formula="of:=TEXT(DATE([.$A$1];9;[.L$1]);&quot;NN&quot;)" office:value-type="string" office:string-value="Wed" calcext:value-type="string">
            <text:p>Wed</text:p>
          </table:table-cell>
          <table:table-cell table:style-name="ce38" table:formula="of:=TEXT(DATE([.$A$1];9;[.M$1]);&quot;NN&quot;)" office:value-type="string" office:string-value="Thu" calcext:value-type="string">
            <text:p>Thu</text:p>
          </table:table-cell>
          <table:table-cell table:style-name="ce38" table:formula="of:=TEXT(DATE([.$A$1];9;[.N$1]);&quot;NN&quot;)" office:value-type="string" office:string-value="Fri" calcext:value-type="string">
            <text:p>Fri</text:p>
          </table:table-cell>
          <table:table-cell table:style-name="ce38" table:formula="of:=TEXT(DATE([.$A$1];9;[.O$1]);&quot;NN&quot;)" office:value-type="string" office:string-value="Sat" calcext:value-type="string">
            <text:p>Sat</text:p>
          </table:table-cell>
          <table:table-cell table:style-name="ce38" table:formula="of:=TEXT(DATE([.$A$1];9;[.P$1]);&quot;NN&quot;)" office:value-type="string" office:string-value="Sun" calcext:value-type="string">
            <text:p>Sun</text:p>
          </table:table-cell>
          <table:table-cell table:style-name="ce38" table:formula="of:=TEXT(DATE([.$A$1];9;[.Q$1]);&quot;NN&quot;)" office:value-type="string" office:string-value="Mon" calcext:value-type="string">
            <text:p>Mon</text:p>
          </table:table-cell>
          <table:table-cell table:style-name="ce38" table:formula="of:=TEXT(DATE([.$A$1];9;[.R$1]);&quot;NN&quot;)" office:value-type="string" office:string-value="Tue" calcext:value-type="string">
            <text:p>Tue</text:p>
          </table:table-cell>
          <table:table-cell table:style-name="ce38" table:formula="of:=TEXT(DATE([.$A$1];9;[.S$1]);&quot;NN&quot;)" office:value-type="string" office:string-value="Wed" calcext:value-type="string">
            <text:p>Wed</text:p>
          </table:table-cell>
          <table:table-cell table:style-name="ce38" table:formula="of:=TEXT(DATE([.$A$1];9;[.T$1]);&quot;NN&quot;)" office:value-type="string" office:string-value="Thu" calcext:value-type="string">
            <text:p>Thu</text:p>
          </table:table-cell>
          <table:table-cell table:style-name="ce38" table:formula="of:=TEXT(DATE([.$A$1];9;[.U$1]);&quot;NN&quot;)" office:value-type="string" office:string-value="Fri" calcext:value-type="string">
            <text:p>Fri</text:p>
          </table:table-cell>
          <table:table-cell table:style-name="ce38" table:formula="of:=TEXT(DATE([.$A$1];9;[.V$1]);&quot;NN&quot;)" office:value-type="string" office:string-value="Sat" calcext:value-type="string">
            <text:p>Sat</text:p>
          </table:table-cell>
          <table:table-cell table:style-name="ce38" table:formula="of:=TEXT(DATE([.$A$1];9;[.W$1]);&quot;NN&quot;)" office:value-type="string" office:string-value="Sun" calcext:value-type="string">
            <text:p>Sun</text:p>
          </table:table-cell>
          <table:table-cell table:style-name="ce38" table:formula="of:=TEXT(DATE([.$A$1];9;[.X$1]);&quot;NN&quot;)" office:value-type="string" office:string-value="Mon" calcext:value-type="string">
            <text:p>Mon</text:p>
          </table:table-cell>
          <table:table-cell table:style-name="ce38" table:formula="of:=TEXT(DATE([.$A$1];9;[.Y$1]);&quot;NN&quot;)" office:value-type="string" office:string-value="Tue" calcext:value-type="string">
            <text:p>Tue</text:p>
          </table:table-cell>
          <table:table-cell table:style-name="ce38" table:formula="of:=TEXT(DATE([.$A$1];9;[.Z$1]);&quot;NN&quot;)" office:value-type="string" office:string-value="Wed" calcext:value-type="string">
            <text:p>Wed</text:p>
          </table:table-cell>
          <table:table-cell table:style-name="ce38" table:formula="of:=TEXT(DATE([.$A$1];9;[.AA$1]);&quot;NN&quot;)" office:value-type="string" office:string-value="Thu" calcext:value-type="string">
            <text:p>Thu</text:p>
          </table:table-cell>
          <table:table-cell table:style-name="ce38" table:formula="of:=TEXT(DATE([.$A$1];9;[.AB$1]);&quot;NN&quot;)" office:value-type="string" office:string-value="Fri" calcext:value-type="string">
            <text:p>Fri</text:p>
          </table:table-cell>
          <table:table-cell table:style-name="ce38" table:formula="of:=TEXT(DATE([.$A$1];9;[.AC$1]);&quot;NN&quot;)" office:value-type="string" office:string-value="Sat" calcext:value-type="string">
            <text:p>Sat</text:p>
          </table:table-cell>
          <table:table-cell table:style-name="ce38" table:formula="of:=TEXT(DATE([.$A$1];9;[.AD$1]);&quot;NN&quot;)" office:value-type="string" office:string-value="Sun" calcext:value-type="string">
            <text:p>Sun</text:p>
          </table:table-cell>
          <table:table-cell table:style-name="ce38" table:formula="of:=TEXT(DATE([.$A$1];9;[.AE$1]);&quot;NN&quot;)" office:value-type="string" office:string-value="Mon" calcext:value-type="string">
            <text:p>Mon</text:p>
          </table:table-cell>
          <table:table-cell table:style-name="ce43"/>
        </table:table-row>
        <table:table-row table:style-name="ro2">
          <table:table-cell table:style-name="ce34" office:value-type="string" calcext:value-type="string">
            <text:p>Oct</text:p>
          </table:table-cell>
          <table:table-cell table:style-name="ce38" table:formula="of:=TEXT(DATE([.$A$1];10;[.B$1]);&quot;NN&quot;)" office:value-type="string" office:string-value="Tue" calcext:value-type="string">
            <text:p>Tue</text:p>
          </table:table-cell>
          <table:table-cell table:style-name="ce38" table:formula="of:=TEXT(DATE([.$A$1];10;[.C$1]);&quot;NN&quot;)" office:value-type="string" office:string-value="Wed" calcext:value-type="string">
            <text:p>Wed</text:p>
          </table:table-cell>
          <table:table-cell table:style-name="ce38" table:formula="of:=TEXT(DATE([.$A$1];10;[.D$1]);&quot;NN&quot;)" office:value-type="string" office:string-value="Thu" calcext:value-type="string">
            <text:p>Thu</text:p>
          </table:table-cell>
          <table:table-cell table:style-name="ce38" table:formula="of:=TEXT(DATE([.$A$1];10;[.E$1]);&quot;NN&quot;)" office:value-type="string" office:string-value="Fri" calcext:value-type="string">
            <text:p>Fri</text:p>
          </table:table-cell>
          <table:table-cell table:style-name="ce38" table:formula="of:=TEXT(DATE([.$A$1];10;[.F$1]);&quot;NN&quot;)" office:value-type="string" office:string-value="Sat" calcext:value-type="string">
            <text:p>Sat</text:p>
          </table:table-cell>
          <table:table-cell table:style-name="ce38" table:formula="of:=TEXT(DATE([.$A$1];10;[.G$1]);&quot;NN&quot;)" office:value-type="string" office:string-value="Sun" calcext:value-type="string">
            <text:p>Sun</text:p>
          </table:table-cell>
          <table:table-cell table:style-name="ce38" table:formula="of:=TEXT(DATE([.$A$1];10;[.H$1]);&quot;NN&quot;)" office:value-type="string" office:string-value="Mon" calcext:value-type="string">
            <text:p>Mon</text:p>
          </table:table-cell>
          <table:table-cell table:style-name="ce38" table:formula="of:=TEXT(DATE([.$A$1];10;[.I$1]);&quot;NN&quot;)" office:value-type="string" office:string-value="Tue" calcext:value-type="string">
            <text:p>Tue</text:p>
          </table:table-cell>
          <table:table-cell table:style-name="ce38" table:formula="of:=TEXT(DATE([.$A$1];10;[.J$1]);&quot;NN&quot;)" office:value-type="string" office:string-value="Wed" calcext:value-type="string">
            <text:p>Wed</text:p>
          </table:table-cell>
          <table:table-cell table:style-name="ce38" table:formula="of:=TEXT(DATE([.$A$1];10;[.K$1]);&quot;NN&quot;)" office:value-type="string" office:string-value="Thu" calcext:value-type="string">
            <text:p>Thu</text:p>
          </table:table-cell>
          <table:table-cell table:style-name="ce38" table:formula="of:=TEXT(DATE([.$A$1];10;[.L$1]);&quot;NN&quot;)" office:value-type="string" office:string-value="Fri" calcext:value-type="string">
            <text:p>Fri</text:p>
          </table:table-cell>
          <table:table-cell table:style-name="ce38" table:formula="of:=TEXT(DATE([.$A$1];10;[.M$1]);&quot;NN&quot;)" office:value-type="string" office:string-value="Sat" calcext:value-type="string">
            <text:p>Sat</text:p>
          </table:table-cell>
          <table:table-cell table:style-name="ce38" table:formula="of:=TEXT(DATE([.$A$1];10;[.N$1]);&quot;NN&quot;)" office:value-type="string" office:string-value="Sun" calcext:value-type="string">
            <text:p>Sun</text:p>
          </table:table-cell>
          <table:table-cell table:style-name="ce38" table:formula="of:=TEXT(DATE([.$A$1];10;[.O$1]);&quot;NN&quot;)" office:value-type="string" office:string-value="Mon" calcext:value-type="string">
            <text:p>Mon</text:p>
          </table:table-cell>
          <table:table-cell table:style-name="ce38" table:formula="of:=TEXT(DATE([.$A$1];10;[.P$1]);&quot;NN&quot;)" office:value-type="string" office:string-value="Tue" calcext:value-type="string">
            <text:p>Tue</text:p>
          </table:table-cell>
          <table:table-cell table:style-name="ce38" table:formula="of:=TEXT(DATE([.$A$1];10;[.Q$1]);&quot;NN&quot;)" office:value-type="string" office:string-value="Wed" calcext:value-type="string">
            <text:p>Wed</text:p>
          </table:table-cell>
          <table:table-cell table:style-name="ce38" table:formula="of:=TEXT(DATE([.$A$1];10;[.R$1]);&quot;NN&quot;)" office:value-type="string" office:string-value="Thu" calcext:value-type="string">
            <text:p>Thu</text:p>
          </table:table-cell>
          <table:table-cell table:style-name="ce38" table:formula="of:=TEXT(DATE([.$A$1];10;[.S$1]);&quot;NN&quot;)" office:value-type="string" office:string-value="Fri" calcext:value-type="string">
            <text:p>Fri</text:p>
          </table:table-cell>
          <table:table-cell table:style-name="ce38" table:formula="of:=TEXT(DATE([.$A$1];10;[.T$1]);&quot;NN&quot;)" office:value-type="string" office:string-value="Sat" calcext:value-type="string">
            <text:p>Sat</text:p>
          </table:table-cell>
          <table:table-cell table:style-name="ce38" table:formula="of:=TEXT(DATE([.$A$1];10;[.U$1]);&quot;NN&quot;)" office:value-type="string" office:string-value="Sun" calcext:value-type="string">
            <text:p>Sun</text:p>
          </table:table-cell>
          <table:table-cell table:style-name="ce38" table:formula="of:=TEXT(DATE([.$A$1];10;[.V$1]);&quot;NN&quot;)" office:value-type="string" office:string-value="Mon" calcext:value-type="string">
            <text:p>Mon</text:p>
          </table:table-cell>
          <table:table-cell table:style-name="ce38" table:formula="of:=TEXT(DATE([.$A$1];10;[.W$1]);&quot;NN&quot;)" office:value-type="string" office:string-value="Tue" calcext:value-type="string">
            <text:p>Tue</text:p>
          </table:table-cell>
          <table:table-cell table:style-name="ce38" table:formula="of:=TEXT(DATE([.$A$1];10;[.X$1]);&quot;NN&quot;)" office:value-type="string" office:string-value="Wed" calcext:value-type="string">
            <text:p>Wed</text:p>
          </table:table-cell>
          <table:table-cell table:style-name="ce38" table:formula="of:=TEXT(DATE([.$A$1];10;[.Y$1]);&quot;NN&quot;)" office:value-type="string" office:string-value="Thu" calcext:value-type="string">
            <text:p>Thu</text:p>
          </table:table-cell>
          <table:table-cell table:style-name="ce38" table:formula="of:=TEXT(DATE([.$A$1];10;[.Z$1]);&quot;NN&quot;)" office:value-type="string" office:string-value="Fri" calcext:value-type="string">
            <text:p>Fri</text:p>
          </table:table-cell>
          <table:table-cell table:style-name="ce38" table:formula="of:=TEXT(DATE([.$A$1];10;[.AA$1]);&quot;NN&quot;)" office:value-type="string" office:string-value="Sat" calcext:value-type="string">
            <text:p>Sat</text:p>
          </table:table-cell>
          <table:table-cell table:style-name="ce38" table:formula="of:=TEXT(DATE([.$A$1];10;[.AB$1]);&quot;NN&quot;)" office:value-type="string" office:string-value="Sun" calcext:value-type="string">
            <text:p>Sun</text:p>
          </table:table-cell>
          <table:table-cell table:style-name="ce38" table:formula="of:=TEXT(DATE([.$A$1];10;[.AC$1]);&quot;NN&quot;)" office:value-type="string" office:string-value="Mon" calcext:value-type="string">
            <text:p>Mon</text:p>
          </table:table-cell>
          <table:table-cell table:style-name="ce38" table:formula="of:=TEXT(DATE([.$A$1];10;[.AD$1]);&quot;NN&quot;)" office:value-type="string" office:string-value="Tue" calcext:value-type="string">
            <text:p>Tue</text:p>
          </table:table-cell>
          <table:table-cell table:style-name="ce38" table:formula="of:=TEXT(DATE([.$A$1];10;[.AE$1]);&quot;NN&quot;)" office:value-type="string" office:string-value="Wed" calcext:value-type="string">
            <text:p>Wed</text:p>
          </table:table-cell>
          <table:table-cell table:style-name="ce43" table:formula="of:=TEXT(DATE([.$A$1];10;[.AF$1]);&quot;NN&quot;)" office:value-type="string" office:string-value="Thu" calcext:value-type="string">
            <text:p>Thu</text:p>
          </table:table-cell>
        </table:table-row>
        <table:table-row table:style-name="ro2">
          <table:table-cell table:style-name="ce34" office:value-type="string" calcext:value-type="string">
            <text:p>Nov</text:p>
          </table:table-cell>
          <table:table-cell table:style-name="ce38" table:formula="of:=TEXT(DATE([.$A$1];11;[.B$1]);&quot;NN&quot;)" office:value-type="string" office:string-value="Fri" calcext:value-type="string">
            <text:p>Fri</text:p>
          </table:table-cell>
          <table:table-cell table:style-name="ce38" table:formula="of:=TEXT(DATE([.$A$1];11;[.C$1]);&quot;NN&quot;)" office:value-type="string" office:string-value="Sat" calcext:value-type="string">
            <text:p>Sat</text:p>
          </table:table-cell>
          <table:table-cell table:style-name="ce38" table:formula="of:=TEXT(DATE([.$A$1];11;[.D$1]);&quot;NN&quot;)" office:value-type="string" office:string-value="Sun" calcext:value-type="string">
            <text:p>Sun</text:p>
          </table:table-cell>
          <table:table-cell table:style-name="ce38" table:formula="of:=TEXT(DATE([.$A$1];11;[.E$1]);&quot;NN&quot;)" office:value-type="string" office:string-value="Mon" calcext:value-type="string">
            <text:p>Mon</text:p>
          </table:table-cell>
          <table:table-cell table:style-name="ce38" table:formula="of:=TEXT(DATE([.$A$1];11;[.F$1]);&quot;NN&quot;)" office:value-type="string" office:string-value="Tue" calcext:value-type="string">
            <text:p>Tue</text:p>
          </table:table-cell>
          <table:table-cell table:style-name="ce38" table:formula="of:=TEXT(DATE([.$A$1];11;[.G$1]);&quot;NN&quot;)" office:value-type="string" office:string-value="Wed" calcext:value-type="string">
            <text:p>Wed</text:p>
          </table:table-cell>
          <table:table-cell table:style-name="ce38" table:formula="of:=TEXT(DATE([.$A$1];11;[.H$1]);&quot;NN&quot;)" office:value-type="string" office:string-value="Thu" calcext:value-type="string">
            <text:p>Thu</text:p>
          </table:table-cell>
          <table:table-cell table:style-name="ce38" table:formula="of:=TEXT(DATE([.$A$1];11;[.I$1]);&quot;NN&quot;)" office:value-type="string" office:string-value="Fri" calcext:value-type="string">
            <text:p>Fri</text:p>
          </table:table-cell>
          <table:table-cell table:style-name="ce38" table:formula="of:=TEXT(DATE([.$A$1];11;[.J$1]);&quot;NN&quot;)" office:value-type="string" office:string-value="Sat" calcext:value-type="string">
            <text:p>Sat</text:p>
          </table:table-cell>
          <table:table-cell table:style-name="ce38" table:formula="of:=TEXT(DATE([.$A$1];11;[.K$1]);&quot;NN&quot;)" office:value-type="string" office:string-value="Sun" calcext:value-type="string">
            <text:p>Sun</text:p>
          </table:table-cell>
          <table:table-cell table:style-name="ce38" table:formula="of:=TEXT(DATE([.$A$1];11;[.L$1]);&quot;NN&quot;)" office:value-type="string" office:string-value="Mon" calcext:value-type="string">
            <text:p>Mon</text:p>
          </table:table-cell>
          <table:table-cell table:style-name="ce38" table:formula="of:=TEXT(DATE([.$A$1];11;[.M$1]);&quot;NN&quot;)" office:value-type="string" office:string-value="Tue" calcext:value-type="string">
            <text:p>Tue</text:p>
          </table:table-cell>
          <table:table-cell table:style-name="ce38" table:formula="of:=TEXT(DATE([.$A$1];11;[.N$1]);&quot;NN&quot;)" office:value-type="string" office:string-value="Wed" calcext:value-type="string">
            <text:p>Wed</text:p>
          </table:table-cell>
          <table:table-cell table:style-name="ce38" table:formula="of:=TEXT(DATE([.$A$1];11;[.O$1]);&quot;NN&quot;)" office:value-type="string" office:string-value="Thu" calcext:value-type="string">
            <text:p>Thu</text:p>
          </table:table-cell>
          <table:table-cell table:style-name="ce38" table:formula="of:=TEXT(DATE([.$A$1];11;[.P$1]);&quot;NN&quot;)" office:value-type="string" office:string-value="Fri" calcext:value-type="string">
            <text:p>Fri</text:p>
          </table:table-cell>
          <table:table-cell table:style-name="ce38" table:formula="of:=TEXT(DATE([.$A$1];11;[.Q$1]);&quot;NN&quot;)" office:value-type="string" office:string-value="Sat" calcext:value-type="string">
            <text:p>Sat</text:p>
          </table:table-cell>
          <table:table-cell table:style-name="ce38" table:formula="of:=TEXT(DATE([.$A$1];11;[.R$1]);&quot;NN&quot;)" office:value-type="string" office:string-value="Sun" calcext:value-type="string">
            <text:p>Sun</text:p>
          </table:table-cell>
          <table:table-cell table:style-name="ce38" table:formula="of:=TEXT(DATE([.$A$1];11;[.S$1]);&quot;NN&quot;)" office:value-type="string" office:string-value="Mon" calcext:value-type="string">
            <text:p>Mon</text:p>
          </table:table-cell>
          <table:table-cell table:style-name="ce38" table:formula="of:=TEXT(DATE([.$A$1];11;[.T$1]);&quot;NN&quot;)" office:value-type="string" office:string-value="Tue" calcext:value-type="string">
            <text:p>Tue</text:p>
          </table:table-cell>
          <table:table-cell table:style-name="ce38" table:formula="of:=TEXT(DATE([.$A$1];11;[.U$1]);&quot;NN&quot;)" office:value-type="string" office:string-value="Wed" calcext:value-type="string">
            <text:p>Wed</text:p>
          </table:table-cell>
          <table:table-cell table:style-name="ce38" table:formula="of:=TEXT(DATE([.$A$1];11;[.V$1]);&quot;NN&quot;)" office:value-type="string" office:string-value="Thu" calcext:value-type="string">
            <text:p>Thu</text:p>
          </table:table-cell>
          <table:table-cell table:style-name="ce38" table:formula="of:=TEXT(DATE([.$A$1];11;[.W$1]);&quot;NN&quot;)" office:value-type="string" office:string-value="Fri" calcext:value-type="string">
            <text:p>Fri</text:p>
          </table:table-cell>
          <table:table-cell table:style-name="ce38" table:formula="of:=TEXT(DATE([.$A$1];11;[.X$1]);&quot;NN&quot;)" office:value-type="string" office:string-value="Sat" calcext:value-type="string">
            <text:p>Sat</text:p>
          </table:table-cell>
          <table:table-cell table:style-name="ce38" table:formula="of:=TEXT(DATE([.$A$1];11;[.Y$1]);&quot;NN&quot;)" office:value-type="string" office:string-value="Sun" calcext:value-type="string">
            <text:p>Sun</text:p>
          </table:table-cell>
          <table:table-cell table:style-name="ce38" table:formula="of:=TEXT(DATE([.$A$1];11;[.Z$1]);&quot;NN&quot;)" office:value-type="string" office:string-value="Mon" calcext:value-type="string">
            <text:p>Mon</text:p>
          </table:table-cell>
          <table:table-cell table:style-name="ce38" table:formula="of:=TEXT(DATE([.$A$1];11;[.AA$1]);&quot;NN&quot;)" office:value-type="string" office:string-value="Tue" calcext:value-type="string">
            <text:p>Tue</text:p>
          </table:table-cell>
          <table:table-cell table:style-name="ce38" table:formula="of:=TEXT(DATE([.$A$1];11;[.AB$1]);&quot;NN&quot;)" office:value-type="string" office:string-value="Wed" calcext:value-type="string">
            <text:p>Wed</text:p>
          </table:table-cell>
          <table:table-cell table:style-name="ce38" table:formula="of:=TEXT(DATE([.$A$1];11;[.AC$1]);&quot;NN&quot;)" office:value-type="string" office:string-value="Thu" calcext:value-type="string">
            <text:p>Thu</text:p>
          </table:table-cell>
          <table:table-cell table:style-name="ce38" table:formula="of:=TEXT(DATE([.$A$1];11;[.AD$1]);&quot;NN&quot;)" office:value-type="string" office:string-value="Fri" calcext:value-type="string">
            <text:p>Fri</text:p>
          </table:table-cell>
          <table:table-cell table:style-name="ce38" table:formula="of:=TEXT(DATE([.$A$1];11;[.AE$1]);&quot;NN&quot;)" office:value-type="string" office:string-value="Sat" calcext:value-type="string">
            <text:p>Sat</text:p>
          </table:table-cell>
          <table:table-cell table:style-name="ce43"/>
        </table:table-row>
        <table:table-row table:style-name="ro2">
          <table:table-cell table:style-name="ce36" office:value-type="string" calcext:value-type="string">
            <text:p>Dec</text:p>
          </table:table-cell>
          <table:table-cell table:style-name="ce39" table:formula="of:=TEXT(DATE([.$A$1];12;[.B$1]);&quot;NN&quot;)" office:value-type="string" office:string-value="Sun" calcext:value-type="string">
            <text:p>Sun</text:p>
          </table:table-cell>
          <table:table-cell table:style-name="ce39" table:formula="of:=TEXT(DATE([.$A$1];12;[.C$1]);&quot;NN&quot;)" office:value-type="string" office:string-value="Mon" calcext:value-type="string">
            <text:p>Mon</text:p>
          </table:table-cell>
          <table:table-cell table:style-name="ce39" table:formula="of:=TEXT(DATE([.$A$1];12;[.D$1]);&quot;NN&quot;)" office:value-type="string" office:string-value="Tue" calcext:value-type="string">
            <text:p>Tue</text:p>
          </table:table-cell>
          <table:table-cell table:style-name="ce39" table:formula="of:=TEXT(DATE([.$A$1];12;[.E$1]);&quot;NN&quot;)" office:value-type="string" office:string-value="Wed" calcext:value-type="string">
            <text:p>Wed</text:p>
          </table:table-cell>
          <table:table-cell table:style-name="ce39" table:formula="of:=TEXT(DATE([.$A$1];12;[.F$1]);&quot;NN&quot;)" office:value-type="string" office:string-value="Thu" calcext:value-type="string">
            <text:p>Thu</text:p>
          </table:table-cell>
          <table:table-cell table:style-name="ce39" table:formula="of:=TEXT(DATE([.$A$1];12;[.G$1]);&quot;NN&quot;)" office:value-type="string" office:string-value="Fri" calcext:value-type="string">
            <text:p>Fri</text:p>
          </table:table-cell>
          <table:table-cell table:style-name="ce39" table:formula="of:=TEXT(DATE([.$A$1];12;[.H$1]);&quot;NN&quot;)" office:value-type="string" office:string-value="Sat" calcext:value-type="string">
            <text:p>Sat</text:p>
          </table:table-cell>
          <table:table-cell table:style-name="ce39" table:formula="of:=TEXT(DATE([.$A$1];12;[.I$1]);&quot;NN&quot;)" office:value-type="string" office:string-value="Sun" calcext:value-type="string">
            <text:p>Sun</text:p>
          </table:table-cell>
          <table:table-cell table:style-name="ce39" table:formula="of:=TEXT(DATE([.$A$1];12;[.J$1]);&quot;NN&quot;)" office:value-type="string" office:string-value="Mon" calcext:value-type="string">
            <text:p>Mon</text:p>
          </table:table-cell>
          <table:table-cell table:style-name="ce39" table:formula="of:=TEXT(DATE([.$A$1];12;[.K$1]);&quot;NN&quot;)" office:value-type="string" office:string-value="Tue" calcext:value-type="string">
            <text:p>Tue</text:p>
          </table:table-cell>
          <table:table-cell table:style-name="ce39" table:formula="of:=TEXT(DATE([.$A$1];12;[.L$1]);&quot;NN&quot;)" office:value-type="string" office:string-value="Wed" calcext:value-type="string">
            <text:p>Wed</text:p>
          </table:table-cell>
          <table:table-cell table:style-name="ce39" table:formula="of:=TEXT(DATE([.$A$1];12;[.M$1]);&quot;NN&quot;)" office:value-type="string" office:string-value="Thu" calcext:value-type="string">
            <text:p>Thu</text:p>
          </table:table-cell>
          <table:table-cell table:style-name="ce39" table:formula="of:=TEXT(DATE([.$A$1];12;[.N$1]);&quot;NN&quot;)" office:value-type="string" office:string-value="Fri" calcext:value-type="string">
            <text:p>Fri</text:p>
          </table:table-cell>
          <table:table-cell table:style-name="ce39" table:formula="of:=TEXT(DATE([.$A$1];12;[.O$1]);&quot;NN&quot;)" office:value-type="string" office:string-value="Sat" calcext:value-type="string">
            <text:p>Sat</text:p>
          </table:table-cell>
          <table:table-cell table:style-name="ce39" table:formula="of:=TEXT(DATE([.$A$1];12;[.P$1]);&quot;NN&quot;)" office:value-type="string" office:string-value="Sun" calcext:value-type="string">
            <text:p>Sun</text:p>
          </table:table-cell>
          <table:table-cell table:style-name="ce39" table:formula="of:=TEXT(DATE([.$A$1];12;[.Q$1]);&quot;NN&quot;)" office:value-type="string" office:string-value="Mon" calcext:value-type="string">
            <text:p>Mon</text:p>
          </table:table-cell>
          <table:table-cell table:style-name="ce39" table:formula="of:=TEXT(DATE([.$A$1];12;[.R$1]);&quot;NN&quot;)" office:value-type="string" office:string-value="Tue" calcext:value-type="string">
            <text:p>Tue</text:p>
          </table:table-cell>
          <table:table-cell table:style-name="ce39" table:formula="of:=TEXT(DATE([.$A$1];12;[.S$1]);&quot;NN&quot;)" office:value-type="string" office:string-value="Wed" calcext:value-type="string">
            <text:p>Wed</text:p>
          </table:table-cell>
          <table:table-cell table:style-name="ce39" table:formula="of:=TEXT(DATE([.$A$1];12;[.T$1]);&quot;NN&quot;)" office:value-type="string" office:string-value="Thu" calcext:value-type="string">
            <text:p>Thu</text:p>
          </table:table-cell>
          <table:table-cell table:style-name="ce39" table:formula="of:=TEXT(DATE([.$A$1];12;[.U$1]);&quot;NN&quot;)" office:value-type="string" office:string-value="Fri" calcext:value-type="string">
            <text:p>Fri</text:p>
          </table:table-cell>
          <table:table-cell table:style-name="ce39" table:formula="of:=TEXT(DATE([.$A$1];12;[.V$1]);&quot;NN&quot;)" office:value-type="string" office:string-value="Sat" calcext:value-type="string">
            <text:p>Sat</text:p>
          </table:table-cell>
          <table:table-cell table:style-name="ce39" table:formula="of:=TEXT(DATE([.$A$1];12;[.W$1]);&quot;NN&quot;)" office:value-type="string" office:string-value="Sun" calcext:value-type="string">
            <text:p>Sun</text:p>
          </table:table-cell>
          <table:table-cell table:style-name="ce39" table:formula="of:=TEXT(DATE([.$A$1];12;[.X$1]);&quot;NN&quot;)" office:value-type="string" office:string-value="Mon" calcext:value-type="string">
            <text:p>Mon</text:p>
          </table:table-cell>
          <table:table-cell table:style-name="ce39" table:formula="of:=TEXT(DATE([.$A$1];12;[.Y$1]);&quot;NN&quot;)" office:value-type="string" office:string-value="Tue" calcext:value-type="string">
            <text:p>Tue</text:p>
          </table:table-cell>
          <table:table-cell table:style-name="ce39" table:formula="of:=TEXT(DATE([.$A$1];12;[.Z$1]);&quot;NN&quot;)" office:value-type="string" office:string-value="Wed" calcext:value-type="string">
            <text:p>Wed</text:p>
          </table:table-cell>
          <table:table-cell table:style-name="ce39" table:formula="of:=TEXT(DATE([.$A$1];12;[.AA$1]);&quot;NN&quot;)" office:value-type="string" office:string-value="Thu" calcext:value-type="string">
            <text:p>Thu</text:p>
          </table:table-cell>
          <table:table-cell table:style-name="ce39" table:formula="of:=TEXT(DATE([.$A$1];12;[.AB$1]);&quot;NN&quot;)" office:value-type="string" office:string-value="Fri" calcext:value-type="string">
            <text:p>Fri</text:p>
          </table:table-cell>
          <table:table-cell table:style-name="ce39" table:formula="of:=TEXT(DATE([.$A$1];12;[.AC$1]);&quot;NN&quot;)" office:value-type="string" office:string-value="Sat" calcext:value-type="string">
            <text:p>Sat</text:p>
          </table:table-cell>
          <table:table-cell table:style-name="ce39" table:formula="of:=TEXT(DATE([.$A$1];12;[.AD$1]);&quot;NN&quot;)" office:value-type="string" office:string-value="Sun" calcext:value-type="string">
            <text:p>Sun</text:p>
          </table:table-cell>
          <table:table-cell table:style-name="ce39" table:formula="of:=TEXT(DATE([.$A$1];12;[.AE$1]);&quot;NN&quot;)" office:value-type="string" office:string-value="Mon" calcext:value-type="string">
            <text:p>Mon</text:p>
          </table:table-cell>
          <table:table-cell table:style-name="ce44" table:formula="of:=TEXT(DATE([.$A$1];12;[.AF$1]);&quot;NN&quot;)" office:value-type="string" office:string-value="Tue" calcext:value-type="string">
            <text:p>Tue</text:p>
          </table:table-cell>
        </table:table-row>
        <table:table-row table:style-name="ro3" table:number-rows-repeated="1048562">
          <table:table-cell table:number-columns-repeated="32"/>
        </table:table-row>
        <table:table-row table:style-name="ro3">
          <table:table-cell table:number-columns-repeated="32"/>
        </table:table-row>
        <calcext:conditional-formats>
          <calcext:conditional-format calcext:target-range-address="Empty.B2:Empty.AF13">
            <calcext:condition calcext:apply-style-name="EmptyDay" calcext:value="=&quot;&quot;" calcext:base-cell-address="Days.B2"/>
            <calcext:condition calcext:apply-style-name="Saturday" calcext:value="=&quot;Sat&quot;" calcext:base-cell-address="Days.B2"/>
            <calcext:condition calcext:apply-style-name="Sunday" calcext:value="=&quot;Sun&quot;" calcext:base-cell-address="Days.B2"/>
          </calcext:conditional-format>
        </calcext:conditional-formats>
      </table:table>
      <table:table table:name="Days" table:style-name="ta1">
        <table:table-column table:style-name="co1" table:default-cell-style-name="Default"/>
        <table:table-column table:style-name="co2" table:number-columns-repeated="3" table:default-cell-style-name="ce40"/>
        <table:table-column table:style-name="co2" table:number-columns-repeated="28" table:default-cell-style-name="ce41"/>
        <table:table-row table:style-name="ro1">
          <table:table-cell table:style-name="ce33" office:value-type="float" office:value="2024" calcext:value-type="float">
            <text:p>202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</table:table-row>
        <table:table-row table:style-name="ro2">
          <table:table-cell table:style-name="ce34" office:value-type="string" calcext:value-type="string">
            <text:p>Jan</text:p>
          </table:table-cell>
          <table:table-cell table:style-name="ce45" table:formula="of:=TEXT(DATE([.$A$1];1;[.B$1]);&quot;NN&quot;)" office:value-type="string" office:string-value="Mon" calcext:value-type="string">
            <text:p>Mon</text:p>
          </table:table-cell>
          <table:table-cell table:style-name="ce45" table:formula="of:=TEXT(DATE([.$A$1];1;[.C$1]);&quot;NN&quot;)" office:value-type="string" office:string-value="Tue" calcext:value-type="string">
            <text:p>Tue</text:p>
          </table:table-cell>
          <table:table-cell table:style-name="ce45" table:formula="of:=TEXT(DATE([.$A$1];1;[.D$1]);&quot;NN&quot;)" office:value-type="string" office:string-value="Wed" calcext:value-type="string">
            <text:p>Wed</text:p>
          </table:table-cell>
          <table:table-cell table:style-name="ce45" table:formula="of:=TEXT(DATE([.$A$1];1;[.E$1]);&quot;NN&quot;)" office:value-type="string" office:string-value="Thu" calcext:value-type="string">
            <text:p>Thu</text:p>
          </table:table-cell>
          <table:table-cell table:style-name="ce45" table:formula="of:=TEXT(DATE([.$A$1];1;[.F$1]);&quot;NN&quot;)" office:value-type="string" office:string-value="Fri" calcext:value-type="string">
            <text:p>Fri</text:p>
          </table:table-cell>
          <table:table-cell table:style-name="ce45" table:formula="of:=TEXT(DATE([.$A$1];1;[.G$1]);&quot;NN&quot;)" office:value-type="string" office:string-value="Sat" calcext:value-type="string">
            <text:p>Sat</text:p>
          </table:table-cell>
          <table:table-cell table:style-name="ce45" table:formula="of:=TEXT(DATE([.$A$1];1;[.H$1]);&quot;NN&quot;)" office:value-type="string" office:string-value="Sun" calcext:value-type="string">
            <text:p>Sun</text:p>
          </table:table-cell>
          <table:table-cell table:style-name="ce45" table:formula="of:=TEXT(DATE([.$A$1];1;[.I$1]);&quot;NN&quot;)" office:value-type="string" office:string-value="Mon" calcext:value-type="string">
            <text:p>Mon</text:p>
          </table:table-cell>
          <table:table-cell table:style-name="ce45" table:formula="of:=TEXT(DATE([.$A$1];1;[.J$1]);&quot;NN&quot;)" office:value-type="string" office:string-value="Tue" calcext:value-type="string">
            <text:p>Tue</text:p>
          </table:table-cell>
          <table:table-cell table:style-name="ce45" table:formula="of:=TEXT(DATE([.$A$1];1;[.K$1]);&quot;NN&quot;)" office:value-type="string" office:string-value="Wed" calcext:value-type="string">
            <text:p>Wed</text:p>
          </table:table-cell>
          <table:table-cell table:style-name="ce45" table:formula="of:=TEXT(DATE([.$A$1];1;[.L$1]);&quot;NN&quot;)" office:value-type="string" office:string-value="Thu" calcext:value-type="string">
            <text:p>Thu</text:p>
          </table:table-cell>
          <table:table-cell table:style-name="ce45" table:formula="of:=TEXT(DATE([.$A$1];1;[.M$1]);&quot;NN&quot;)" office:value-type="string" office:string-value="Fri" calcext:value-type="string">
            <text:p>Fri</text:p>
          </table:table-cell>
          <table:table-cell table:style-name="ce45" table:formula="of:=TEXT(DATE([.$A$1];1;[.N$1]);&quot;NN&quot;)" office:value-type="string" office:string-value="Sat" calcext:value-type="string">
            <text:p>Sat</text:p>
          </table:table-cell>
          <table:table-cell table:style-name="ce45" table:formula="of:=TEXT(DATE([.$A$1];1;[.O$1]);&quot;NN&quot;)" office:value-type="string" office:string-value="Sun" calcext:value-type="string">
            <text:p>Sun</text:p>
          </table:table-cell>
          <table:table-cell table:style-name="ce45" table:formula="of:=TEXT(DATE([.$A$1];1;[.P$1]);&quot;NN&quot;)" office:value-type="string" office:string-value="Mon" calcext:value-type="string">
            <text:p>Mon</text:p>
          </table:table-cell>
          <table:table-cell table:style-name="ce45" table:formula="of:=TEXT(DATE([.$A$1];1;[.Q$1]);&quot;NN&quot;)" office:value-type="string" office:string-value="Tue" calcext:value-type="string">
            <text:p>Tue</text:p>
          </table:table-cell>
          <table:table-cell table:style-name="ce45" table:formula="of:=TEXT(DATE([.$A$1];1;[.R$1]);&quot;NN&quot;)" office:value-type="string" office:string-value="Wed" calcext:value-type="string">
            <text:p>Wed</text:p>
          </table:table-cell>
          <table:table-cell table:style-name="ce45" table:formula="of:=TEXT(DATE([.$A$1];1;[.S$1]);&quot;NN&quot;)" office:value-type="string" office:string-value="Thu" calcext:value-type="string">
            <text:p>Thu</text:p>
          </table:table-cell>
          <table:table-cell table:style-name="ce45" table:formula="of:=TEXT(DATE([.$A$1];1;[.T$1]);&quot;NN&quot;)" office:value-type="string" office:string-value="Fri" calcext:value-type="string">
            <text:p>Fri</text:p>
          </table:table-cell>
          <table:table-cell table:style-name="ce45" table:formula="of:=TEXT(DATE([.$A$1];1;[.U$1]);&quot;NN&quot;)" office:value-type="string" office:string-value="Sat" calcext:value-type="string">
            <text:p>Sat</text:p>
          </table:table-cell>
          <table:table-cell table:style-name="ce45" table:formula="of:=TEXT(DATE([.$A$1];1;[.V$1]);&quot;NN&quot;)" office:value-type="string" office:string-value="Sun" calcext:value-type="string">
            <text:p>Sun</text:p>
          </table:table-cell>
          <table:table-cell table:style-name="ce45" table:formula="of:=TEXT(DATE([.$A$1];1;[.W$1]);&quot;NN&quot;)" office:value-type="string" office:string-value="Mon" calcext:value-type="string">
            <text:p>Mon</text:p>
          </table:table-cell>
          <table:table-cell table:style-name="ce45" table:formula="of:=TEXT(DATE([.$A$1];1;[.X$1]);&quot;NN&quot;)" office:value-type="string" office:string-value="Tue" calcext:value-type="string">
            <text:p>Tue</text:p>
          </table:table-cell>
          <table:table-cell table:style-name="ce45" table:formula="of:=TEXT(DATE([.$A$1];1;[.Y$1]);&quot;NN&quot;)" office:value-type="string" office:string-value="Wed" calcext:value-type="string">
            <text:p>Wed</text:p>
          </table:table-cell>
          <table:table-cell table:style-name="ce45" table:formula="of:=TEXT(DATE([.$A$1];1;[.Z$1]);&quot;NN&quot;)" office:value-type="string" office:string-value="Thu" calcext:value-type="string">
            <text:p>Thu</text:p>
          </table:table-cell>
          <table:table-cell table:style-name="ce45" table:formula="of:=TEXT(DATE([.$A$1];1;[.AA$1]);&quot;NN&quot;)" office:value-type="string" office:string-value="Fri" calcext:value-type="string">
            <text:p>Fri</text:p>
          </table:table-cell>
          <table:table-cell table:style-name="ce45" table:formula="of:=TEXT(DATE([.$A$1];1;[.AB$1]);&quot;NN&quot;)" office:value-type="string" office:string-value="Sat" calcext:value-type="string">
            <text:p>Sat</text:p>
          </table:table-cell>
          <table:table-cell table:style-name="ce45" table:formula="of:=TEXT(DATE([.$A$1];1;[.AC$1]);&quot;NN&quot;)" office:value-type="string" office:string-value="Sun" calcext:value-type="string">
            <text:p>Sun</text:p>
          </table:table-cell>
          <table:table-cell table:style-name="ce45" table:formula="of:=TEXT(DATE([.$A$1];1;[.AD$1]);&quot;NN&quot;)" office:value-type="string" office:string-value="Mon" calcext:value-type="string">
            <text:p>Mon</text:p>
          </table:table-cell>
          <table:table-cell table:style-name="ce45" table:formula="of:=TEXT(DATE([.$A$1];1;[.AE$1]);&quot;NN&quot;)" office:value-type="string" office:string-value="Tue" calcext:value-type="string">
            <text:p>Tue</text:p>
          </table:table-cell>
          <table:table-cell table:style-name="ce47" table:formula="of:=TEXT(DATE([.$A$1];1;[.AF$1]);&quot;NN&quot;)" office:value-type="string" office:string-value="Wed" calcext:value-type="string">
            <text:p>Wed</text:p>
          </table:table-cell>
        </table:table-row>
        <table:table-row table:style-name="ro2">
          <table:table-cell table:style-name="ce34" office:value-type="string" calcext:value-type="string">
            <text:p>Feb</text:p>
          </table:table-cell>
          <table:table-cell table:style-name="ce45" table:formula="of:=TEXT(DATE([.$A$1];2;[.B$1]);&quot;NN&quot;)" office:value-type="string" office:string-value="Thu" calcext:value-type="string">
            <text:p>Thu</text:p>
          </table:table-cell>
          <table:table-cell table:style-name="ce45" table:formula="of:=TEXT(DATE([.$A$1];2;[.C$1]);&quot;NN&quot;)" office:value-type="string" office:string-value="Fri" calcext:value-type="string">
            <text:p>Fri</text:p>
          </table:table-cell>
          <table:table-cell table:style-name="ce45" table:formula="of:=TEXT(DATE([.$A$1];2;[.D$1]);&quot;NN&quot;)" office:value-type="string" office:string-value="Sat" calcext:value-type="string">
            <text:p>Sat</text:p>
          </table:table-cell>
          <table:table-cell table:style-name="ce45" table:formula="of:=TEXT(DATE([.$A$1];2;[.E$1]);&quot;NN&quot;)" office:value-type="string" office:string-value="Sun" calcext:value-type="string">
            <text:p>Sun</text:p>
          </table:table-cell>
          <table:table-cell table:style-name="ce45" table:formula="of:=TEXT(DATE([.$A$1];2;[.F$1]);&quot;NN&quot;)" office:value-type="string" office:string-value="Mon" calcext:value-type="string">
            <text:p>Mon</text:p>
          </table:table-cell>
          <table:table-cell table:style-name="ce45" table:formula="of:=TEXT(DATE([.$A$1];2;[.G$1]);&quot;NN&quot;)" office:value-type="string" office:string-value="Tue" calcext:value-type="string">
            <text:p>Tue</text:p>
          </table:table-cell>
          <table:table-cell table:style-name="ce45" table:formula="of:=TEXT(DATE([.$A$1];2;[.H$1]);&quot;NN&quot;)" office:value-type="string" office:string-value="Wed" calcext:value-type="string">
            <text:p>Wed</text:p>
          </table:table-cell>
          <table:table-cell table:style-name="ce45" table:formula="of:=TEXT(DATE([.$A$1];2;[.I$1]);&quot;NN&quot;)" office:value-type="string" office:string-value="Thu" calcext:value-type="string">
            <text:p>Thu</text:p>
          </table:table-cell>
          <table:table-cell table:style-name="ce45" table:formula="of:=TEXT(DATE([.$A$1];2;[.J$1]);&quot;NN&quot;)" office:value-type="string" office:string-value="Fri" calcext:value-type="string">
            <text:p>Fri</text:p>
          </table:table-cell>
          <table:table-cell table:style-name="ce45" table:formula="of:=TEXT(DATE([.$A$1];2;[.K$1]);&quot;NN&quot;)" office:value-type="string" office:string-value="Sat" calcext:value-type="string">
            <text:p>Sat</text:p>
          </table:table-cell>
          <table:table-cell table:style-name="ce45" table:formula="of:=TEXT(DATE([.$A$1];2;[.L$1]);&quot;NN&quot;)" office:value-type="string" office:string-value="Sun" calcext:value-type="string">
            <text:p>Sun</text:p>
          </table:table-cell>
          <table:table-cell table:style-name="ce45" table:formula="of:=TEXT(DATE([.$A$1];2;[.M$1]);&quot;NN&quot;)" office:value-type="string" office:string-value="Mon" calcext:value-type="string">
            <text:p>Mon</text:p>
          </table:table-cell>
          <table:table-cell table:style-name="ce45" table:formula="of:=TEXT(DATE([.$A$1];2;[.N$1]);&quot;NN&quot;)" office:value-type="string" office:string-value="Tue" calcext:value-type="string">
            <text:p>Tue</text:p>
          </table:table-cell>
          <table:table-cell table:style-name="ce45" table:formula="of:=TEXT(DATE([.$A$1];2;[.O$1]);&quot;NN&quot;)" office:value-type="string" office:string-value="Wed" calcext:value-type="string">
            <text:p>Wed</text:p>
          </table:table-cell>
          <table:table-cell table:style-name="ce45" table:formula="of:=TEXT(DATE([.$A$1];2;[.P$1]);&quot;NN&quot;)" office:value-type="string" office:string-value="Thu" calcext:value-type="string">
            <text:p>Thu</text:p>
          </table:table-cell>
          <table:table-cell table:style-name="ce45" table:formula="of:=TEXT(DATE([.$A$1];2;[.Q$1]);&quot;NN&quot;)" office:value-type="string" office:string-value="Fri" calcext:value-type="string">
            <text:p>Fri</text:p>
          </table:table-cell>
          <table:table-cell table:style-name="ce45" table:formula="of:=TEXT(DATE([.$A$1];2;[.R$1]);&quot;NN&quot;)" office:value-type="string" office:string-value="Sat" calcext:value-type="string">
            <text:p>Sat</text:p>
          </table:table-cell>
          <table:table-cell table:style-name="ce45" table:formula="of:=TEXT(DATE([.$A$1];2;[.S$1]);&quot;NN&quot;)" office:value-type="string" office:string-value="Sun" calcext:value-type="string">
            <text:p>Sun</text:p>
          </table:table-cell>
          <table:table-cell table:style-name="ce45" table:formula="of:=TEXT(DATE([.$A$1];2;[.T$1]);&quot;NN&quot;)" office:value-type="string" office:string-value="Mon" calcext:value-type="string">
            <text:p>Mon</text:p>
          </table:table-cell>
          <table:table-cell table:style-name="ce45" table:formula="of:=TEXT(DATE([.$A$1];2;[.U$1]);&quot;NN&quot;)" office:value-type="string" office:string-value="Tue" calcext:value-type="string">
            <text:p>Tue</text:p>
          </table:table-cell>
          <table:table-cell table:style-name="ce45" table:formula="of:=TEXT(DATE([.$A$1];2;[.V$1]);&quot;NN&quot;)" office:value-type="string" office:string-value="Wed" calcext:value-type="string">
            <text:p>Wed</text:p>
          </table:table-cell>
          <table:table-cell table:style-name="ce45" table:formula="of:=TEXT(DATE([.$A$1];2;[.W$1]);&quot;NN&quot;)" office:value-type="string" office:string-value="Thu" calcext:value-type="string">
            <text:p>Thu</text:p>
          </table:table-cell>
          <table:table-cell table:style-name="ce45" table:formula="of:=TEXT(DATE([.$A$1];2;[.X$1]);&quot;NN&quot;)" office:value-type="string" office:string-value="Fri" calcext:value-type="string">
            <text:p>Fri</text:p>
          </table:table-cell>
          <table:table-cell table:style-name="ce45" table:formula="of:=TEXT(DATE([.$A$1];2;[.Y$1]);&quot;NN&quot;)" office:value-type="string" office:string-value="Sat" calcext:value-type="string">
            <text:p>Sat</text:p>
          </table:table-cell>
          <table:table-cell table:style-name="ce45" table:formula="of:=TEXT(DATE([.$A$1];2;[.Z$1]);&quot;NN&quot;)" office:value-type="string" office:string-value="Sun" calcext:value-type="string">
            <text:p>Sun</text:p>
          </table:table-cell>
          <table:table-cell table:style-name="ce45" table:formula="of:=TEXT(DATE([.$A$1];2;[.AA$1]);&quot;NN&quot;)" office:value-type="string" office:string-value="Mon" calcext:value-type="string">
            <text:p>Mon</text:p>
          </table:table-cell>
          <table:table-cell table:style-name="ce45" table:formula="of:=TEXT(DATE([.$A$1];2;[.AB$1]);&quot;NN&quot;)" office:value-type="string" office:string-value="Tue" calcext:value-type="string">
            <text:p>Tue</text:p>
          </table:table-cell>
          <table:table-cell table:style-name="ce45" table:formula="of:=TEXT(DATE([.$A$1];2;[.AC$1]);&quot;NN&quot;)" office:value-type="string" office:string-value="Wed" calcext:value-type="string">
            <text:p>Wed</text:p>
          </table:table-cell>
          <table:table-cell table:style-name="ce45" table:formula="of:=IF(ORG.OPENOFFICE.ISLEAPYEAR(DATE([.A1];1;1));TEXT(DATE([.$A$1];2;[.AD$1]);&quot;NN&quot;);&quot;&quot;)" office:value-type="string" office:string-value="Thu" calcext:value-type="string">
            <text:p>Thu</text:p>
          </table:table-cell>
          <table:table-cell table:style-name="ce45"/>
          <table:table-cell table:style-name="ce47"/>
        </table:table-row>
        <table:table-row table:style-name="ro2">
          <table:table-cell table:style-name="ce34" office:value-type="string" calcext:value-type="string">
            <text:p>Mar</text:p>
          </table:table-cell>
          <table:table-cell table:style-name="ce45" table:formula="of:=TEXT(DATE([.$A$1];3;[.B$1]);&quot;NN&quot;)" office:value-type="string" office:string-value="Fri" calcext:value-type="string">
            <text:p>Fri</text:p>
          </table:table-cell>
          <table:table-cell table:style-name="ce45" table:formula="of:=TEXT(DATE([.$A$1];3;[.C$1]);&quot;NN&quot;)" office:value-type="string" office:string-value="Sat" calcext:value-type="string">
            <text:p>Sat</text:p>
          </table:table-cell>
          <table:table-cell table:style-name="ce45" table:formula="of:=TEXT(DATE([.$A$1];3;[.D$1]);&quot;NN&quot;)" office:value-type="string" office:string-value="Sun" calcext:value-type="string">
            <text:p>Sun</text:p>
          </table:table-cell>
          <table:table-cell table:style-name="ce45" table:formula="of:=TEXT(DATE([.$A$1];3;[.E$1]);&quot;NN&quot;)" office:value-type="string" office:string-value="Mon" calcext:value-type="string">
            <text:p>Mon</text:p>
          </table:table-cell>
          <table:table-cell table:style-name="ce45" table:formula="of:=TEXT(DATE([.$A$1];3;[.F$1]);&quot;NN&quot;)" office:value-type="string" office:string-value="Tue" calcext:value-type="string">
            <text:p>Tue</text:p>
          </table:table-cell>
          <table:table-cell table:style-name="ce45" table:formula="of:=TEXT(DATE([.$A$1];3;[.G$1]);&quot;NN&quot;)" office:value-type="string" office:string-value="Wed" calcext:value-type="string">
            <text:p>Wed</text:p>
          </table:table-cell>
          <table:table-cell table:style-name="ce45" table:formula="of:=TEXT(DATE([.$A$1];3;[.H$1]);&quot;NN&quot;)" office:value-type="string" office:string-value="Thu" calcext:value-type="string">
            <text:p>Thu</text:p>
          </table:table-cell>
          <table:table-cell table:style-name="ce45" table:formula="of:=TEXT(DATE([.$A$1];3;[.I$1]);&quot;NN&quot;)" office:value-type="string" office:string-value="Fri" calcext:value-type="string">
            <text:p>Fri</text:p>
          </table:table-cell>
          <table:table-cell table:style-name="ce45" table:formula="of:=TEXT(DATE([.$A$1];3;[.J$1]);&quot;NN&quot;)" office:value-type="string" office:string-value="Sat" calcext:value-type="string">
            <text:p>Sat</text:p>
          </table:table-cell>
          <table:table-cell table:style-name="ce45" table:formula="of:=TEXT(DATE([.$A$1];3;[.K$1]);&quot;NN&quot;)" office:value-type="string" office:string-value="Sun" calcext:value-type="string">
            <text:p>Sun</text:p>
          </table:table-cell>
          <table:table-cell table:style-name="ce45" table:formula="of:=TEXT(DATE([.$A$1];3;[.L$1]);&quot;NN&quot;)" office:value-type="string" office:string-value="Mon" calcext:value-type="string">
            <text:p>Mon</text:p>
          </table:table-cell>
          <table:table-cell table:style-name="ce45" table:formula="of:=TEXT(DATE([.$A$1];3;[.M$1]);&quot;NN&quot;)" office:value-type="string" office:string-value="Tue" calcext:value-type="string">
            <text:p>Tue</text:p>
          </table:table-cell>
          <table:table-cell table:style-name="ce45" table:formula="of:=TEXT(DATE([.$A$1];3;[.N$1]);&quot;NN&quot;)" office:value-type="string" office:string-value="Wed" calcext:value-type="string">
            <text:p>Wed</text:p>
          </table:table-cell>
          <table:table-cell table:style-name="ce45" table:formula="of:=TEXT(DATE([.$A$1];3;[.O$1]);&quot;NN&quot;)" office:value-type="string" office:string-value="Thu" calcext:value-type="string">
            <text:p>Thu</text:p>
          </table:table-cell>
          <table:table-cell table:style-name="ce45" table:formula="of:=TEXT(DATE([.$A$1];3;[.P$1]);&quot;NN&quot;)" office:value-type="string" office:string-value="Fri" calcext:value-type="string">
            <text:p>Fri</text:p>
          </table:table-cell>
          <table:table-cell table:style-name="ce45" table:formula="of:=TEXT(DATE([.$A$1];3;[.Q$1]);&quot;NN&quot;)" office:value-type="string" office:string-value="Sat" calcext:value-type="string">
            <text:p>Sat</text:p>
          </table:table-cell>
          <table:table-cell table:style-name="ce45" table:formula="of:=TEXT(DATE([.$A$1];3;[.R$1]);&quot;NN&quot;)" office:value-type="string" office:string-value="Sun" calcext:value-type="string">
            <text:p>Sun</text:p>
          </table:table-cell>
          <table:table-cell table:style-name="ce45" table:formula="of:=TEXT(DATE([.$A$1];3;[.S$1]);&quot;NN&quot;)" office:value-type="string" office:string-value="Mon" calcext:value-type="string">
            <text:p>Mon</text:p>
          </table:table-cell>
          <table:table-cell table:style-name="ce45" table:formula="of:=TEXT(DATE([.$A$1];3;[.T$1]);&quot;NN&quot;)" office:value-type="string" office:string-value="Tue" calcext:value-type="string">
            <text:p>Tue</text:p>
          </table:table-cell>
          <table:table-cell table:style-name="ce45" table:formula="of:=TEXT(DATE([.$A$1];3;[.U$1]);&quot;NN&quot;)" office:value-type="string" office:string-value="Wed" calcext:value-type="string">
            <text:p>Wed</text:p>
          </table:table-cell>
          <table:table-cell table:style-name="ce45" table:formula="of:=TEXT(DATE([.$A$1];3;[.V$1]);&quot;NN&quot;)" office:value-type="string" office:string-value="Thu" calcext:value-type="string">
            <text:p>Thu</text:p>
          </table:table-cell>
          <table:table-cell table:style-name="ce45" table:formula="of:=TEXT(DATE([.$A$1];3;[.W$1]);&quot;NN&quot;)" office:value-type="string" office:string-value="Fri" calcext:value-type="string">
            <text:p>Fri</text:p>
          </table:table-cell>
          <table:table-cell table:style-name="ce45" table:formula="of:=TEXT(DATE([.$A$1];3;[.X$1]);&quot;NN&quot;)" office:value-type="string" office:string-value="Sat" calcext:value-type="string">
            <text:p>Sat</text:p>
          </table:table-cell>
          <table:table-cell table:style-name="ce45" table:formula="of:=TEXT(DATE([.$A$1];3;[.Y$1]);&quot;NN&quot;)" office:value-type="string" office:string-value="Sun" calcext:value-type="string">
            <text:p>Sun</text:p>
          </table:table-cell>
          <table:table-cell table:style-name="ce45" table:formula="of:=TEXT(DATE([.$A$1];3;[.Z$1]);&quot;NN&quot;)" office:value-type="string" office:string-value="Mon" calcext:value-type="string">
            <text:p>Mon</text:p>
          </table:table-cell>
          <table:table-cell table:style-name="ce45" table:formula="of:=TEXT(DATE([.$A$1];3;[.AA$1]);&quot;NN&quot;)" office:value-type="string" office:string-value="Tue" calcext:value-type="string">
            <text:p>Tue</text:p>
          </table:table-cell>
          <table:table-cell table:style-name="ce45" table:formula="of:=TEXT(DATE([.$A$1];3;[.AB$1]);&quot;NN&quot;)" office:value-type="string" office:string-value="Wed" calcext:value-type="string">
            <text:p>Wed</text:p>
          </table:table-cell>
          <table:table-cell table:style-name="ce45" table:formula="of:=TEXT(DATE([.$A$1];3;[.AC$1]);&quot;NN&quot;)" office:value-type="string" office:string-value="Thu" calcext:value-type="string">
            <text:p>Thu</text:p>
          </table:table-cell>
          <table:table-cell table:style-name="ce45" table:formula="of:=TEXT(DATE([.$A$1];3;[.AD$1]);&quot;NN&quot;)" office:value-type="string" office:string-value="Fri" calcext:value-type="string">
            <text:p>Fri</text:p>
          </table:table-cell>
          <table:table-cell table:style-name="ce45" table:formula="of:=TEXT(DATE([.$A$1];3;[.AE$1]);&quot;NN&quot;)" office:value-type="string" office:string-value="Sat" calcext:value-type="string">
            <text:p>Sat</text:p>
          </table:table-cell>
          <table:table-cell table:style-name="ce47" table:formula="of:=TEXT(DATE([.$A$1];3;[.AF$1]);&quot;NN&quot;)" office:value-type="string" office:string-value="Sun" calcext:value-type="string">
            <text:p>Sun</text:p>
          </table:table-cell>
        </table:table-row>
        <table:table-row table:style-name="ro2">
          <table:table-cell table:style-name="ce35" office:value-type="string" calcext:value-type="string">
            <text:p>Apr</text:p>
          </table:table-cell>
          <table:table-cell table:style-name="ce45" table:formula="of:=TEXT(DATE([.$A$1];4;[.B$1]);&quot;NN&quot;)" office:value-type="string" office:string-value="Mon" calcext:value-type="string">
            <text:p>Mon</text:p>
          </table:table-cell>
          <table:table-cell table:style-name="ce45" table:formula="of:=TEXT(DATE([.$A$1];4;[.C$1]);&quot;NN&quot;)" office:value-type="string" office:string-value="Tue" calcext:value-type="string">
            <text:p>Tue</text:p>
          </table:table-cell>
          <table:table-cell table:style-name="ce45" table:formula="of:=TEXT(DATE([.$A$1];4;[.D$1]);&quot;NN&quot;)" office:value-type="string" office:string-value="Wed" calcext:value-type="string">
            <text:p>Wed</text:p>
          </table:table-cell>
          <table:table-cell table:style-name="ce45" table:formula="of:=TEXT(DATE([.$A$1];4;[.E$1]);&quot;NN&quot;)" office:value-type="string" office:string-value="Thu" calcext:value-type="string">
            <text:p>Thu</text:p>
          </table:table-cell>
          <table:table-cell table:style-name="ce45" table:formula="of:=TEXT(DATE([.$A$1];4;[.F$1]);&quot;NN&quot;)" office:value-type="string" office:string-value="Fri" calcext:value-type="string">
            <text:p>Fri</text:p>
          </table:table-cell>
          <table:table-cell table:style-name="ce45" table:formula="of:=TEXT(DATE([.$A$1];4;[.G$1]);&quot;NN&quot;)" office:value-type="string" office:string-value="Sat" calcext:value-type="string">
            <text:p>Sat</text:p>
          </table:table-cell>
          <table:table-cell table:style-name="ce45" table:formula="of:=TEXT(DATE([.$A$1];4;[.H$1]);&quot;NN&quot;)" office:value-type="string" office:string-value="Sun" calcext:value-type="string">
            <text:p>Sun</text:p>
          </table:table-cell>
          <table:table-cell table:style-name="ce45" table:formula="of:=TEXT(DATE([.$A$1];4;[.I$1]);&quot;NN&quot;)" office:value-type="string" office:string-value="Mon" calcext:value-type="string">
            <text:p>Mon</text:p>
          </table:table-cell>
          <table:table-cell table:style-name="ce45" table:formula="of:=TEXT(DATE([.$A$1];4;[.J$1]);&quot;NN&quot;)" office:value-type="string" office:string-value="Tue" calcext:value-type="string">
            <text:p>Tue</text:p>
          </table:table-cell>
          <table:table-cell table:style-name="ce45" table:formula="of:=TEXT(DATE([.$A$1];4;[.K$1]);&quot;NN&quot;)" office:value-type="string" office:string-value="Wed" calcext:value-type="string">
            <text:p>Wed</text:p>
          </table:table-cell>
          <table:table-cell table:style-name="ce45" table:formula="of:=TEXT(DATE([.$A$1];4;[.L$1]);&quot;NN&quot;)" office:value-type="string" office:string-value="Thu" calcext:value-type="string">
            <text:p>Thu</text:p>
          </table:table-cell>
          <table:table-cell table:style-name="ce45" table:formula="of:=TEXT(DATE([.$A$1];4;[.M$1]);&quot;NN&quot;)" office:value-type="string" office:string-value="Fri" calcext:value-type="string">
            <text:p>Fri</text:p>
          </table:table-cell>
          <table:table-cell table:style-name="ce45" table:formula="of:=TEXT(DATE([.$A$1];4;[.N$1]);&quot;NN&quot;)" office:value-type="string" office:string-value="Sat" calcext:value-type="string">
            <text:p>Sat</text:p>
          </table:table-cell>
          <table:table-cell table:style-name="ce45" table:formula="of:=TEXT(DATE([.$A$1];4;[.O$1]);&quot;NN&quot;)" office:value-type="string" office:string-value="Sun" calcext:value-type="string">
            <text:p>Sun</text:p>
          </table:table-cell>
          <table:table-cell table:style-name="ce45" table:formula="of:=TEXT(DATE([.$A$1];4;[.P$1]);&quot;NN&quot;)" office:value-type="string" office:string-value="Mon" calcext:value-type="string">
            <text:p>Mon</text:p>
          </table:table-cell>
          <table:table-cell table:style-name="ce45" table:formula="of:=TEXT(DATE([.$A$1];4;[.Q$1]);&quot;NN&quot;)" office:value-type="string" office:string-value="Tue" calcext:value-type="string">
            <text:p>Tue</text:p>
          </table:table-cell>
          <table:table-cell table:style-name="ce45" table:formula="of:=TEXT(DATE([.$A$1];4;[.R$1]);&quot;NN&quot;)" office:value-type="string" office:string-value="Wed" calcext:value-type="string">
            <text:p>Wed</text:p>
          </table:table-cell>
          <table:table-cell table:style-name="ce45" table:formula="of:=TEXT(DATE([.$A$1];4;[.S$1]);&quot;NN&quot;)" office:value-type="string" office:string-value="Thu" calcext:value-type="string">
            <text:p>Thu</text:p>
          </table:table-cell>
          <table:table-cell table:style-name="ce45" table:formula="of:=TEXT(DATE([.$A$1];4;[.T$1]);&quot;NN&quot;)" office:value-type="string" office:string-value="Fri" calcext:value-type="string">
            <text:p>Fri</text:p>
          </table:table-cell>
          <table:table-cell table:style-name="ce45" table:formula="of:=TEXT(DATE([.$A$1];4;[.U$1]);&quot;NN&quot;)" office:value-type="string" office:string-value="Sat" calcext:value-type="string">
            <text:p>Sat</text:p>
          </table:table-cell>
          <table:table-cell table:style-name="ce45" table:formula="of:=TEXT(DATE([.$A$1];4;[.V$1]);&quot;NN&quot;)" office:value-type="string" office:string-value="Sun" calcext:value-type="string">
            <text:p>Sun</text:p>
          </table:table-cell>
          <table:table-cell table:style-name="ce45" table:formula="of:=TEXT(DATE([.$A$1];4;[.W$1]);&quot;NN&quot;)" office:value-type="string" office:string-value="Mon" calcext:value-type="string">
            <text:p>Mon</text:p>
          </table:table-cell>
          <table:table-cell table:style-name="ce45" table:formula="of:=TEXT(DATE([.$A$1];4;[.X$1]);&quot;NN&quot;)" office:value-type="string" office:string-value="Tue" calcext:value-type="string">
            <text:p>Tue</text:p>
          </table:table-cell>
          <table:table-cell table:style-name="ce45" table:formula="of:=TEXT(DATE([.$A$1];4;[.Y$1]);&quot;NN&quot;)" office:value-type="string" office:string-value="Wed" calcext:value-type="string">
            <text:p>Wed</text:p>
          </table:table-cell>
          <table:table-cell table:style-name="ce45" table:formula="of:=TEXT(DATE([.$A$1];4;[.Z$1]);&quot;NN&quot;)" office:value-type="string" office:string-value="Thu" calcext:value-type="string">
            <text:p>Thu</text:p>
          </table:table-cell>
          <table:table-cell table:style-name="ce45" table:formula="of:=TEXT(DATE([.$A$1];4;[.AA$1]);&quot;NN&quot;)" office:value-type="string" office:string-value="Fri" calcext:value-type="string">
            <text:p>Fri</text:p>
          </table:table-cell>
          <table:table-cell table:style-name="ce45" table:formula="of:=TEXT(DATE([.$A$1];4;[.AB$1]);&quot;NN&quot;)" office:value-type="string" office:string-value="Sat" calcext:value-type="string">
            <text:p>Sat</text:p>
          </table:table-cell>
          <table:table-cell table:style-name="ce45" table:formula="of:=TEXT(DATE([.$A$1];4;[.AC$1]);&quot;NN&quot;)" office:value-type="string" office:string-value="Sun" calcext:value-type="string">
            <text:p>Sun</text:p>
          </table:table-cell>
          <table:table-cell table:style-name="ce45" table:formula="of:=TEXT(DATE([.$A$1];4;[.AD$1]);&quot;NN&quot;)" office:value-type="string" office:string-value="Mon" calcext:value-type="string">
            <text:p>Mon</text:p>
          </table:table-cell>
          <table:table-cell table:style-name="ce45" table:formula="of:=TEXT(DATE([.$A$1];4;[.AE$1]);&quot;NN&quot;)" office:value-type="string" office:string-value="Tue" calcext:value-type="string">
            <text:p>Tue</text:p>
          </table:table-cell>
          <table:table-cell table:style-name="ce47"/>
        </table:table-row>
        <table:table-row table:style-name="ro2">
          <table:table-cell table:style-name="ce34" office:value-type="string" calcext:value-type="string">
            <text:p>May</text:p>
          </table:table-cell>
          <table:table-cell table:style-name="ce45" table:formula="of:=TEXT(DATE([.$A$1];5;[.B$1]);&quot;NN&quot;)" office:value-type="string" office:string-value="Wed" calcext:value-type="string">
            <text:p>Wed</text:p>
          </table:table-cell>
          <table:table-cell table:style-name="ce45" table:formula="of:=TEXT(DATE([.$A$1];5;[.C$1]);&quot;NN&quot;)" office:value-type="string" office:string-value="Thu" calcext:value-type="string">
            <text:p>Thu</text:p>
          </table:table-cell>
          <table:table-cell table:style-name="ce45" table:formula="of:=TEXT(DATE([.$A$1];5;[.D$1]);&quot;NN&quot;)" office:value-type="string" office:string-value="Fri" calcext:value-type="string">
            <text:p>Fri</text:p>
          </table:table-cell>
          <table:table-cell table:style-name="ce45" table:formula="of:=TEXT(DATE([.$A$1];5;[.E$1]);&quot;NN&quot;)" office:value-type="string" office:string-value="Sat" calcext:value-type="string">
            <text:p>Sat</text:p>
          </table:table-cell>
          <table:table-cell table:style-name="ce45" table:formula="of:=TEXT(DATE([.$A$1];5;[.F$1]);&quot;NN&quot;)" office:value-type="string" office:string-value="Sun" calcext:value-type="string">
            <text:p>Sun</text:p>
          </table:table-cell>
          <table:table-cell table:style-name="ce45" table:formula="of:=TEXT(DATE([.$A$1];5;[.G$1]);&quot;NN&quot;)" office:value-type="string" office:string-value="Mon" calcext:value-type="string">
            <text:p>Mon</text:p>
          </table:table-cell>
          <table:table-cell table:style-name="ce45" table:formula="of:=TEXT(DATE([.$A$1];5;[.H$1]);&quot;NN&quot;)" office:value-type="string" office:string-value="Tue" calcext:value-type="string">
            <text:p>Tue</text:p>
          </table:table-cell>
          <table:table-cell table:style-name="ce45" table:formula="of:=TEXT(DATE([.$A$1];5;[.I$1]);&quot;NN&quot;)" office:value-type="string" office:string-value="Wed" calcext:value-type="string">
            <text:p>Wed</text:p>
          </table:table-cell>
          <table:table-cell table:style-name="ce45" table:formula="of:=TEXT(DATE([.$A$1];5;[.J$1]);&quot;NN&quot;)" office:value-type="string" office:string-value="Thu" calcext:value-type="string">
            <text:p>Thu</text:p>
          </table:table-cell>
          <table:table-cell table:style-name="ce45" table:formula="of:=TEXT(DATE([.$A$1];5;[.K$1]);&quot;NN&quot;)" office:value-type="string" office:string-value="Fri" calcext:value-type="string">
            <text:p>Fri</text:p>
          </table:table-cell>
          <table:table-cell table:style-name="ce45" table:formula="of:=TEXT(DATE([.$A$1];5;[.L$1]);&quot;NN&quot;)" office:value-type="string" office:string-value="Sat" calcext:value-type="string">
            <text:p>Sat</text:p>
          </table:table-cell>
          <table:table-cell table:style-name="ce45" table:formula="of:=TEXT(DATE([.$A$1];5;[.M$1]);&quot;NN&quot;)" office:value-type="string" office:string-value="Sun" calcext:value-type="string">
            <text:p>Sun</text:p>
          </table:table-cell>
          <table:table-cell table:style-name="ce45" table:formula="of:=TEXT(DATE([.$A$1];5;[.N$1]);&quot;NN&quot;)" office:value-type="string" office:string-value="Mon" calcext:value-type="string">
            <text:p>Mon</text:p>
          </table:table-cell>
          <table:table-cell table:style-name="ce45" table:formula="of:=TEXT(DATE([.$A$1];5;[.O$1]);&quot;NN&quot;)" office:value-type="string" office:string-value="Tue" calcext:value-type="string">
            <text:p>Tue</text:p>
          </table:table-cell>
          <table:table-cell table:style-name="ce45" table:formula="of:=TEXT(DATE([.$A$1];5;[.P$1]);&quot;NN&quot;)" office:value-type="string" office:string-value="Wed" calcext:value-type="string">
            <text:p>Wed</text:p>
          </table:table-cell>
          <table:table-cell table:style-name="ce45" table:formula="of:=TEXT(DATE([.$A$1];5;[.Q$1]);&quot;NN&quot;)" office:value-type="string" office:string-value="Thu" calcext:value-type="string">
            <text:p>Thu</text:p>
          </table:table-cell>
          <table:table-cell table:style-name="ce45" table:formula="of:=TEXT(DATE([.$A$1];5;[.R$1]);&quot;NN&quot;)" office:value-type="string" office:string-value="Fri" calcext:value-type="string">
            <text:p>Fri</text:p>
          </table:table-cell>
          <table:table-cell table:style-name="ce45" table:formula="of:=TEXT(DATE([.$A$1];5;[.S$1]);&quot;NN&quot;)" office:value-type="string" office:string-value="Sat" calcext:value-type="string">
            <text:p>Sat</text:p>
          </table:table-cell>
          <table:table-cell table:style-name="ce45" table:formula="of:=TEXT(DATE([.$A$1];5;[.T$1]);&quot;NN&quot;)" office:value-type="string" office:string-value="Sun" calcext:value-type="string">
            <text:p>Sun</text:p>
          </table:table-cell>
          <table:table-cell table:style-name="ce45" table:formula="of:=TEXT(DATE([.$A$1];5;[.U$1]);&quot;NN&quot;)" office:value-type="string" office:string-value="Mon" calcext:value-type="string">
            <text:p>Mon</text:p>
          </table:table-cell>
          <table:table-cell table:style-name="ce45" table:formula="of:=TEXT(DATE([.$A$1];5;[.V$1]);&quot;NN&quot;)" office:value-type="string" office:string-value="Tue" calcext:value-type="string">
            <text:p>Tue</text:p>
          </table:table-cell>
          <table:table-cell table:style-name="ce45" table:formula="of:=TEXT(DATE([.$A$1];5;[.W$1]);&quot;NN&quot;)" office:value-type="string" office:string-value="Wed" calcext:value-type="string">
            <text:p>Wed</text:p>
          </table:table-cell>
          <table:table-cell table:style-name="ce45" table:formula="of:=TEXT(DATE([.$A$1];5;[.X$1]);&quot;NN&quot;)" office:value-type="string" office:string-value="Thu" calcext:value-type="string">
            <text:p>Thu</text:p>
          </table:table-cell>
          <table:table-cell table:style-name="ce45" table:formula="of:=TEXT(DATE([.$A$1];5;[.Y$1]);&quot;NN&quot;)" office:value-type="string" office:string-value="Fri" calcext:value-type="string">
            <text:p>Fri</text:p>
          </table:table-cell>
          <table:table-cell table:style-name="ce45" table:formula="of:=TEXT(DATE([.$A$1];5;[.Z$1]);&quot;NN&quot;)" office:value-type="string" office:string-value="Sat" calcext:value-type="string">
            <text:p>Sat</text:p>
          </table:table-cell>
          <table:table-cell table:style-name="ce45" table:formula="of:=TEXT(DATE([.$A$1];5;[.AA$1]);&quot;NN&quot;)" office:value-type="string" office:string-value="Sun" calcext:value-type="string">
            <text:p>Sun</text:p>
          </table:table-cell>
          <table:table-cell table:style-name="ce45" table:formula="of:=TEXT(DATE([.$A$1];5;[.AB$1]);&quot;NN&quot;)" office:value-type="string" office:string-value="Mon" calcext:value-type="string">
            <text:p>Mon</text:p>
          </table:table-cell>
          <table:table-cell table:style-name="ce45" table:formula="of:=TEXT(DATE([.$A$1];5;[.AC$1]);&quot;NN&quot;)" office:value-type="string" office:string-value="Tue" calcext:value-type="string">
            <text:p>Tue</text:p>
          </table:table-cell>
          <table:table-cell table:style-name="ce45" table:formula="of:=TEXT(DATE([.$A$1];5;[.AD$1]);&quot;NN&quot;)" office:value-type="string" office:string-value="Wed" calcext:value-type="string">
            <text:p>Wed</text:p>
          </table:table-cell>
          <table:table-cell table:style-name="ce45" table:formula="of:=TEXT(DATE([.$A$1];5;[.AE$1]);&quot;NN&quot;)" office:value-type="string" office:string-value="Thu" calcext:value-type="string">
            <text:p>Thu</text:p>
          </table:table-cell>
          <table:table-cell table:style-name="ce47" table:formula="of:=TEXT(DATE([.$A$1];5;[.AF$1]);&quot;NN&quot;)" office:value-type="string" office:string-value="Fri" calcext:value-type="string">
            <text:p>Fri</text:p>
          </table:table-cell>
        </table:table-row>
        <table:table-row table:style-name="ro2">
          <table:table-cell table:style-name="ce34" office:value-type="string" calcext:value-type="string">
            <text:p>Jun</text:p>
          </table:table-cell>
          <table:table-cell table:style-name="ce45" table:formula="of:=TEXT(DATE([.$A$1];6;[.B$1]);&quot;NN&quot;)" office:value-type="string" office:string-value="Sat" calcext:value-type="string">
            <text:p>Sat</text:p>
          </table:table-cell>
          <table:table-cell table:style-name="ce45" table:formula="of:=TEXT(DATE([.$A$1];6;[.C$1]);&quot;NN&quot;)" office:value-type="string" office:string-value="Sun" calcext:value-type="string">
            <text:p>Sun</text:p>
          </table:table-cell>
          <table:table-cell table:style-name="ce45" table:formula="of:=TEXT(DATE([.$A$1];6;[.D$1]);&quot;NN&quot;)" office:value-type="string" office:string-value="Mon" calcext:value-type="string">
            <text:p>Mon</text:p>
          </table:table-cell>
          <table:table-cell table:style-name="ce45" table:formula="of:=TEXT(DATE([.$A$1];6;[.E$1]);&quot;NN&quot;)" office:value-type="string" office:string-value="Tue" calcext:value-type="string">
            <text:p>Tue</text:p>
          </table:table-cell>
          <table:table-cell table:style-name="ce45" table:formula="of:=TEXT(DATE([.$A$1];6;[.F$1]);&quot;NN&quot;)" office:value-type="string" office:string-value="Wed" calcext:value-type="string">
            <text:p>Wed</text:p>
          </table:table-cell>
          <table:table-cell table:style-name="ce45" table:formula="of:=TEXT(DATE([.$A$1];6;[.G$1]);&quot;NN&quot;)" office:value-type="string" office:string-value="Thu" calcext:value-type="string">
            <text:p>Thu</text:p>
          </table:table-cell>
          <table:table-cell table:style-name="ce45" table:formula="of:=TEXT(DATE([.$A$1];6;[.H$1]);&quot;NN&quot;)" office:value-type="string" office:string-value="Fri" calcext:value-type="string">
            <text:p>Fri</text:p>
          </table:table-cell>
          <table:table-cell table:style-name="ce45" table:formula="of:=TEXT(DATE([.$A$1];6;[.I$1]);&quot;NN&quot;)" office:value-type="string" office:string-value="Sat" calcext:value-type="string">
            <text:p>Sat</text:p>
          </table:table-cell>
          <table:table-cell table:style-name="ce45" table:formula="of:=TEXT(DATE([.$A$1];6;[.J$1]);&quot;NN&quot;)" office:value-type="string" office:string-value="Sun" calcext:value-type="string">
            <text:p>Sun</text:p>
          </table:table-cell>
          <table:table-cell table:style-name="ce45" table:formula="of:=TEXT(DATE([.$A$1];6;[.K$1]);&quot;NN&quot;)" office:value-type="string" office:string-value="Mon" calcext:value-type="string">
            <text:p>Mon</text:p>
          </table:table-cell>
          <table:table-cell table:style-name="ce45" table:formula="of:=TEXT(DATE([.$A$1];6;[.L$1]);&quot;NN&quot;)" office:value-type="string" office:string-value="Tue" calcext:value-type="string">
            <text:p>Tue</text:p>
          </table:table-cell>
          <table:table-cell table:style-name="ce45" table:formula="of:=TEXT(DATE([.$A$1];6;[.M$1]);&quot;NN&quot;)" office:value-type="string" office:string-value="Wed" calcext:value-type="string">
            <text:p>Wed</text:p>
          </table:table-cell>
          <table:table-cell table:style-name="ce45" table:formula="of:=TEXT(DATE([.$A$1];6;[.N$1]);&quot;NN&quot;)" office:value-type="string" office:string-value="Thu" calcext:value-type="string">
            <text:p>Thu</text:p>
          </table:table-cell>
          <table:table-cell table:style-name="ce45" table:formula="of:=TEXT(DATE([.$A$1];6;[.O$1]);&quot;NN&quot;)" office:value-type="string" office:string-value="Fri" calcext:value-type="string">
            <text:p>Fri</text:p>
          </table:table-cell>
          <table:table-cell table:style-name="ce45" table:formula="of:=TEXT(DATE([.$A$1];6;[.P$1]);&quot;NN&quot;)" office:value-type="string" office:string-value="Sat" calcext:value-type="string">
            <text:p>Sat</text:p>
          </table:table-cell>
          <table:table-cell table:style-name="ce45" table:formula="of:=TEXT(DATE([.$A$1];6;[.Q$1]);&quot;NN&quot;)" office:value-type="string" office:string-value="Sun" calcext:value-type="string">
            <text:p>Sun</text:p>
          </table:table-cell>
          <table:table-cell table:style-name="ce45" table:formula="of:=TEXT(DATE([.$A$1];6;[.R$1]);&quot;NN&quot;)" office:value-type="string" office:string-value="Mon" calcext:value-type="string">
            <text:p>Mon</text:p>
          </table:table-cell>
          <table:table-cell table:style-name="ce45" table:formula="of:=TEXT(DATE([.$A$1];6;[.S$1]);&quot;NN&quot;)" office:value-type="string" office:string-value="Tue" calcext:value-type="string">
            <text:p>Tue</text:p>
          </table:table-cell>
          <table:table-cell table:style-name="ce45" table:formula="of:=TEXT(DATE([.$A$1];6;[.T$1]);&quot;NN&quot;)" office:value-type="string" office:string-value="Wed" calcext:value-type="string">
            <text:p>Wed</text:p>
          </table:table-cell>
          <table:table-cell table:style-name="ce45" table:formula="of:=TEXT(DATE([.$A$1];6;[.U$1]);&quot;NN&quot;)" office:value-type="string" office:string-value="Thu" calcext:value-type="string">
            <text:p>Thu</text:p>
          </table:table-cell>
          <table:table-cell table:style-name="ce45" table:formula="of:=TEXT(DATE([.$A$1];6;[.V$1]);&quot;NN&quot;)" office:value-type="string" office:string-value="Fri" calcext:value-type="string">
            <text:p>Fri</text:p>
          </table:table-cell>
          <table:table-cell table:style-name="ce45" table:formula="of:=TEXT(DATE([.$A$1];6;[.W$1]);&quot;NN&quot;)" office:value-type="string" office:string-value="Sat" calcext:value-type="string">
            <text:p>Sat</text:p>
          </table:table-cell>
          <table:table-cell table:style-name="ce45" table:formula="of:=TEXT(DATE([.$A$1];6;[.X$1]);&quot;NN&quot;)" office:value-type="string" office:string-value="Sun" calcext:value-type="string">
            <text:p>Sun</text:p>
          </table:table-cell>
          <table:table-cell table:style-name="ce45" table:formula="of:=TEXT(DATE([.$A$1];6;[.Y$1]);&quot;NN&quot;)" office:value-type="string" office:string-value="Mon" calcext:value-type="string">
            <text:p>Mon</text:p>
          </table:table-cell>
          <table:table-cell table:style-name="ce45" table:formula="of:=TEXT(DATE([.$A$1];6;[.Z$1]);&quot;NN&quot;)" office:value-type="string" office:string-value="Tue" calcext:value-type="string">
            <text:p>Tue</text:p>
          </table:table-cell>
          <table:table-cell table:style-name="ce45" table:formula="of:=TEXT(DATE([.$A$1];6;[.AA$1]);&quot;NN&quot;)" office:value-type="string" office:string-value="Wed" calcext:value-type="string">
            <text:p>Wed</text:p>
          </table:table-cell>
          <table:table-cell table:style-name="ce45" table:formula="of:=TEXT(DATE([.$A$1];6;[.AB$1]);&quot;NN&quot;)" office:value-type="string" office:string-value="Thu" calcext:value-type="string">
            <text:p>Thu</text:p>
          </table:table-cell>
          <table:table-cell table:style-name="ce45" table:formula="of:=TEXT(DATE([.$A$1];6;[.AC$1]);&quot;NN&quot;)" office:value-type="string" office:string-value="Fri" calcext:value-type="string">
            <text:p>Fri</text:p>
          </table:table-cell>
          <table:table-cell table:style-name="ce45" table:formula="of:=TEXT(DATE([.$A$1];6;[.AD$1]);&quot;NN&quot;)" office:value-type="string" office:string-value="Sat" calcext:value-type="string">
            <text:p>Sat</text:p>
          </table:table-cell>
          <table:table-cell table:style-name="ce45" table:formula="of:=TEXT(DATE([.$A$1];6;[.AE$1]);&quot;NN&quot;)" office:value-type="string" office:string-value="Sun" calcext:value-type="string">
            <text:p>Sun</text:p>
          </table:table-cell>
          <table:table-cell table:style-name="ce47"/>
        </table:table-row>
        <table:table-row table:style-name="ro2">
          <table:table-cell table:style-name="ce34" office:value-type="string" calcext:value-type="string">
            <text:p>Jul</text:p>
          </table:table-cell>
          <table:table-cell table:style-name="ce45" table:formula="of:=TEXT(DATE([.$A$1];7;[.B$1]);&quot;NN&quot;)" office:value-type="string" office:string-value="Mon" calcext:value-type="string">
            <text:p>Mon</text:p>
          </table:table-cell>
          <table:table-cell table:style-name="ce45" table:formula="of:=TEXT(DATE([.$A$1];7;[.C$1]);&quot;NN&quot;)" office:value-type="string" office:string-value="Tue" calcext:value-type="string">
            <text:p>Tue</text:p>
          </table:table-cell>
          <table:table-cell table:style-name="ce45" table:formula="of:=TEXT(DATE([.$A$1];7;[.D$1]);&quot;NN&quot;)" office:value-type="string" office:string-value="Wed" calcext:value-type="string">
            <text:p>Wed</text:p>
          </table:table-cell>
          <table:table-cell table:style-name="ce45" table:formula="of:=TEXT(DATE([.$A$1];7;[.E$1]);&quot;NN&quot;)" office:value-type="string" office:string-value="Thu" calcext:value-type="string">
            <text:p>Thu</text:p>
          </table:table-cell>
          <table:table-cell table:style-name="ce45" table:formula="of:=TEXT(DATE([.$A$1];7;[.F$1]);&quot;NN&quot;)" office:value-type="string" office:string-value="Fri" calcext:value-type="string">
            <text:p>Fri</text:p>
          </table:table-cell>
          <table:table-cell table:style-name="ce45" table:formula="of:=TEXT(DATE([.$A$1];7;[.G$1]);&quot;NN&quot;)" office:value-type="string" office:string-value="Sat" calcext:value-type="string">
            <text:p>Sat</text:p>
          </table:table-cell>
          <table:table-cell table:style-name="ce45" table:formula="of:=TEXT(DATE([.$A$1];7;[.H$1]);&quot;NN&quot;)" office:value-type="string" office:string-value="Sun" calcext:value-type="string">
            <text:p>Sun</text:p>
          </table:table-cell>
          <table:table-cell table:style-name="ce45" table:formula="of:=TEXT(DATE([.$A$1];7;[.I$1]);&quot;NN&quot;)" office:value-type="string" office:string-value="Mon" calcext:value-type="string">
            <text:p>Mon</text:p>
          </table:table-cell>
          <table:table-cell table:style-name="ce45" table:formula="of:=TEXT(DATE([.$A$1];7;[.J$1]);&quot;NN&quot;)" office:value-type="string" office:string-value="Tue" calcext:value-type="string">
            <text:p>Tue</text:p>
          </table:table-cell>
          <table:table-cell table:style-name="ce45" table:formula="of:=TEXT(DATE([.$A$1];7;[.K$1]);&quot;NN&quot;)" office:value-type="string" office:string-value="Wed" calcext:value-type="string">
            <text:p>Wed</text:p>
          </table:table-cell>
          <table:table-cell table:style-name="ce45" table:formula="of:=TEXT(DATE([.$A$1];7;[.L$1]);&quot;NN&quot;)" office:value-type="string" office:string-value="Thu" calcext:value-type="string">
            <text:p>Thu</text:p>
          </table:table-cell>
          <table:table-cell table:style-name="ce45" table:formula="of:=TEXT(DATE([.$A$1];7;[.M$1]);&quot;NN&quot;)" office:value-type="string" office:string-value="Fri" calcext:value-type="string">
            <text:p>Fri</text:p>
          </table:table-cell>
          <table:table-cell table:style-name="ce45" table:formula="of:=TEXT(DATE([.$A$1];7;[.N$1]);&quot;NN&quot;)" office:value-type="string" office:string-value="Sat" calcext:value-type="string">
            <text:p>Sat</text:p>
          </table:table-cell>
          <table:table-cell table:style-name="ce45" table:formula="of:=TEXT(DATE([.$A$1];7;[.O$1]);&quot;NN&quot;)" office:value-type="string" office:string-value="Sun" calcext:value-type="string">
            <text:p>Sun</text:p>
          </table:table-cell>
          <table:table-cell table:style-name="ce45" table:formula="of:=TEXT(DATE([.$A$1];7;[.P$1]);&quot;NN&quot;)" office:value-type="string" office:string-value="Mon" calcext:value-type="string">
            <text:p>Mon</text:p>
          </table:table-cell>
          <table:table-cell table:style-name="ce45" table:formula="of:=TEXT(DATE([.$A$1];7;[.Q$1]);&quot;NN&quot;)" office:value-type="string" office:string-value="Tue" calcext:value-type="string">
            <text:p>Tue</text:p>
          </table:table-cell>
          <table:table-cell table:style-name="ce45" table:formula="of:=TEXT(DATE([.$A$1];7;[.R$1]);&quot;NN&quot;)" office:value-type="string" office:string-value="Wed" calcext:value-type="string">
            <text:p>Wed</text:p>
          </table:table-cell>
          <table:table-cell table:style-name="ce45" table:formula="of:=TEXT(DATE([.$A$1];7;[.S$1]);&quot;NN&quot;)" office:value-type="string" office:string-value="Thu" calcext:value-type="string">
            <text:p>Thu</text:p>
          </table:table-cell>
          <table:table-cell table:style-name="ce45" table:formula="of:=TEXT(DATE([.$A$1];7;[.T$1]);&quot;NN&quot;)" office:value-type="string" office:string-value="Fri" calcext:value-type="string">
            <text:p>Fri</text:p>
          </table:table-cell>
          <table:table-cell table:style-name="ce45" table:formula="of:=TEXT(DATE([.$A$1];7;[.U$1]);&quot;NN&quot;)" office:value-type="string" office:string-value="Sat" calcext:value-type="string">
            <text:p>Sat</text:p>
          </table:table-cell>
          <table:table-cell table:style-name="ce45" table:formula="of:=TEXT(DATE([.$A$1];7;[.V$1]);&quot;NN&quot;)" office:value-type="string" office:string-value="Sun" calcext:value-type="string">
            <text:p>Sun</text:p>
          </table:table-cell>
          <table:table-cell table:style-name="ce45" table:formula="of:=TEXT(DATE([.$A$1];7;[.W$1]);&quot;NN&quot;)" office:value-type="string" office:string-value="Mon" calcext:value-type="string">
            <text:p>Mon</text:p>
          </table:table-cell>
          <table:table-cell table:style-name="ce45" table:formula="of:=TEXT(DATE([.$A$1];7;[.X$1]);&quot;NN&quot;)" office:value-type="string" office:string-value="Tue" calcext:value-type="string">
            <text:p>Tue</text:p>
          </table:table-cell>
          <table:table-cell table:style-name="ce45" table:formula="of:=TEXT(DATE([.$A$1];7;[.Y$1]);&quot;NN&quot;)" office:value-type="string" office:string-value="Wed" calcext:value-type="string">
            <text:p>Wed</text:p>
          </table:table-cell>
          <table:table-cell table:style-name="ce45" table:formula="of:=TEXT(DATE([.$A$1];7;[.Z$1]);&quot;NN&quot;)" office:value-type="string" office:string-value="Thu" calcext:value-type="string">
            <text:p>Thu</text:p>
          </table:table-cell>
          <table:table-cell table:style-name="ce45" table:formula="of:=TEXT(DATE([.$A$1];7;[.AA$1]);&quot;NN&quot;)" office:value-type="string" office:string-value="Fri" calcext:value-type="string">
            <text:p>Fri</text:p>
          </table:table-cell>
          <table:table-cell table:style-name="ce45" table:formula="of:=TEXT(DATE([.$A$1];7;[.AB$1]);&quot;NN&quot;)" office:value-type="string" office:string-value="Sat" calcext:value-type="string">
            <text:p>Sat</text:p>
          </table:table-cell>
          <table:table-cell table:style-name="ce45" table:formula="of:=TEXT(DATE([.$A$1];7;[.AC$1]);&quot;NN&quot;)" office:value-type="string" office:string-value="Sun" calcext:value-type="string">
            <text:p>Sun</text:p>
          </table:table-cell>
          <table:table-cell table:style-name="ce45" table:formula="of:=TEXT(DATE([.$A$1];7;[.AD$1]);&quot;NN&quot;)" office:value-type="string" office:string-value="Mon" calcext:value-type="string">
            <text:p>Mon</text:p>
          </table:table-cell>
          <table:table-cell table:style-name="ce45" table:formula="of:=TEXT(DATE([.$A$1];7;[.AE$1]);&quot;NN&quot;)" office:value-type="string" office:string-value="Tue" calcext:value-type="string">
            <text:p>Tue</text:p>
          </table:table-cell>
          <table:table-cell table:style-name="ce47" table:formula="of:=TEXT(DATE([.$A$1];7;[.AF$1]);&quot;NN&quot;)" office:value-type="string" office:string-value="Wed" calcext:value-type="string">
            <text:p>Wed</text:p>
          </table:table-cell>
        </table:table-row>
        <table:table-row table:style-name="ro2">
          <table:table-cell table:style-name="ce34" office:value-type="string" calcext:value-type="string">
            <text:p>Aug</text:p>
          </table:table-cell>
          <table:table-cell table:style-name="ce45" table:formula="of:=TEXT(DATE([.$A$1];8;[.B$1]);&quot;NN&quot;)" office:value-type="string" office:string-value="Thu" calcext:value-type="string">
            <text:p>Thu</text:p>
          </table:table-cell>
          <table:table-cell table:style-name="ce45" table:formula="of:=TEXT(DATE([.$A$1];8;[.C$1]);&quot;NN&quot;)" office:value-type="string" office:string-value="Fri" calcext:value-type="string">
            <text:p>Fri</text:p>
          </table:table-cell>
          <table:table-cell table:style-name="ce45" table:formula="of:=TEXT(DATE([.$A$1];8;[.D$1]);&quot;NN&quot;)" office:value-type="string" office:string-value="Sat" calcext:value-type="string">
            <text:p>Sat</text:p>
          </table:table-cell>
          <table:table-cell table:style-name="ce45" table:formula="of:=TEXT(DATE([.$A$1];8;[.E$1]);&quot;NN&quot;)" office:value-type="string" office:string-value="Sun" calcext:value-type="string">
            <text:p>Sun</text:p>
          </table:table-cell>
          <table:table-cell table:style-name="ce45" table:formula="of:=TEXT(DATE([.$A$1];8;[.F$1]);&quot;NN&quot;)" office:value-type="string" office:string-value="Mon" calcext:value-type="string">
            <text:p>Mon</text:p>
          </table:table-cell>
          <table:table-cell table:style-name="ce45" table:formula="of:=TEXT(DATE([.$A$1];8;[.G$1]);&quot;NN&quot;)" office:value-type="string" office:string-value="Tue" calcext:value-type="string">
            <text:p>Tue</text:p>
          </table:table-cell>
          <table:table-cell table:style-name="ce45" table:formula="of:=TEXT(DATE([.$A$1];8;[.H$1]);&quot;NN&quot;)" office:value-type="string" office:string-value="Wed" calcext:value-type="string">
            <text:p>Wed</text:p>
          </table:table-cell>
          <table:table-cell table:style-name="ce45" table:formula="of:=TEXT(DATE([.$A$1];8;[.I$1]);&quot;NN&quot;)" office:value-type="string" office:string-value="Thu" calcext:value-type="string">
            <text:p>Thu</text:p>
          </table:table-cell>
          <table:table-cell table:style-name="ce45" table:formula="of:=TEXT(DATE([.$A$1];8;[.J$1]);&quot;NN&quot;)" office:value-type="string" office:string-value="Fri" calcext:value-type="string">
            <text:p>Fri</text:p>
          </table:table-cell>
          <table:table-cell table:style-name="ce45" table:formula="of:=TEXT(DATE([.$A$1];8;[.K$1]);&quot;NN&quot;)" office:value-type="string" office:string-value="Sat" calcext:value-type="string">
            <text:p>Sat</text:p>
          </table:table-cell>
          <table:table-cell table:style-name="ce45" table:formula="of:=TEXT(DATE([.$A$1];8;[.L$1]);&quot;NN&quot;)" office:value-type="string" office:string-value="Sun" calcext:value-type="string">
            <text:p>Sun</text:p>
          </table:table-cell>
          <table:table-cell table:style-name="ce45" table:formula="of:=TEXT(DATE([.$A$1];8;[.M$1]);&quot;NN&quot;)" office:value-type="string" office:string-value="Mon" calcext:value-type="string">
            <text:p>Mon</text:p>
          </table:table-cell>
          <table:table-cell table:style-name="ce45" table:formula="of:=TEXT(DATE([.$A$1];8;[.N$1]);&quot;NN&quot;)" office:value-type="string" office:string-value="Tue" calcext:value-type="string">
            <text:p>Tue</text:p>
          </table:table-cell>
          <table:table-cell table:style-name="ce45" table:formula="of:=TEXT(DATE([.$A$1];8;[.O$1]);&quot;NN&quot;)" office:value-type="string" office:string-value="Wed" calcext:value-type="string">
            <text:p>Wed</text:p>
          </table:table-cell>
          <table:table-cell table:style-name="ce45" table:formula="of:=TEXT(DATE([.$A$1];8;[.P$1]);&quot;NN&quot;)" office:value-type="string" office:string-value="Thu" calcext:value-type="string">
            <text:p>Thu</text:p>
          </table:table-cell>
          <table:table-cell table:style-name="ce45" table:formula="of:=TEXT(DATE([.$A$1];8;[.Q$1]);&quot;NN&quot;)" office:value-type="string" office:string-value="Fri" calcext:value-type="string">
            <text:p>Fri</text:p>
          </table:table-cell>
          <table:table-cell table:style-name="ce45" table:formula="of:=TEXT(DATE([.$A$1];8;[.R$1]);&quot;NN&quot;)" office:value-type="string" office:string-value="Sat" calcext:value-type="string">
            <text:p>Sat</text:p>
          </table:table-cell>
          <table:table-cell table:style-name="ce45" table:formula="of:=TEXT(DATE([.$A$1];8;[.S$1]);&quot;NN&quot;)" office:value-type="string" office:string-value="Sun" calcext:value-type="string">
            <text:p>Sun</text:p>
          </table:table-cell>
          <table:table-cell table:style-name="ce45" table:formula="of:=TEXT(DATE([.$A$1];8;[.T$1]);&quot;NN&quot;)" office:value-type="string" office:string-value="Mon" calcext:value-type="string">
            <text:p>Mon</text:p>
          </table:table-cell>
          <table:table-cell table:style-name="ce45" table:formula="of:=TEXT(DATE([.$A$1];8;[.U$1]);&quot;NN&quot;)" office:value-type="string" office:string-value="Tue" calcext:value-type="string">
            <text:p>Tue</text:p>
          </table:table-cell>
          <table:table-cell table:style-name="ce45" table:formula="of:=TEXT(DATE([.$A$1];8;[.V$1]);&quot;NN&quot;)" office:value-type="string" office:string-value="Wed" calcext:value-type="string">
            <text:p>Wed</text:p>
          </table:table-cell>
          <table:table-cell table:style-name="ce45" table:formula="of:=TEXT(DATE([.$A$1];8;[.W$1]);&quot;NN&quot;)" office:value-type="string" office:string-value="Thu" calcext:value-type="string">
            <text:p>Thu</text:p>
          </table:table-cell>
          <table:table-cell table:style-name="ce45" table:formula="of:=TEXT(DATE([.$A$1];8;[.X$1]);&quot;NN&quot;)" office:value-type="string" office:string-value="Fri" calcext:value-type="string">
            <text:p>Fri</text:p>
          </table:table-cell>
          <table:table-cell table:style-name="ce45" table:formula="of:=TEXT(DATE([.$A$1];8;[.Y$1]);&quot;NN&quot;)" office:value-type="string" office:string-value="Sat" calcext:value-type="string">
            <text:p>Sat</text:p>
          </table:table-cell>
          <table:table-cell table:style-name="ce45" table:formula="of:=TEXT(DATE([.$A$1];8;[.Z$1]);&quot;NN&quot;)" office:value-type="string" office:string-value="Sun" calcext:value-type="string">
            <text:p>Sun</text:p>
          </table:table-cell>
          <table:table-cell table:style-name="ce45" table:formula="of:=TEXT(DATE([.$A$1];8;[.AA$1]);&quot;NN&quot;)" office:value-type="string" office:string-value="Mon" calcext:value-type="string">
            <text:p>Mon</text:p>
          </table:table-cell>
          <table:table-cell table:style-name="ce45" table:formula="of:=TEXT(DATE([.$A$1];8;[.AB$1]);&quot;NN&quot;)" office:value-type="string" office:string-value="Tue" calcext:value-type="string">
            <text:p>Tue</text:p>
          </table:table-cell>
          <table:table-cell table:style-name="ce45" table:formula="of:=TEXT(DATE([.$A$1];8;[.AC$1]);&quot;NN&quot;)" office:value-type="string" office:string-value="Wed" calcext:value-type="string">
            <text:p>Wed</text:p>
          </table:table-cell>
          <table:table-cell table:style-name="ce45" table:formula="of:=TEXT(DATE([.$A$1];8;[.AD$1]);&quot;NN&quot;)" office:value-type="string" office:string-value="Thu" calcext:value-type="string">
            <text:p>Thu</text:p>
          </table:table-cell>
          <table:table-cell table:style-name="ce45" table:formula="of:=TEXT(DATE([.$A$1];8;[.AE$1]);&quot;NN&quot;)" office:value-type="string" office:string-value="Fri" calcext:value-type="string">
            <text:p>Fri</text:p>
          </table:table-cell>
          <table:table-cell table:style-name="ce47" table:formula="of:=TEXT(DATE([.$A$1];8;[.AF$1]);&quot;NN&quot;)" office:value-type="string" office:string-value="Sat" calcext:value-type="string">
            <text:p>Sat</text:p>
          </table:table-cell>
        </table:table-row>
        <table:table-row table:style-name="ro2">
          <table:table-cell table:style-name="ce34" office:value-type="string" calcext:value-type="string">
            <text:p>Sep</text:p>
          </table:table-cell>
          <table:table-cell table:style-name="ce45" table:formula="of:=TEXT(DATE([.$A$1];9;[.B$1]);&quot;NN&quot;)" office:value-type="string" office:string-value="Sun" calcext:value-type="string">
            <text:p>Sun</text:p>
          </table:table-cell>
          <table:table-cell table:style-name="ce45" table:formula="of:=TEXT(DATE([.$A$1];9;[.C$1]);&quot;NN&quot;)" office:value-type="string" office:string-value="Mon" calcext:value-type="string">
            <text:p>Mon</text:p>
          </table:table-cell>
          <table:table-cell table:style-name="ce45" table:formula="of:=TEXT(DATE([.$A$1];9;[.D$1]);&quot;NN&quot;)" office:value-type="string" office:string-value="Tue" calcext:value-type="string">
            <text:p>Tue</text:p>
          </table:table-cell>
          <table:table-cell table:style-name="ce45" table:formula="of:=TEXT(DATE([.$A$1];9;[.E$1]);&quot;NN&quot;)" office:value-type="string" office:string-value="Wed" calcext:value-type="string">
            <text:p>Wed</text:p>
          </table:table-cell>
          <table:table-cell table:style-name="ce45" table:formula="of:=TEXT(DATE([.$A$1];9;[.F$1]);&quot;NN&quot;)" office:value-type="string" office:string-value="Thu" calcext:value-type="string">
            <text:p>Thu</text:p>
          </table:table-cell>
          <table:table-cell table:style-name="ce45" table:formula="of:=TEXT(DATE([.$A$1];9;[.G$1]);&quot;NN&quot;)" office:value-type="string" office:string-value="Fri" calcext:value-type="string">
            <text:p>Fri</text:p>
          </table:table-cell>
          <table:table-cell table:style-name="ce45" table:formula="of:=TEXT(DATE([.$A$1];9;[.H$1]);&quot;NN&quot;)" office:value-type="string" office:string-value="Sat" calcext:value-type="string">
            <text:p>Sat</text:p>
          </table:table-cell>
          <table:table-cell table:style-name="ce45" table:formula="of:=TEXT(DATE([.$A$1];9;[.I$1]);&quot;NN&quot;)" office:value-type="string" office:string-value="Sun" calcext:value-type="string">
            <text:p>Sun</text:p>
          </table:table-cell>
          <table:table-cell table:style-name="ce45" table:formula="of:=TEXT(DATE([.$A$1];9;[.J$1]);&quot;NN&quot;)" office:value-type="string" office:string-value="Mon" calcext:value-type="string">
            <text:p>Mon</text:p>
          </table:table-cell>
          <table:table-cell table:style-name="ce45" table:formula="of:=TEXT(DATE([.$A$1];9;[.K$1]);&quot;NN&quot;)" office:value-type="string" office:string-value="Tue" calcext:value-type="string">
            <text:p>Tue</text:p>
          </table:table-cell>
          <table:table-cell table:style-name="ce45" table:formula="of:=TEXT(DATE([.$A$1];9;[.L$1]);&quot;NN&quot;)" office:value-type="string" office:string-value="Wed" calcext:value-type="string">
            <text:p>Wed</text:p>
          </table:table-cell>
          <table:table-cell table:style-name="ce45" table:formula="of:=TEXT(DATE([.$A$1];9;[.M$1]);&quot;NN&quot;)" office:value-type="string" office:string-value="Thu" calcext:value-type="string">
            <text:p>Thu</text:p>
          </table:table-cell>
          <table:table-cell table:style-name="ce45" table:formula="of:=TEXT(DATE([.$A$1];9;[.N$1]);&quot;NN&quot;)" office:value-type="string" office:string-value="Fri" calcext:value-type="string">
            <text:p>Fri</text:p>
          </table:table-cell>
          <table:table-cell table:style-name="ce45" table:formula="of:=TEXT(DATE([.$A$1];9;[.O$1]);&quot;NN&quot;)" office:value-type="string" office:string-value="Sat" calcext:value-type="string">
            <text:p>Sat</text:p>
          </table:table-cell>
          <table:table-cell table:style-name="ce45" table:formula="of:=TEXT(DATE([.$A$1];9;[.P$1]);&quot;NN&quot;)" office:value-type="string" office:string-value="Sun" calcext:value-type="string">
            <text:p>Sun</text:p>
          </table:table-cell>
          <table:table-cell table:style-name="ce45" table:formula="of:=TEXT(DATE([.$A$1];9;[.Q$1]);&quot;NN&quot;)" office:value-type="string" office:string-value="Mon" calcext:value-type="string">
            <text:p>Mon</text:p>
          </table:table-cell>
          <table:table-cell table:style-name="ce45" table:formula="of:=TEXT(DATE([.$A$1];9;[.R$1]);&quot;NN&quot;)" office:value-type="string" office:string-value="Tue" calcext:value-type="string">
            <text:p>Tue</text:p>
          </table:table-cell>
          <table:table-cell table:style-name="ce45" table:formula="of:=TEXT(DATE([.$A$1];9;[.S$1]);&quot;NN&quot;)" office:value-type="string" office:string-value="Wed" calcext:value-type="string">
            <text:p>Wed</text:p>
          </table:table-cell>
          <table:table-cell table:style-name="ce45" table:formula="of:=TEXT(DATE([.$A$1];9;[.T$1]);&quot;NN&quot;)" office:value-type="string" office:string-value="Thu" calcext:value-type="string">
            <text:p>Thu</text:p>
          </table:table-cell>
          <table:table-cell table:style-name="ce45" table:formula="of:=TEXT(DATE([.$A$1];9;[.U$1]);&quot;NN&quot;)" office:value-type="string" office:string-value="Fri" calcext:value-type="string">
            <text:p>Fri</text:p>
          </table:table-cell>
          <table:table-cell table:style-name="ce45" table:formula="of:=TEXT(DATE([.$A$1];9;[.V$1]);&quot;NN&quot;)" office:value-type="string" office:string-value="Sat" calcext:value-type="string">
            <text:p>Sat</text:p>
          </table:table-cell>
          <table:table-cell table:style-name="ce45" table:formula="of:=TEXT(DATE([.$A$1];9;[.W$1]);&quot;NN&quot;)" office:value-type="string" office:string-value="Sun" calcext:value-type="string">
            <text:p>Sun</text:p>
          </table:table-cell>
          <table:table-cell table:style-name="ce45" table:formula="of:=TEXT(DATE([.$A$1];9;[.X$1]);&quot;NN&quot;)" office:value-type="string" office:string-value="Mon" calcext:value-type="string">
            <text:p>Mon</text:p>
          </table:table-cell>
          <table:table-cell table:style-name="ce45" table:formula="of:=TEXT(DATE([.$A$1];9;[.Y$1]);&quot;NN&quot;)" office:value-type="string" office:string-value="Tue" calcext:value-type="string">
            <text:p>Tue</text:p>
          </table:table-cell>
          <table:table-cell table:style-name="ce45" table:formula="of:=TEXT(DATE([.$A$1];9;[.Z$1]);&quot;NN&quot;)" office:value-type="string" office:string-value="Wed" calcext:value-type="string">
            <text:p>Wed</text:p>
          </table:table-cell>
          <table:table-cell table:style-name="ce45" table:formula="of:=TEXT(DATE([.$A$1];9;[.AA$1]);&quot;NN&quot;)" office:value-type="string" office:string-value="Thu" calcext:value-type="string">
            <text:p>Thu</text:p>
          </table:table-cell>
          <table:table-cell table:style-name="ce45" table:formula="of:=TEXT(DATE([.$A$1];9;[.AB$1]);&quot;NN&quot;)" office:value-type="string" office:string-value="Fri" calcext:value-type="string">
            <text:p>Fri</text:p>
          </table:table-cell>
          <table:table-cell table:style-name="ce45" table:formula="of:=TEXT(DATE([.$A$1];9;[.AC$1]);&quot;NN&quot;)" office:value-type="string" office:string-value="Sat" calcext:value-type="string">
            <text:p>Sat</text:p>
          </table:table-cell>
          <table:table-cell table:style-name="ce45" table:formula="of:=TEXT(DATE([.$A$1];9;[.AD$1]);&quot;NN&quot;)" office:value-type="string" office:string-value="Sun" calcext:value-type="string">
            <text:p>Sun</text:p>
          </table:table-cell>
          <table:table-cell table:style-name="ce45" table:formula="of:=TEXT(DATE([.$A$1];9;[.AE$1]);&quot;NN&quot;)" office:value-type="string" office:string-value="Mon" calcext:value-type="string">
            <text:p>Mon</text:p>
          </table:table-cell>
          <table:table-cell table:style-name="ce47"/>
        </table:table-row>
        <table:table-row table:style-name="ro2">
          <table:table-cell table:style-name="ce34" office:value-type="string" calcext:value-type="string">
            <text:p>Oct</text:p>
          </table:table-cell>
          <table:table-cell table:style-name="ce45" table:formula="of:=TEXT(DATE([.$A$1];10;[.B$1]);&quot;NN&quot;)" office:value-type="string" office:string-value="Tue" calcext:value-type="string">
            <text:p>Tue</text:p>
          </table:table-cell>
          <table:table-cell table:style-name="ce45" table:formula="of:=TEXT(DATE([.$A$1];10;[.C$1]);&quot;NN&quot;)" office:value-type="string" office:string-value="Wed" calcext:value-type="string">
            <text:p>Wed</text:p>
          </table:table-cell>
          <table:table-cell table:style-name="ce45" table:formula="of:=TEXT(DATE([.$A$1];10;[.D$1]);&quot;NN&quot;)" office:value-type="string" office:string-value="Thu" calcext:value-type="string">
            <text:p>Thu</text:p>
          </table:table-cell>
          <table:table-cell table:style-name="ce45" table:formula="of:=TEXT(DATE([.$A$1];10;[.E$1]);&quot;NN&quot;)" office:value-type="string" office:string-value="Fri" calcext:value-type="string">
            <text:p>Fri</text:p>
          </table:table-cell>
          <table:table-cell table:style-name="ce45" table:formula="of:=TEXT(DATE([.$A$1];10;[.F$1]);&quot;NN&quot;)" office:value-type="string" office:string-value="Sat" calcext:value-type="string">
            <text:p>Sat</text:p>
          </table:table-cell>
          <table:table-cell table:style-name="ce45" table:formula="of:=TEXT(DATE([.$A$1];10;[.G$1]);&quot;NN&quot;)" office:value-type="string" office:string-value="Sun" calcext:value-type="string">
            <text:p>Sun</text:p>
          </table:table-cell>
          <table:table-cell table:style-name="ce45" table:formula="of:=TEXT(DATE([.$A$1];10;[.H$1]);&quot;NN&quot;)" office:value-type="string" office:string-value="Mon" calcext:value-type="string">
            <text:p>Mon</text:p>
          </table:table-cell>
          <table:table-cell table:style-name="ce45" table:formula="of:=TEXT(DATE([.$A$1];10;[.I$1]);&quot;NN&quot;)" office:value-type="string" office:string-value="Tue" calcext:value-type="string">
            <text:p>Tue</text:p>
          </table:table-cell>
          <table:table-cell table:style-name="ce45" table:formula="of:=TEXT(DATE([.$A$1];10;[.J$1]);&quot;NN&quot;)" office:value-type="string" office:string-value="Wed" calcext:value-type="string">
            <text:p>Wed</text:p>
          </table:table-cell>
          <table:table-cell table:style-name="ce45" table:formula="of:=TEXT(DATE([.$A$1];10;[.K$1]);&quot;NN&quot;)" office:value-type="string" office:string-value="Thu" calcext:value-type="string">
            <text:p>Thu</text:p>
          </table:table-cell>
          <table:table-cell table:style-name="ce45" table:formula="of:=TEXT(DATE([.$A$1];10;[.L$1]);&quot;NN&quot;)" office:value-type="string" office:string-value="Fri" calcext:value-type="string">
            <text:p>Fri</text:p>
          </table:table-cell>
          <table:table-cell table:style-name="ce45" table:formula="of:=TEXT(DATE([.$A$1];10;[.M$1]);&quot;NN&quot;)" office:value-type="string" office:string-value="Sat" calcext:value-type="string">
            <text:p>Sat</text:p>
          </table:table-cell>
          <table:table-cell table:style-name="ce45" table:formula="of:=TEXT(DATE([.$A$1];10;[.N$1]);&quot;NN&quot;)" office:value-type="string" office:string-value="Sun" calcext:value-type="string">
            <text:p>Sun</text:p>
          </table:table-cell>
          <table:table-cell table:style-name="ce45" table:formula="of:=TEXT(DATE([.$A$1];10;[.O$1]);&quot;NN&quot;)" office:value-type="string" office:string-value="Mon" calcext:value-type="string">
            <text:p>Mon</text:p>
          </table:table-cell>
          <table:table-cell table:style-name="ce45" table:formula="of:=TEXT(DATE([.$A$1];10;[.P$1]);&quot;NN&quot;)" office:value-type="string" office:string-value="Tue" calcext:value-type="string">
            <text:p>Tue</text:p>
          </table:table-cell>
          <table:table-cell table:style-name="ce45" table:formula="of:=TEXT(DATE([.$A$1];10;[.Q$1]);&quot;NN&quot;)" office:value-type="string" office:string-value="Wed" calcext:value-type="string">
            <text:p>Wed</text:p>
          </table:table-cell>
          <table:table-cell table:style-name="ce45" table:formula="of:=TEXT(DATE([.$A$1];10;[.R$1]);&quot;NN&quot;)" office:value-type="string" office:string-value="Thu" calcext:value-type="string">
            <text:p>Thu</text:p>
          </table:table-cell>
          <table:table-cell table:style-name="ce45" table:formula="of:=TEXT(DATE([.$A$1];10;[.S$1]);&quot;NN&quot;)" office:value-type="string" office:string-value="Fri" calcext:value-type="string">
            <text:p>Fri</text:p>
          </table:table-cell>
          <table:table-cell table:style-name="ce45" table:formula="of:=TEXT(DATE([.$A$1];10;[.T$1]);&quot;NN&quot;)" office:value-type="string" office:string-value="Sat" calcext:value-type="string">
            <text:p>Sat</text:p>
          </table:table-cell>
          <table:table-cell table:style-name="ce45" table:formula="of:=TEXT(DATE([.$A$1];10;[.U$1]);&quot;NN&quot;)" office:value-type="string" office:string-value="Sun" calcext:value-type="string">
            <text:p>Sun</text:p>
          </table:table-cell>
          <table:table-cell table:style-name="ce45" table:formula="of:=TEXT(DATE([.$A$1];10;[.V$1]);&quot;NN&quot;)" office:value-type="string" office:string-value="Mon" calcext:value-type="string">
            <text:p>Mon</text:p>
          </table:table-cell>
          <table:table-cell table:style-name="ce45" table:formula="of:=TEXT(DATE([.$A$1];10;[.W$1]);&quot;NN&quot;)" office:value-type="string" office:string-value="Tue" calcext:value-type="string">
            <text:p>Tue</text:p>
          </table:table-cell>
          <table:table-cell table:style-name="ce45" table:formula="of:=TEXT(DATE([.$A$1];10;[.X$1]);&quot;NN&quot;)" office:value-type="string" office:string-value="Wed" calcext:value-type="string">
            <text:p>Wed</text:p>
          </table:table-cell>
          <table:table-cell table:style-name="ce45" table:formula="of:=TEXT(DATE([.$A$1];10;[.Y$1]);&quot;NN&quot;)" office:value-type="string" office:string-value="Thu" calcext:value-type="string">
            <text:p>Thu</text:p>
          </table:table-cell>
          <table:table-cell table:style-name="ce45" table:formula="of:=TEXT(DATE([.$A$1];10;[.Z$1]);&quot;NN&quot;)" office:value-type="string" office:string-value="Fri" calcext:value-type="string">
            <text:p>Fri</text:p>
          </table:table-cell>
          <table:table-cell table:style-name="ce45" table:formula="of:=TEXT(DATE([.$A$1];10;[.AA$1]);&quot;NN&quot;)" office:value-type="string" office:string-value="Sat" calcext:value-type="string">
            <text:p>Sat</text:p>
          </table:table-cell>
          <table:table-cell table:style-name="ce45" table:formula="of:=TEXT(DATE([.$A$1];10;[.AB$1]);&quot;NN&quot;)" office:value-type="string" office:string-value="Sun" calcext:value-type="string">
            <text:p>Sun</text:p>
          </table:table-cell>
          <table:table-cell table:style-name="ce45" table:formula="of:=TEXT(DATE([.$A$1];10;[.AC$1]);&quot;NN&quot;)" office:value-type="string" office:string-value="Mon" calcext:value-type="string">
            <text:p>Mon</text:p>
          </table:table-cell>
          <table:table-cell table:style-name="ce45" table:formula="of:=TEXT(DATE([.$A$1];10;[.AD$1]);&quot;NN&quot;)" office:value-type="string" office:string-value="Tue" calcext:value-type="string">
            <text:p>Tue</text:p>
          </table:table-cell>
          <table:table-cell table:style-name="ce45" table:formula="of:=TEXT(DATE([.$A$1];10;[.AE$1]);&quot;NN&quot;)" office:value-type="string" office:string-value="Wed" calcext:value-type="string">
            <text:p>Wed</text:p>
          </table:table-cell>
          <table:table-cell table:style-name="ce47" table:formula="of:=TEXT(DATE([.$A$1];10;[.AF$1]);&quot;NN&quot;)" office:value-type="string" office:string-value="Thu" calcext:value-type="string">
            <text:p>Thu</text:p>
          </table:table-cell>
        </table:table-row>
        <table:table-row table:style-name="ro2">
          <table:table-cell table:style-name="ce34" office:value-type="string" calcext:value-type="string">
            <text:p>Nov</text:p>
          </table:table-cell>
          <table:table-cell table:style-name="ce45" table:formula="of:=TEXT(DATE([.$A$1];11;[.B$1]);&quot;NN&quot;)" office:value-type="string" office:string-value="Fri" calcext:value-type="string">
            <text:p>Fri</text:p>
          </table:table-cell>
          <table:table-cell table:style-name="ce45" table:formula="of:=TEXT(DATE([.$A$1];11;[.C$1]);&quot;NN&quot;)" office:value-type="string" office:string-value="Sat" calcext:value-type="string">
            <text:p>Sat</text:p>
          </table:table-cell>
          <table:table-cell table:style-name="ce45" table:formula="of:=TEXT(DATE([.$A$1];11;[.D$1]);&quot;NN&quot;)" office:value-type="string" office:string-value="Sun" calcext:value-type="string">
            <text:p>Sun</text:p>
          </table:table-cell>
          <table:table-cell table:style-name="ce45" table:formula="of:=TEXT(DATE([.$A$1];11;[.E$1]);&quot;NN&quot;)" office:value-type="string" office:string-value="Mon" calcext:value-type="string">
            <text:p>Mon</text:p>
          </table:table-cell>
          <table:table-cell table:style-name="ce45" table:formula="of:=TEXT(DATE([.$A$1];11;[.F$1]);&quot;NN&quot;)" office:value-type="string" office:string-value="Tue" calcext:value-type="string">
            <text:p>Tue</text:p>
          </table:table-cell>
          <table:table-cell table:style-name="ce45" table:formula="of:=TEXT(DATE([.$A$1];11;[.G$1]);&quot;NN&quot;)" office:value-type="string" office:string-value="Wed" calcext:value-type="string">
            <text:p>Wed</text:p>
          </table:table-cell>
          <table:table-cell table:style-name="ce45" table:formula="of:=TEXT(DATE([.$A$1];11;[.H$1]);&quot;NN&quot;)" office:value-type="string" office:string-value="Thu" calcext:value-type="string">
            <text:p>Thu</text:p>
          </table:table-cell>
          <table:table-cell table:style-name="ce45" table:formula="of:=TEXT(DATE([.$A$1];11;[.I$1]);&quot;NN&quot;)" office:value-type="string" office:string-value="Fri" calcext:value-type="string">
            <text:p>Fri</text:p>
          </table:table-cell>
          <table:table-cell table:style-name="ce45" table:formula="of:=TEXT(DATE([.$A$1];11;[.J$1]);&quot;NN&quot;)" office:value-type="string" office:string-value="Sat" calcext:value-type="string">
            <text:p>Sat</text:p>
          </table:table-cell>
          <table:table-cell table:style-name="ce45" table:formula="of:=TEXT(DATE([.$A$1];11;[.K$1]);&quot;NN&quot;)" office:value-type="string" office:string-value="Sun" calcext:value-type="string">
            <text:p>Sun</text:p>
          </table:table-cell>
          <table:table-cell table:style-name="ce45" table:formula="of:=TEXT(DATE([.$A$1];11;[.L$1]);&quot;NN&quot;)" office:value-type="string" office:string-value="Mon" calcext:value-type="string">
            <text:p>Mon</text:p>
          </table:table-cell>
          <table:table-cell table:style-name="ce45" table:formula="of:=TEXT(DATE([.$A$1];11;[.M$1]);&quot;NN&quot;)" office:value-type="string" office:string-value="Tue" calcext:value-type="string">
            <text:p>Tue</text:p>
          </table:table-cell>
          <table:table-cell table:style-name="ce45" table:formula="of:=TEXT(DATE([.$A$1];11;[.N$1]);&quot;NN&quot;)" office:value-type="string" office:string-value="Wed" calcext:value-type="string">
            <text:p>Wed</text:p>
          </table:table-cell>
          <table:table-cell table:style-name="ce45" table:formula="of:=TEXT(DATE([.$A$1];11;[.O$1]);&quot;NN&quot;)" office:value-type="string" office:string-value="Thu" calcext:value-type="string">
            <text:p>Thu</text:p>
          </table:table-cell>
          <table:table-cell table:style-name="ce45" table:formula="of:=TEXT(DATE([.$A$1];11;[.P$1]);&quot;NN&quot;)" office:value-type="string" office:string-value="Fri" calcext:value-type="string">
            <text:p>Fri</text:p>
          </table:table-cell>
          <table:table-cell table:style-name="ce45" table:formula="of:=TEXT(DATE([.$A$1];11;[.Q$1]);&quot;NN&quot;)" office:value-type="string" office:string-value="Sat" calcext:value-type="string">
            <text:p>Sat</text:p>
          </table:table-cell>
          <table:table-cell table:style-name="ce45" table:formula="of:=TEXT(DATE([.$A$1];11;[.R$1]);&quot;NN&quot;)" office:value-type="string" office:string-value="Sun" calcext:value-type="string">
            <text:p>Sun</text:p>
          </table:table-cell>
          <table:table-cell table:style-name="ce45" table:formula="of:=TEXT(DATE([.$A$1];11;[.S$1]);&quot;NN&quot;)" office:value-type="string" office:string-value="Mon" calcext:value-type="string">
            <text:p>Mon</text:p>
          </table:table-cell>
          <table:table-cell table:style-name="ce45" table:formula="of:=TEXT(DATE([.$A$1];11;[.T$1]);&quot;NN&quot;)" office:value-type="string" office:string-value="Tue" calcext:value-type="string">
            <text:p>Tue</text:p>
          </table:table-cell>
          <table:table-cell table:style-name="ce45" table:formula="of:=TEXT(DATE([.$A$1];11;[.U$1]);&quot;NN&quot;)" office:value-type="string" office:string-value="Wed" calcext:value-type="string">
            <text:p>Wed</text:p>
          </table:table-cell>
          <table:table-cell table:style-name="ce45" table:formula="of:=TEXT(DATE([.$A$1];11;[.V$1]);&quot;NN&quot;)" office:value-type="string" office:string-value="Thu" calcext:value-type="string">
            <text:p>Thu</text:p>
          </table:table-cell>
          <table:table-cell table:style-name="ce45" table:formula="of:=TEXT(DATE([.$A$1];11;[.W$1]);&quot;NN&quot;)" office:value-type="string" office:string-value="Fri" calcext:value-type="string">
            <text:p>Fri</text:p>
          </table:table-cell>
          <table:table-cell table:style-name="ce45" table:formula="of:=TEXT(DATE([.$A$1];11;[.X$1]);&quot;NN&quot;)" office:value-type="string" office:string-value="Sat" calcext:value-type="string">
            <text:p>Sat</text:p>
          </table:table-cell>
          <table:table-cell table:style-name="ce45" table:formula="of:=TEXT(DATE([.$A$1];11;[.Y$1]);&quot;NN&quot;)" office:value-type="string" office:string-value="Sun" calcext:value-type="string">
            <text:p>Sun</text:p>
          </table:table-cell>
          <table:table-cell table:style-name="ce45" table:formula="of:=TEXT(DATE([.$A$1];11;[.Z$1]);&quot;NN&quot;)" office:value-type="string" office:string-value="Mon" calcext:value-type="string">
            <text:p>Mon</text:p>
          </table:table-cell>
          <table:table-cell table:style-name="ce45" table:formula="of:=TEXT(DATE([.$A$1];11;[.AA$1]);&quot;NN&quot;)" office:value-type="string" office:string-value="Tue" calcext:value-type="string">
            <text:p>Tue</text:p>
          </table:table-cell>
          <table:table-cell table:style-name="ce45" table:formula="of:=TEXT(DATE([.$A$1];11;[.AB$1]);&quot;NN&quot;)" office:value-type="string" office:string-value="Wed" calcext:value-type="string">
            <text:p>Wed</text:p>
          </table:table-cell>
          <table:table-cell table:style-name="ce45" table:formula="of:=TEXT(DATE([.$A$1];11;[.AC$1]);&quot;NN&quot;)" office:value-type="string" office:string-value="Thu" calcext:value-type="string">
            <text:p>Thu</text:p>
          </table:table-cell>
          <table:table-cell table:style-name="ce45" table:formula="of:=TEXT(DATE([.$A$1];11;[.AD$1]);&quot;NN&quot;)" office:value-type="string" office:string-value="Fri" calcext:value-type="string">
            <text:p>Fri</text:p>
          </table:table-cell>
          <table:table-cell table:style-name="ce45" table:formula="of:=TEXT(DATE([.$A$1];11;[.AE$1]);&quot;NN&quot;)" office:value-type="string" office:string-value="Sat" calcext:value-type="string">
            <text:p>Sat</text:p>
          </table:table-cell>
          <table:table-cell table:style-name="ce47"/>
        </table:table-row>
        <table:table-row table:style-name="ro2">
          <table:table-cell table:style-name="ce36" office:value-type="string" calcext:value-type="string">
            <text:p>Dec</text:p>
          </table:table-cell>
          <table:table-cell table:style-name="ce46" table:formula="of:=TEXT(DATE([.$A$1];12;[.B$1]);&quot;NN&quot;)" office:value-type="string" office:string-value="Sun" calcext:value-type="string">
            <text:p>Sun</text:p>
          </table:table-cell>
          <table:table-cell table:style-name="ce46" table:formula="of:=TEXT(DATE([.$A$1];12;[.C$1]);&quot;NN&quot;)" office:value-type="string" office:string-value="Mon" calcext:value-type="string">
            <text:p>Mon</text:p>
          </table:table-cell>
          <table:table-cell table:style-name="ce46" table:formula="of:=TEXT(DATE([.$A$1];12;[.D$1]);&quot;NN&quot;)" office:value-type="string" office:string-value="Tue" calcext:value-type="string">
            <text:p>Tue</text:p>
          </table:table-cell>
          <table:table-cell table:style-name="ce46" table:formula="of:=TEXT(DATE([.$A$1];12;[.E$1]);&quot;NN&quot;)" office:value-type="string" office:string-value="Wed" calcext:value-type="string">
            <text:p>Wed</text:p>
          </table:table-cell>
          <table:table-cell table:style-name="ce46" table:formula="of:=TEXT(DATE([.$A$1];12;[.F$1]);&quot;NN&quot;)" office:value-type="string" office:string-value="Thu" calcext:value-type="string">
            <text:p>Thu</text:p>
          </table:table-cell>
          <table:table-cell table:style-name="ce46" table:formula="of:=TEXT(DATE([.$A$1];12;[.G$1]);&quot;NN&quot;)" office:value-type="string" office:string-value="Fri" calcext:value-type="string">
            <text:p>Fri</text:p>
          </table:table-cell>
          <table:table-cell table:style-name="ce46" table:formula="of:=TEXT(DATE([.$A$1];12;[.H$1]);&quot;NN&quot;)" office:value-type="string" office:string-value="Sat" calcext:value-type="string">
            <text:p>Sat</text:p>
          </table:table-cell>
          <table:table-cell table:style-name="ce46" table:formula="of:=TEXT(DATE([.$A$1];12;[.I$1]);&quot;NN&quot;)" office:value-type="string" office:string-value="Sun" calcext:value-type="string">
            <text:p>Sun</text:p>
          </table:table-cell>
          <table:table-cell table:style-name="ce46" table:formula="of:=TEXT(DATE([.$A$1];12;[.J$1]);&quot;NN&quot;)" office:value-type="string" office:string-value="Mon" calcext:value-type="string">
            <text:p>Mon</text:p>
          </table:table-cell>
          <table:table-cell table:style-name="ce46" table:formula="of:=TEXT(DATE([.$A$1];12;[.K$1]);&quot;NN&quot;)" office:value-type="string" office:string-value="Tue" calcext:value-type="string">
            <text:p>Tue</text:p>
          </table:table-cell>
          <table:table-cell table:style-name="ce46" table:formula="of:=TEXT(DATE([.$A$1];12;[.L$1]);&quot;NN&quot;)" office:value-type="string" office:string-value="Wed" calcext:value-type="string">
            <text:p>Wed</text:p>
          </table:table-cell>
          <table:table-cell table:style-name="ce46" table:formula="of:=TEXT(DATE([.$A$1];12;[.M$1]);&quot;NN&quot;)" office:value-type="string" office:string-value="Thu" calcext:value-type="string">
            <text:p>Thu</text:p>
          </table:table-cell>
          <table:table-cell table:style-name="ce46" table:formula="of:=TEXT(DATE([.$A$1];12;[.N$1]);&quot;NN&quot;)" office:value-type="string" office:string-value="Fri" calcext:value-type="string">
            <text:p>Fri</text:p>
          </table:table-cell>
          <table:table-cell table:style-name="ce46" table:formula="of:=TEXT(DATE([.$A$1];12;[.O$1]);&quot;NN&quot;)" office:value-type="string" office:string-value="Sat" calcext:value-type="string">
            <text:p>Sat</text:p>
          </table:table-cell>
          <table:table-cell table:style-name="ce46" table:formula="of:=TEXT(DATE([.$A$1];12;[.P$1]);&quot;NN&quot;)" office:value-type="string" office:string-value="Sun" calcext:value-type="string">
            <text:p>Sun</text:p>
          </table:table-cell>
          <table:table-cell table:style-name="ce46" table:formula="of:=TEXT(DATE([.$A$1];12;[.Q$1]);&quot;NN&quot;)" office:value-type="string" office:string-value="Mon" calcext:value-type="string">
            <text:p>Mon</text:p>
          </table:table-cell>
          <table:table-cell table:style-name="ce46" table:formula="of:=TEXT(DATE([.$A$1];12;[.R$1]);&quot;NN&quot;)" office:value-type="string" office:string-value="Tue" calcext:value-type="string">
            <text:p>Tue</text:p>
          </table:table-cell>
          <table:table-cell table:style-name="ce46" table:formula="of:=TEXT(DATE([.$A$1];12;[.S$1]);&quot;NN&quot;)" office:value-type="string" office:string-value="Wed" calcext:value-type="string">
            <text:p>Wed</text:p>
          </table:table-cell>
          <table:table-cell table:style-name="ce46" table:formula="of:=TEXT(DATE([.$A$1];12;[.T$1]);&quot;NN&quot;)" office:value-type="string" office:string-value="Thu" calcext:value-type="string">
            <text:p>Thu</text:p>
          </table:table-cell>
          <table:table-cell table:style-name="ce46" table:formula="of:=TEXT(DATE([.$A$1];12;[.U$1]);&quot;NN&quot;)" office:value-type="string" office:string-value="Fri" calcext:value-type="string">
            <text:p>Fri</text:p>
          </table:table-cell>
          <table:table-cell table:style-name="ce46" table:formula="of:=TEXT(DATE([.$A$1];12;[.V$1]);&quot;NN&quot;)" office:value-type="string" office:string-value="Sat" calcext:value-type="string">
            <text:p>Sat</text:p>
          </table:table-cell>
          <table:table-cell table:style-name="ce46" table:formula="of:=TEXT(DATE([.$A$1];12;[.W$1]);&quot;NN&quot;)" office:value-type="string" office:string-value="Sun" calcext:value-type="string">
            <text:p>Sun</text:p>
          </table:table-cell>
          <table:table-cell table:style-name="ce46" table:formula="of:=TEXT(DATE([.$A$1];12;[.X$1]);&quot;NN&quot;)" office:value-type="string" office:string-value="Mon" calcext:value-type="string">
            <text:p>Mon</text:p>
          </table:table-cell>
          <table:table-cell table:style-name="ce46" table:formula="of:=TEXT(DATE([.$A$1];12;[.Y$1]);&quot;NN&quot;)" office:value-type="string" office:string-value="Tue" calcext:value-type="string">
            <text:p>Tue</text:p>
          </table:table-cell>
          <table:table-cell table:style-name="ce46" table:formula="of:=TEXT(DATE([.$A$1];12;[.Z$1]);&quot;NN&quot;)" office:value-type="string" office:string-value="Wed" calcext:value-type="string">
            <text:p>Wed</text:p>
          </table:table-cell>
          <table:table-cell table:style-name="ce46" table:formula="of:=TEXT(DATE([.$A$1];12;[.AA$1]);&quot;NN&quot;)" office:value-type="string" office:string-value="Thu" calcext:value-type="string">
            <text:p>Thu</text:p>
          </table:table-cell>
          <table:table-cell table:style-name="ce46" table:formula="of:=TEXT(DATE([.$A$1];12;[.AB$1]);&quot;NN&quot;)" office:value-type="string" office:string-value="Fri" calcext:value-type="string">
            <text:p>Fri</text:p>
          </table:table-cell>
          <table:table-cell table:style-name="ce46" table:formula="of:=TEXT(DATE([.$A$1];12;[.AC$1]);&quot;NN&quot;)" office:value-type="string" office:string-value="Sat" calcext:value-type="string">
            <text:p>Sat</text:p>
          </table:table-cell>
          <table:table-cell table:style-name="ce46" table:formula="of:=TEXT(DATE([.$A$1];12;[.AD$1]);&quot;NN&quot;)" office:value-type="string" office:string-value="Sun" calcext:value-type="string">
            <text:p>Sun</text:p>
          </table:table-cell>
          <table:table-cell table:style-name="ce46" table:formula="of:=TEXT(DATE([.$A$1];12;[.AE$1]);&quot;NN&quot;)" office:value-type="string" office:string-value="Mon" calcext:value-type="string">
            <text:p>Mon</text:p>
          </table:table-cell>
          <table:table-cell table:style-name="ce48" table:formula="of:=TEXT(DATE([.$A$1];12;[.AF$1]);&quot;NN&quot;)" office:value-type="string" office:string-value="Tue" calcext:value-type="string">
            <text:p>Tue</text:p>
          </table:table-cell>
        </table:table-row>
        <table:table-row table:style-name="ro3" table:number-rows-repeated="1048562">
          <table:table-cell table:number-columns-repeated="32"/>
        </table:table-row>
        <table:table-row table:style-name="ro3">
          <table:table-cell table:number-columns-repeated="32"/>
        </table:table-row>
        <calcext:conditional-formats>
          <calcext:conditional-format calcext:target-range-address="Days.B2:Days.AF13">
            <calcext:condition calcext:apply-style-name="EmptyDay" calcext:value="=&quot;&quot;" calcext:base-cell-address="Empty.B2"/>
            <calcext:condition calcext:apply-style-name="SaturdayText" calcext:value="=&quot;Sat&quot;" calcext:base-cell-address="Empty.B2"/>
            <calcext:condition calcext:apply-style-name="SundayText" calcext:value="=&quot;Sun&quot;" calcext:base-cell-address="Empty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Nimbus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30P0"/>
    </number:currency-style>
    <number:currency-style style:name="N131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3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31P0"/>
    </number:currency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date-style style:name="N13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es" number:country="ES" loext:transliteration-spellout="title cardinal" number:transliteration-language="es" number:transliteration-country="ES">
      <number:number number:decimal-places="0" number:min-decimal-places="0" number:min-integer-digits="1"/>
    </number:number-style>
    <number:number-style style:name="N10112" number:language="es" number:country="ES" loext:transliteration-spellout="title USD" number:transliteration-language="es" number:transliteration-country="ES">
      <number:number number:decimal-places="0" number:min-decimal-places="0" number:min-integer-digits="1"/>
    </number:number-style>
    <number:number-style style:name="N10113" number:language="es" number:country="ES" loext:transliteration-spellout="title USD" number:transliteration-language="es" number:transliteration-country="ES">
      <number:number number:decimal-places="2" number:min-decimal-places="2" number:min-integer-digits="1"/>
    </number:number-style>
    <number:number-style style:name="N10114" number:language="es" number:country="ES" loext:transliteration-spellout="upper USD" number:transliteration-language="es" number:transliteration-country="ES">
      <number:number number:decimal-places="0" number:min-decimal-places="0" number:min-integer-digits="1"/>
    </number:number-style>
    <number:number-style style:name="N10115" number:language="es" number:country="ES" loext:transliteration-spellout="upper USD" number:transliteration-language="es" number:transliteration-country="ES">
      <number:number number:decimal-places="2" number:min-decimal-places="2" number:min-integer-digits="1"/>
    </number:number-style>
    <number:number-style style:name="N20129" number:language="en" number:country="US" loext:transliteration-spellout="EUR" number:transliteration-language="en" number:transliteration-country="US">
      <number:number number:decimal-places="0" number:min-decimal-places="0" number:min-integer-digits="1"/>
    </number:number-style>
    <number:number-style style:name="N20130" number:language="en" number:country="US" loext:transliteration-spellout="EUR" number:transliteration-language="en" number:transliteration-country="US">
      <number:number number:decimal-places="2" number:min-decimal-places="2" number:min-integer-digits="1"/>
    </number:number-style>
    <number:number-style style:name="N20131" number:language="en" number:country="US" loext:transliteration-spellout="upper EUR" number:transliteration-language="en" number:transliteration-country="US">
      <number:number number:decimal-places="0" number:min-decimal-places="0" number:min-integer-digits="1"/>
    </number:number-style>
    <number:number-style style:name="N20132" number:language="en" number:country="US" loext:transliteration-spellout="upper EUR" number:transliteration-language="en" number:transliteration-country="US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mptyDay" style:family="table-cell" style:parent-style-name="Default">
      <style:table-cell-properties fo:background-color="#dddddd" style:diagonal-bl-tr="none" style:diagonal-tl-br="none" fo:padding-bottom="0.028in" fo:padding-left="0.0138in" fo:padding-right="0.0138in" fo:padding-top="0.028in"/>
    </style:style>
    <style:style style:name="Saturday" style:family="table-cell" style:parent-style-name="Default">
      <style:table-cell-properties fo:background-color="#faeed1" style:diagonal-bl-tr="none" style:diagonal-tl-br="none"/>
      <style:text-properties fo:color="#faeed1"/>
    </style:style>
    <style:style style:name="Sunday" style:family="table-cell" style:parent-style-name="Default">
      <style:table-cell-properties fo:background-color="#ded0b6" style:diagonal-bl-tr="none" style:diagonal-tl-br="none"/>
      <style:text-properties fo:color="#ded0b6"/>
    </style:style>
    <style:style style:name="SaturdayText" style:family="table-cell" style:parent-style-name="Saturday">
      <style:text-properties style:use-window-font-color="true"/>
    </style:style>
    <style:style style:name="SundayText" style:family="table-cell" style:parent-style-name="Sunday">
      <style:text-properties style:use-window-font-color="tru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4">00/00/0000</text:date>, <text:time style:data-style-name="N2" text:time-value="09:29:43.9883898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